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8"/>
    <style:style style:name="ce6" style:family="table-cell" style:parent-style-name="Default" style:data-style-name="N128">
      <style:table-cell-properties fo:background-color="#99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29.76pt" svg:height="509.98pt" svg:x="842.94pt" svg:y="71.52pt">
            <loext:p draw:notify-on-update-of-ranges="Sheet1.C5:Sheet1.C50 Sheet1.F5:Sheet1.F50 Sheet1.I5:Sheet1.I50 Sheet1.L5:Sheet1.L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 table:number-columns-repeated="2"/>
          <table:table-cell office:value-type="string" calcext:value-type="string">
            <text:p>Fold 3</text:p>
          </table:table-cell>
          <table:table-cell table:number-columns-repeated="2"/>
          <table:table-cell office:value-type="string" calcext:value-type="string">
            <text:p>Fold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4433" calcext:value-type="float">
            <text:p>0.44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433" calcext:value-type="float">
            <text:p>0.44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433" calcext:value-type="float">
            <text:p>0.44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433" calcext:value-type="float">
            <text:p>0.44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611" calcext:value-type="float">
            <text:p>0.46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586" calcext:value-type="float">
            <text:p>0.458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4588" calcext:value-type="float">
            <text:p>0.458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595" calcext:value-type="float">
            <text:p>0.45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465" calcext:value-type="float">
            <text:p>0.4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611" calcext:value-type="float">
            <text:p>0.46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464" calcext:value-type="float">
            <text:p>0.4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4645" calcext:value-type="float">
            <text:p>0.46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4653" calcext:value-type="float">
            <text:p>0.46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621" calcext:value-type="float">
            <text:p>0.462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4679" calcext:value-type="float">
            <text:p>0.46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4685" calcext:value-type="float">
            <text:p>0.4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68" calcext:value-type="float">
            <text:p>0.46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4624" calcext:value-type="float">
            <text:p>0.46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693" calcext:value-type="float">
            <text:p>0.469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4691" calcext:value-type="float">
            <text:p>0.4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683" calcext:value-type="float">
            <text:p>0.468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634" calcext:value-type="float">
            <text:p>0.46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4698" calcext:value-type="float">
            <text:p>0.469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4691" calcext:value-type="float">
            <text:p>0.4691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0.4634" calcext:value-type="float">
            <text:p>0.463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4711" calcext:value-type="float">
            <text:p>0.4711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0.4691" calcext:value-type="float">
            <text:p>0.4691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0.4634" calcext:value-type="float">
            <text:p>0.46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711" calcext:value-type="float">
            <text:p>0.4711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4691" calcext:value-type="float">
            <text:p>0.4691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0.4634" calcext:value-type="float">
            <text:p>0.4634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0.4711" calcext:value-type="float">
            <text:p>0.4711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0.4691" calcext:value-type="float">
            <text:p>0.46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634" calcext:value-type="float">
            <text:p>0.46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711" calcext:value-type="float">
            <text:p>0.47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0.4691" calcext:value-type="float">
            <text:p>0.46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634" calcext:value-type="float">
            <text:p>0.4634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0.4711" calcext:value-type="float">
            <text:p>0.47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691" calcext:value-type="float">
            <text:p>0.469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0.4634" calcext:value-type="float">
            <text:p>0.4634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0.4711" calcext:value-type="float">
            <text:p>0.47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691" calcext:value-type="float">
            <text:p>0.46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634" calcext:value-type="float">
            <text:p>0.46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711" calcext:value-type="float">
            <text:p>0.47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0.4691" calcext:value-type="float">
            <text:p>0.46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4634" calcext:value-type="float">
            <text:p>0.46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711" calcext:value-type="float">
            <text:p>0.47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4691" calcext:value-type="float">
            <text:p>0.469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4634" calcext:value-type="float">
            <text:p>0.46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711" calcext:value-type="float">
            <text:p>0.471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691" calcext:value-type="float">
            <text:p>0.46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634" calcext:value-type="float">
            <text:p>0.4634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0.4711" calcext:value-type="float">
            <text:p>0.471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691" calcext:value-type="float">
            <text:p>0.469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4634" calcext:value-type="float">
            <text:p>0.46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4711" calcext:value-type="float">
            <text:p>0.47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4691" calcext:value-type="float">
            <text:p>0.469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4634" calcext:value-type="float">
            <text:p>0.463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4711" calcext:value-type="float">
            <text:p>0.47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4691" calcext:value-type="float">
            <text:p>0.46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634" calcext:value-type="float">
            <text:p>0.463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711" calcext:value-type="float">
            <text:p>0.471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4691" calcext:value-type="float">
            <text:p>0.469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4632" calcext:value-type="float">
            <text:p>0.463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4711" calcext:value-type="float">
            <text:p>0.47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4709" calcext:value-type="float">
            <text:p>0.4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4691" calcext:value-type="float">
            <text:p>0.469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633" calcext:value-type="float">
            <text:p>0.46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71" calcext:value-type="float">
            <text:p>0.47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4701" calcext:value-type="float">
            <text:p>0.4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4691" calcext:value-type="float">
            <text:p>0.46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634" calcext:value-type="float">
            <text:p>0.46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722" calcext:value-type="float">
            <text:p>0.47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699" calcext:value-type="float">
            <text:p>0.4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4691" calcext:value-type="float">
            <text:p>0.46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633" calcext:value-type="float">
            <text:p>0.463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4725" calcext:value-type="float">
            <text:p>0.47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4672" calcext:value-type="float">
            <text:p>0.46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4687" calcext:value-type="float">
            <text:p>0.46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631" calcext:value-type="float">
            <text:p>0.463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4717" calcext:value-type="float">
            <text:p>0.4717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467" calcext:value-type="float">
            <text:p>0.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4687" calcext:value-type="float">
            <text:p>0.46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631" calcext:value-type="float">
            <text:p>0.46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717" calcext:value-type="float">
            <text:p>0.47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682" calcext:value-type="float">
            <text:p>0.46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4687" calcext:value-type="float">
            <text:p>0.468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626" calcext:value-type="float">
            <text:p>0.462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4717" calcext:value-type="float">
            <text:p>0.47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683" calcext:value-type="float">
            <text:p>0.46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4687" calcext:value-type="float">
            <text:p>0.468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465" calcext:value-type="float">
            <text:p>0.4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705" calcext:value-type="float">
            <text:p>0.47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693" calcext:value-type="float">
            <text:p>0.46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4685" calcext:value-type="float">
            <text:p>0.46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465" calcext:value-type="float">
            <text:p>0.46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698" calcext:value-type="float">
            <text:p>0.46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4718" calcext:value-type="float">
            <text:p>0.4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4677" calcext:value-type="float">
            <text:p>0.46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5" calcext:value-type="float">
            <text:p>0.4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4696" calcext:value-type="float">
            <text:p>0.469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718" calcext:value-type="float">
            <text:p>0.4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4677" calcext:value-type="float">
            <text:p>0.46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641" calcext:value-type="float">
            <text:p>0.46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679" calcext:value-type="float">
            <text:p>0.46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716" calcext:value-type="float">
            <text:p>0.4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467" calcext:value-type="float">
            <text:p>0.4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4634" calcext:value-type="float">
            <text:p>0.463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681" calcext:value-type="float">
            <text:p>0.468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718" calcext:value-type="float">
            <text:p>0.4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664" calcext:value-type="float">
            <text:p>0.466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4616" calcext:value-type="float">
            <text:p>0.46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674" calcext:value-type="float">
            <text:p>0.46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722" calcext:value-type="float">
            <text:p>0.4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664" calcext:value-type="float">
            <text:p>0.46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615" calcext:value-type="float">
            <text:p>0.46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67" calcext:value-type="float">
            <text:p>0.4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722" calcext:value-type="float">
            <text:p>0.4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652" calcext:value-type="float">
            <text:p>0.465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4621" calcext:value-type="float">
            <text:p>0.462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4672" calcext:value-type="float">
            <text:p>0.46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722" calcext:value-type="float">
            <text:p>0.4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4644" calcext:value-type="float">
            <text:p>0.46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4619" calcext:value-type="float">
            <text:p>0.46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685" calcext:value-type="float">
            <text:p>0.46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722" calcext:value-type="float">
            <text:p>0.4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462" calcext:value-type="float">
            <text:p>0.46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606" calcext:value-type="float">
            <text:p>0.460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4685" calcext:value-type="float">
            <text:p>0.46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4719" calcext:value-type="float">
            <text:p>0.47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4611" calcext:value-type="float">
            <text:p>0.46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4599" calcext:value-type="float">
            <text:p>0.459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4685" calcext:value-type="float">
            <text:p>0.46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729" calcext:value-type="float">
            <text:p>0.47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591" calcext:value-type="float">
            <text:p>0.459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4577" calcext:value-type="float">
            <text:p>0.457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679" calcext:value-type="float">
            <text:p>0.46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31" calcext:value-type="float">
            <text:p>0.4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599" calcext:value-type="float">
            <text:p>0.45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4579" calcext:value-type="float">
            <text:p>0.45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666" calcext:value-type="float">
            <text:p>0.46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731" calcext:value-type="float">
            <text:p>0.4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4572" calcext:value-type="float">
            <text:p>0.457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4542" calcext:value-type="float">
            <text:p>0.45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4647" calcext:value-type="float">
            <text:p>0.46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4731" calcext:value-type="float">
            <text:p>0.4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4596" calcext:value-type="float">
            <text:p>0.45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563" calcext:value-type="float">
            <text:p>0.456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651" calcext:value-type="float">
            <text:p>0.46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727" calcext:value-type="float">
            <text:p>0.472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4596" calcext:value-type="float">
            <text:p>0.45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549" calcext:value-type="float">
            <text:p>0.45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642" calcext:value-type="float">
            <text:p>0.46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4707" calcext:value-type="float">
            <text:p>0.47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4596" calcext:value-type="float">
            <text:p>0.45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53" calcext:value-type="float">
            <text:p>0.4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629" calcext:value-type="float">
            <text:p>0.462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696" calcext:value-type="float">
            <text:p>0.46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596" calcext:value-type="float">
            <text:p>0.45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531" calcext:value-type="float">
            <text:p>0.453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628" calcext:value-type="float">
            <text:p>0.46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691" calcext:value-type="float">
            <text:p>0.4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4579" calcext:value-type="float">
            <text:p>0.45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529" calcext:value-type="float">
            <text:p>0.45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615" calcext:value-type="float">
            <text:p>0.461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4662" calcext:value-type="float">
            <text:p>0.4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565" calcext:value-type="float">
            <text:p>0.456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523" calcext:value-type="float">
            <text:p>0.45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603" calcext:value-type="float">
            <text:p>0.460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4658" calcext:value-type="float">
            <text:p>0.465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MATCH([.$A52];[.B$5:.B$50];)" office:value-type="float" office:value="44" calcext:value-type="float">
            <text:p>44</text:p>
          </table:table-cell>
          <table:table-cell table:number-columns-repeated="2"/>
          <table:table-cell table:formula="of:=MATCH([.$A52];[.E$5:.E$50];)" office:value-type="float" office:value="42" calcext:value-type="float">
            <text:p>42</text:p>
          </table:table-cell>
          <table:table-cell table:number-columns-repeated="2"/>
          <table:table-cell table:formula="of:=MATCH([.$A52];[.H$5:.H$50];)" office:value-type="float" office:value="22" calcext:value-type="float">
            <text:p>22</text:p>
          </table:table-cell>
          <table:table-cell table:number-columns-repeated="2"/>
          <table:table-cell table:formula="of:=MATCH([.$A52];[.K$5:.K$50];)" office:value-type="float" office:value="33" calcext:value-type="float">
            <text:p>33</text:p>
          </table:table-cell>
          <table:table-cell/>
          <table:table-cell table:formula="of:=AVERAGE([.K52];[.H52];[.E52];[.B52])" office:value-type="float" office:value="35.25" calcext:value-type="float">
            <text:p>35.25</text:p>
          </table:table-cell>
          <table:table-cell table:formula="of:=MEDIAN([.K52];[.H52];[.E52];[.B52])" office:value-type="float" office:value="37.5" calcext:value-type="float">
            <text:p>37.5</text:p>
          </table:table-cell>
          <table:table-cell table:style-name="ce5" table:formula="of:=STDEV([.K52];[.H52];[.E52];[.B52])" office:value-type="float" office:value="10.0457287772798" calcext:value-type="float">
            <text:p>10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ATCH([.$A53];[.B$5:.B$50];)" office:value-type="float" office:value="13" calcext:value-type="float">
            <text:p>13</text:p>
          </table:table-cell>
          <table:table-cell table:number-columns-repeated="2"/>
          <table:table-cell table:formula="of:=MATCH([.$A53];[.E$5:.E$50];)" office:value-type="float" office:value="22" calcext:value-type="float">
            <text:p>22</text:p>
          </table:table-cell>
          <table:table-cell table:number-columns-repeated="2"/>
          <table:table-cell table:formula="of:=MATCH([.$A53];[.H$5:.H$50];)" office:value-type="float" office:value="5" calcext:value-type="float">
            <text:p>5</text:p>
          </table:table-cell>
          <table:table-cell table:number-columns-repeated="2"/>
          <table:table-cell table:formula="of:=MATCH([.$A53];[.K$5:.K$50];)" office:value-type="float" office:value="35" calcext:value-type="float">
            <text:p>35</text:p>
          </table:table-cell>
          <table:table-cell/>
          <table:table-cell table:formula="of:=AVERAGE([.K53];[.H53];[.E53];[.B53])" office:value-type="float" office:value="18.75" calcext:value-type="float">
            <text:p>18.75</text:p>
          </table:table-cell>
          <table:table-cell table:formula="of:=MEDIAN([.K53];[.H53];[.E53];[.B53])" office:value-type="float" office:value="17.5" calcext:value-type="float">
            <text:p>17.5</text:p>
          </table:table-cell>
          <table:table-cell table:style-name="ce5" table:formula="of:=STDEV([.K53];[.H53];[.E53];[.B53])" office:value-type="float" office:value="12.8679187646384" calcext:value-type="float">
            <text:p>12.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MATCH([.$A54];[.B$5:.B$50];)" office:value-type="float" office:value="26" calcext:value-type="float">
            <text:p>26</text:p>
          </table:table-cell>
          <table:table-cell table:number-columns-repeated="2"/>
          <table:table-cell table:formula="of:=MATCH([.$A54];[.E$5:.E$50];)" office:value-type="float" office:value="25" calcext:value-type="float">
            <text:p>25</text:p>
          </table:table-cell>
          <table:table-cell table:number-columns-repeated="2"/>
          <table:table-cell table:formula="of:=MATCH([.$A54];[.H$5:.H$50];)" office:value-type="float" office:value="39" calcext:value-type="float">
            <text:p>39</text:p>
          </table:table-cell>
          <table:table-cell table:number-columns-repeated="2"/>
          <table:table-cell table:formula="of:=MATCH([.$A54];[.K$5:.K$50];)" office:value-type="float" office:value="30" calcext:value-type="float">
            <text:p>30</text:p>
          </table:table-cell>
          <table:table-cell/>
          <table:table-cell table:formula="of:=AVERAGE([.K54];[.H54];[.E54];[.B54])" office:value-type="float" office:value="30" calcext:value-type="float">
            <text:p>30</text:p>
          </table:table-cell>
          <table:table-cell table:formula="of:=MEDIAN([.K54];[.H54];[.E54];[.B54])" office:value-type="float" office:value="28" calcext:value-type="float">
            <text:p>28</text:p>
          </table:table-cell>
          <table:table-cell table:style-name="ce5" table:formula="of:=STDEV([.K54];[.H54];[.E54];[.B54])" office:value-type="float" office:value="6.37704215656966" calcext:value-type="float">
            <text:p>6.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MATCH([.$A55];[.B$5:.B$50];)" office:value-type="float" office:value="27" calcext:value-type="float">
            <text:p>27</text:p>
          </table:table-cell>
          <table:table-cell table:number-columns-repeated="2"/>
          <table:table-cell table:formula="of:=MATCH([.$A55];[.E$5:.E$50];)" office:value-type="float" office:value="29" calcext:value-type="float">
            <text:p>29</text:p>
          </table:table-cell>
          <table:table-cell table:number-columns-repeated="2"/>
          <table:table-cell table:formula="of:=MATCH([.$A55];[.H$5:.H$50];)" office:value-type="float" office:value="27" calcext:value-type="float">
            <text:p>27</text:p>
          </table:table-cell>
          <table:table-cell table:number-columns-repeated="2"/>
          <table:table-cell table:formula="of:=MATCH([.$A55];[.K$5:.K$50];)" office:value-type="float" office:value="39" calcext:value-type="float">
            <text:p>39</text:p>
          </table:table-cell>
          <table:table-cell/>
          <table:table-cell table:formula="of:=AVERAGE([.K55];[.H55];[.E55];[.B55])" office:value-type="float" office:value="30.5" calcext:value-type="float">
            <text:p>30.5</text:p>
          </table:table-cell>
          <table:table-cell table:formula="of:=MEDIAN([.K55];[.H55];[.E55];[.B55])" office:value-type="float" office:value="28" calcext:value-type="float">
            <text:p>28</text:p>
          </table:table-cell>
          <table:table-cell table:style-name="ce5" table:formula="of:=STDEV([.K55];[.H55];[.E55];[.B55])" office:value-type="float" office:value="5.74456264653803" calcext:value-type="float">
            <text:p>5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ATCH([.$A56];[.B$5:.B$50];)" office:value-type="float" office:value="42" calcext:value-type="float">
            <text:p>42</text:p>
          </table:table-cell>
          <table:table-cell table:number-columns-repeated="2"/>
          <table:table-cell table:formula="of:=MATCH([.$A56];[.E$5:.E$50];)" office:value-type="float" office:value="40" calcext:value-type="float">
            <text:p>40</text:p>
          </table:table-cell>
          <table:table-cell table:number-columns-repeated="2"/>
          <table:table-cell table:formula="of:=MATCH([.$A56];[.H$5:.H$50];)" office:value-type="float" office:value="4" calcext:value-type="float">
            <text:p>4</text:p>
          </table:table-cell>
          <table:table-cell table:number-columns-repeated="2"/>
          <table:table-cell table:formula="of:=MATCH([.$A56];[.K$5:.K$50];)" office:value-type="float" office:value="24" calcext:value-type="float">
            <text:p>24</text:p>
          </table:table-cell>
          <table:table-cell/>
          <table:table-cell table:formula="of:=AVERAGE([.K56];[.H56];[.E56];[.B56])" office:value-type="float" office:value="27.5" calcext:value-type="float">
            <text:p>27.5</text:p>
          </table:table-cell>
          <table:table-cell table:formula="of:=MEDIAN([.K56];[.H56];[.E56];[.B56])" office:value-type="float" office:value="32" calcext:value-type="float">
            <text:p>32</text:p>
          </table:table-cell>
          <table:table-cell table:style-name="ce5" table:formula="of:=STDEV([.K56];[.H56];[.E56];[.B56])" office:value-type="float" office:value="17.6162803489651" calcext:value-type="float">
            <text:p>17.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MATCH([.$A57];[.B$5:.B$50];)" office:value-type="float" office:value="14" calcext:value-type="float">
            <text:p>14</text:p>
          </table:table-cell>
          <table:table-cell table:number-columns-repeated="2"/>
          <table:table-cell table:formula="of:=MATCH([.$A57];[.E$5:.E$50];)" office:value-type="float" office:value="12" calcext:value-type="float">
            <text:p>12</text:p>
          </table:table-cell>
          <table:table-cell table:number-columns-repeated="2"/>
          <table:table-cell table:formula="of:=MATCH([.$A57];[.H$5:.H$50];)" office:value-type="float" office:value="16" calcext:value-type="float">
            <text:p>16</text:p>
          </table:table-cell>
          <table:table-cell table:number-columns-repeated="2"/>
          <table:table-cell table:formula="of:=MATCH([.$A57];[.K$5:.K$50];)" office:value-type="float" office:value="15" calcext:value-type="float">
            <text:p>15</text:p>
          </table:table-cell>
          <table:table-cell/>
          <table:table-cell table:formula="of:=AVERAGE([.K57];[.H57];[.E57];[.B57])" office:value-type="float" office:value="14.25" calcext:value-type="float">
            <text:p>14.25</text:p>
          </table:table-cell>
          <table:table-cell table:formula="of:=MEDIAN([.K57];[.H57];[.E57];[.B57])" office:value-type="float" office:value="14.5" calcext:value-type="float">
            <text:p>14.5</text:p>
          </table:table-cell>
          <table:table-cell table:style-name="ce5" table:formula="of:=STDEV([.K57];[.H57];[.E57];[.B57])" office:value-type="float" office:value="1.70782512765993" calcext:value-type="float">
            <text:p>1.7</text:p>
          </table:table-cell>
        </table:table-row>
        <table:table-row table:style-name="ro1">
          <table:table-cell table:style-name="ce2" table:formula="of:=[.A57]+1" office:value-type="float" office:value="7" calcext:value-type="float">
            <text:p>7</text:p>
          </table:table-cell>
          <table:table-cell table:formula="of:=MATCH([.$A58];[.B$5:.B$50];)" office:value-type="float" office:value="10" calcext:value-type="float">
            <text:p>10</text:p>
          </table:table-cell>
          <table:table-cell table:number-columns-repeated="2"/>
          <table:table-cell table:formula="of:=MATCH([.$A58];[.E$5:.E$50];)" office:value-type="float" office:value="8" calcext:value-type="float">
            <text:p>8</text:p>
          </table:table-cell>
          <table:table-cell table:number-columns-repeated="2"/>
          <table:table-cell table:formula="of:=MATCH([.$A58];[.H$5:.H$50];)" office:value-type="float" office:value="11" calcext:value-type="float">
            <text:p>11</text:p>
          </table:table-cell>
          <table:table-cell table:number-columns-repeated="2"/>
          <table:table-cell table:formula="of:=MATCH([.$A58];[.K$5:.K$50];)" office:value-type="float" office:value="8" calcext:value-type="float">
            <text:p>8</text:p>
          </table:table-cell>
          <table:table-cell/>
          <table:table-cell table:formula="of:=AVERAGE([.K58];[.H58];[.E58];[.B58])" office:value-type="float" office:value="9.25" calcext:value-type="float">
            <text:p>9.25</text:p>
          </table:table-cell>
          <table:table-cell table:formula="of:=MEDIAN([.K58];[.H58];[.E58];[.B58])" office:value-type="float" office:value="9" calcext:value-type="float">
            <text:p>9</text:p>
          </table:table-cell>
          <table:table-cell table:style-name="ce5" table:formula="of:=STDEV([.K58];[.H58];[.E58];[.B58])" office:value-type="float" office:value="1.5" calcext:value-type="float">
            <text:p>1.5</text:p>
          </table:table-cell>
        </table:table-row>
        <table:table-row table:style-name="ro1">
          <table:table-cell table:style-name="ce2" table:formula="of:=[.A58]+1" office:value-type="float" office:value="8" calcext:value-type="float">
            <text:p>8</text:p>
          </table:table-cell>
          <table:table-cell table:formula="of:=MATCH([.$A59];[.B$5:.B$50];)" office:value-type="float" office:value="11" calcext:value-type="float">
            <text:p>11</text:p>
          </table:table-cell>
          <table:table-cell table:number-columns-repeated="2"/>
          <table:table-cell table:formula="of:=MATCH([.$A59];[.E$5:.E$50];)" office:value-type="float" office:value="9" calcext:value-type="float">
            <text:p>9</text:p>
          </table:table-cell>
          <table:table-cell table:number-columns-repeated="2"/>
          <table:table-cell table:formula="of:=MATCH([.$A59];[.H$5:.H$50];)" office:value-type="float" office:value="12" calcext:value-type="float">
            <text:p>12</text:p>
          </table:table-cell>
          <table:table-cell table:number-columns-repeated="2"/>
          <table:table-cell table:formula="of:=MATCH([.$A59];[.K$5:.K$50];)" office:value-type="float" office:value="9" calcext:value-type="float">
            <text:p>9</text:p>
          </table:table-cell>
          <table:table-cell/>
          <table:table-cell table:formula="of:=AVERAGE([.K59];[.H59];[.E59];[.B59])" office:value-type="float" office:value="10.25" calcext:value-type="float">
            <text:p>10.25</text:p>
          </table:table-cell>
          <table:table-cell table:formula="of:=MEDIAN([.K59];[.H59];[.E59];[.B59])" office:value-type="float" office:value="10" calcext:value-type="float">
            <text:p>10</text:p>
          </table:table-cell>
          <table:table-cell table:style-name="ce5" table:formula="of:=STDEV([.K59];[.H59];[.E59];[.B59])" office:value-type="float" office:value="1.5" calcext:value-type="float">
            <text:p>1.5</text:p>
          </table:table-cell>
        </table:table-row>
        <table:table-row table:style-name="ro1">
          <table:table-cell table:style-name="ce2" table:formula="of:=[.A59]+1" office:value-type="float" office:value="9" calcext:value-type="float">
            <text:p>9</text:p>
          </table:table-cell>
          <table:table-cell table:formula="of:=MATCH([.$A60];[.B$5:.B$50];)" office:value-type="float" office:value="8" calcext:value-type="float">
            <text:p>8</text:p>
          </table:table-cell>
          <table:table-cell table:number-columns-repeated="2"/>
          <table:table-cell table:formula="of:=MATCH([.$A60];[.E$5:.E$50];)" office:value-type="float" office:value="7" calcext:value-type="float">
            <text:p>7</text:p>
          </table:table-cell>
          <table:table-cell table:number-columns-repeated="2"/>
          <table:table-cell table:formula="of:=MATCH([.$A60];[.H$5:.H$50];)" office:value-type="float" office:value="9" calcext:value-type="float">
            <text:p>9</text:p>
          </table:table-cell>
          <table:table-cell table:number-columns-repeated="2"/>
          <table:table-cell table:formula="of:=MATCH([.$A60];[.K$5:.K$50];)" office:value-type="float" office:value="7" calcext:value-type="float">
            <text:p>7</text:p>
          </table:table-cell>
          <table:table-cell/>
          <table:table-cell table:formula="of:=AVERAGE([.K60];[.H60];[.E60];[.B60])" office:value-type="float" office:value="7.75" calcext:value-type="float">
            <text:p>7.75</text:p>
          </table:table-cell>
          <table:table-cell table:formula="of:=MEDIAN([.K60];[.H60];[.E60];[.B60])" office:value-type="float" office:value="7.5" calcext:value-type="float">
            <text:p>7.5</text:p>
          </table:table-cell>
          <table:table-cell table:style-name="ce5" table:formula="of:=STDEV([.K60];[.H60];[.E60];[.B60])" office:value-type="float" office:value="0.957427107756338" calcext:value-type="float">
            <text:p>1.0</text:p>
          </table:table-cell>
        </table:table-row>
        <table:table-row table:style-name="ro1">
          <table:table-cell table:style-name="ce2" table:formula="of:=[.A60]+1" office:value-type="float" office:value="10" calcext:value-type="float">
            <text:p>10</text:p>
          </table:table-cell>
          <table:table-cell table:formula="of:=MATCH([.$A61];[.B$5:.B$50];)" office:value-type="float" office:value="12" calcext:value-type="float">
            <text:p>12</text:p>
          </table:table-cell>
          <table:table-cell table:number-columns-repeated="2"/>
          <table:table-cell table:formula="of:=MATCH([.$A61];[.E$5:.E$50];)" office:value-type="float" office:value="10" calcext:value-type="float">
            <text:p>10</text:p>
          </table:table-cell>
          <table:table-cell table:number-columns-repeated="2"/>
          <table:table-cell table:formula="of:=MATCH([.$A61];[.H$5:.H$50];)" office:value-type="float" office:value="10" calcext:value-type="float">
            <text:p>10</text:p>
          </table:table-cell>
          <table:table-cell table:number-columns-repeated="2"/>
          <table:table-cell table:formula="of:=MATCH([.$A61];[.K$5:.K$50];)" office:value-type="float" office:value="13" calcext:value-type="float">
            <text:p>13</text:p>
          </table:table-cell>
          <table:table-cell/>
          <table:table-cell table:formula="of:=AVERAGE([.K61];[.H61];[.E61];[.B61])" office:value-type="float" office:value="11.25" calcext:value-type="float">
            <text:p>11.25</text:p>
          </table:table-cell>
          <table:table-cell table:formula="of:=MEDIAN([.K61];[.H61];[.E61];[.B61])" office:value-type="float" office:value="11" calcext:value-type="float">
            <text:p>11</text:p>
          </table:table-cell>
          <table:table-cell table:style-name="ce5" table:formula="of:=STDEV([.K61];[.H61];[.E61];[.B61])" office:value-type="float" office:value="1.5" calcext:value-type="float">
            <text:p>1.5</text:p>
          </table:table-cell>
        </table:table-row>
        <table:table-row table:style-name="ro1">
          <table:table-cell table:formula="of:=[.A61]+1" office:value-type="float" office:value="11" calcext:value-type="float">
            <text:p>11</text:p>
          </table:table-cell>
          <table:table-cell table:formula="of:=MATCH([.$A62];[.B$5:.B$50];)" office:value-type="float" office:value="36" calcext:value-type="float">
            <text:p>36</text:p>
          </table:table-cell>
          <table:table-cell table:number-columns-repeated="2"/>
          <table:table-cell table:formula="of:=MATCH([.$A62];[.E$5:.E$50];)" office:value-type="float" office:value="4" calcext:value-type="float">
            <text:p>4</text:p>
          </table:table-cell>
          <table:table-cell table:number-columns-repeated="2"/>
          <table:table-cell table:formula="of:=MATCH([.$A62];[.H$5:.H$50];)" office:value-type="float" office:value="15" calcext:value-type="float">
            <text:p>15</text:p>
          </table:table-cell>
          <table:table-cell table:number-columns-repeated="2"/>
          <table:table-cell table:formula="of:=MATCH([.$A62];[.K$5:.K$50];)" office:value-type="float" office:value="6" calcext:value-type="float">
            <text:p>6</text:p>
          </table:table-cell>
          <table:table-cell/>
          <table:table-cell table:formula="of:=AVERAGE([.K62];[.H62];[.E62];[.B62])" office:value-type="float" office:value="15.25" calcext:value-type="float">
            <text:p>15.25</text:p>
          </table:table-cell>
          <table:table-cell table:formula="of:=MEDIAN([.K62];[.H62];[.E62];[.B62])" office:value-type="float" office:value="10.5" calcext:value-type="float">
            <text:p>10.5</text:p>
          </table:table-cell>
          <table:table-cell table:style-name="ce5" table:formula="of:=STDEV([.K62];[.H62];[.E62];[.B62])" office:value-type="float" office:value="14.6372811683044" calcext:value-type="float">
            <text:p>14.6</text:p>
          </table:table-cell>
        </table:table-row>
        <table:table-row table:style-name="ro1">
          <table:table-cell table:formula="of:=[.A62]+1" office:value-type="float" office:value="12" calcext:value-type="float">
            <text:p>12</text:p>
          </table:table-cell>
          <table:table-cell table:formula="of:=MATCH([.$A63];[.B$5:.B$50];)" office:value-type="float" office:value="9" calcext:value-type="float">
            <text:p>9</text:p>
          </table:table-cell>
          <table:table-cell table:number-columns-repeated="2"/>
          <table:table-cell table:formula="of:=MATCH([.$A63];[.E$5:.E$50];)" office:value-type="float" office:value="26" calcext:value-type="float">
            <text:p>26</text:p>
          </table:table-cell>
          <table:table-cell table:number-columns-repeated="2"/>
          <table:table-cell table:formula="of:=MATCH([.$A63];[.H$5:.H$50];)" office:value-type="float" office:value="42" calcext:value-type="float">
            <text:p>42</text:p>
          </table:table-cell>
          <table:table-cell table:number-columns-repeated="2"/>
          <table:table-cell table:formula="of:=MATCH([.$A63];[.K$5:.K$50];)" office:value-type="float" office:value="34" calcext:value-type="float">
            <text:p>34</text:p>
          </table:table-cell>
          <table:table-cell/>
          <table:table-cell table:formula="of:=AVERAGE([.K63];[.H63];[.E63];[.B63])" office:value-type="float" office:value="27.75" calcext:value-type="float">
            <text:p>27.75</text:p>
          </table:table-cell>
          <table:table-cell table:formula="of:=MEDIAN([.K63];[.H63];[.E63];[.B63])" office:value-type="float" office:value="30" calcext:value-type="float">
            <text:p>30</text:p>
          </table:table-cell>
          <table:table-cell table:style-name="ce5" table:formula="of:=STDEV([.K63];[.H63];[.E63];[.B63])" office:value-type="float" office:value="14.1037819986934" calcext:value-type="float">
            <text:p>14.1</text:p>
          </table:table-cell>
        </table:table-row>
        <table:table-row table:style-name="ro1">
          <table:table-cell table:formula="of:=[.A63]+1" office:value-type="float" office:value="13" calcext:value-type="float">
            <text:p>13</text:p>
          </table:table-cell>
          <table:table-cell table:formula="of:=MATCH([.$A64];[.B$5:.B$50];)" office:value-type="float" office:value="4" calcext:value-type="float">
            <text:p>4</text:p>
          </table:table-cell>
          <table:table-cell table:number-columns-repeated="2"/>
          <table:table-cell table:formula="of:=MATCH([.$A64];[.E$5:.E$50];)" office:value-type="float" office:value="23" calcext:value-type="float">
            <text:p>23</text:p>
          </table:table-cell>
          <table:table-cell table:number-columns-repeated="2"/>
          <table:table-cell table:formula="of:=MATCH([.$A64];[.H$5:.H$50];)" office:value-type="float" office:value="32" calcext:value-type="float">
            <text:p>32</text:p>
          </table:table-cell>
          <table:table-cell table:number-columns-repeated="2"/>
          <table:table-cell table:formula="of:=MATCH([.$A64];[.K$5:.K$50];)" office:value-type="float" office:value="27" calcext:value-type="float">
            <text:p>27</text:p>
          </table:table-cell>
          <table:table-cell/>
          <table:table-cell table:formula="of:=AVERAGE([.K64];[.H64];[.E64];[.B64])" office:value-type="float" office:value="21.5" calcext:value-type="float">
            <text:p>21.5</text:p>
          </table:table-cell>
          <table:table-cell table:formula="of:=MEDIAN([.K64];[.H64];[.E64];[.B64])" office:value-type="float" office:value="25" calcext:value-type="float">
            <text:p>25</text:p>
          </table:table-cell>
          <table:table-cell table:style-name="ce5" table:formula="of:=STDEV([.K64];[.H64];[.E64];[.B64])" office:value-type="float" office:value="12.2338328690017" calcext:value-type="float">
            <text:p>12.2</text:p>
          </table:table-cell>
        </table:table-row>
        <table:table-row table:style-name="ro1">
          <table:table-cell table:style-name="ce3" table:formula="of:=[.A64]+1" office:value-type="float" office:value="14" calcext:value-type="float">
            <text:p>14</text:p>
          </table:table-cell>
          <table:table-cell table:formula="of:=MATCH([.$A65];[.B$5:.B$50];)" office:value-type="float" office:value="25" calcext:value-type="float">
            <text:p>25</text:p>
          </table:table-cell>
          <table:table-cell table:number-columns-repeated="2"/>
          <table:table-cell table:formula="of:=MATCH([.$A65];[.E$5:.E$50];)" office:value-type="float" office:value="21" calcext:value-type="float">
            <text:p>21</text:p>
          </table:table-cell>
          <table:table-cell table:number-columns-repeated="2"/>
          <table:table-cell table:formula="of:=MATCH([.$A65];[.H$5:.H$50];)" office:value-type="float" office:value="30" calcext:value-type="float">
            <text:p>30</text:p>
          </table:table-cell>
          <table:table-cell table:number-columns-repeated="2"/>
          <table:table-cell table:formula="of:=MATCH([.$A65];[.K$5:.K$50];)" office:value-type="float" office:value="38" calcext:value-type="float">
            <text:p>38</text:p>
          </table:table-cell>
          <table:table-cell/>
          <table:table-cell table:formula="of:=AVERAGE([.K65];[.H65];[.E65];[.B65])" office:value-type="float" office:value="28.5" calcext:value-type="float">
            <text:p>28.5</text:p>
          </table:table-cell>
          <table:table-cell table:formula="of:=MEDIAN([.K65];[.H65];[.E65];[.B65])" office:value-type="float" office:value="27.5" calcext:value-type="float">
            <text:p>27.5</text:p>
          </table:table-cell>
          <table:table-cell table:style-name="ce5" table:formula="of:=STDEV([.K65];[.H65];[.E65];[.B65])" office:value-type="float" office:value="7.32575365861197" calcext:value-type="float">
            <text:p>7.3</text:p>
          </table:table-cell>
        </table:table-row>
        <table:table-row table:style-name="ro1">
          <table:table-cell table:style-name="ce2" table:formula="of:=[.A65]+1" office:value-type="float" office:value="15" calcext:value-type="float">
            <text:p>15</text:p>
          </table:table-cell>
          <table:table-cell table:formula="of:=MATCH([.$A66];[.B$5:.B$50];)" office:value-type="float" office:value="6" calcext:value-type="float">
            <text:p>6</text:p>
          </table:table-cell>
          <table:table-cell table:number-columns-repeated="2"/>
          <table:table-cell table:formula="of:=MATCH([.$A66];[.E$5:.E$50];)" office:value-type="float" office:value="11" calcext:value-type="float">
            <text:p>11</text:p>
          </table:table-cell>
          <table:table-cell table:number-columns-repeated="2"/>
          <table:table-cell table:formula="of:=MATCH([.$A66];[.H$5:.H$50];)" office:value-type="float" office:value="8" calcext:value-type="float">
            <text:p>8</text:p>
          </table:table-cell>
          <table:table-cell table:number-columns-repeated="2"/>
          <table:table-cell table:formula="of:=MATCH([.$A66];[.K$5:.K$50];)" office:value-type="float" office:value="10" calcext:value-type="float">
            <text:p>10</text:p>
          </table:table-cell>
          <table:table-cell/>
          <table:table-cell table:formula="of:=AVERAGE([.K66];[.H66];[.E66];[.B66])" office:value-type="float" office:value="8.75" calcext:value-type="float">
            <text:p>8.75</text:p>
          </table:table-cell>
          <table:table-cell table:formula="of:=MEDIAN([.K66];[.H66];[.E66];[.B66])" office:value-type="float" office:value="9" calcext:value-type="float">
            <text:p>9</text:p>
          </table:table-cell>
          <table:table-cell table:style-name="ce5" table:formula="of:=STDEV([.K66];[.H66];[.E66];[.B66])" office:value-type="float" office:value="2.21735578260835" calcext:value-type="float">
            <text:p>2.2</text:p>
          </table:table-cell>
        </table:table-row>
        <table:table-row table:style-name="ro1">
          <table:table-cell table:style-name="ce3" table:formula="of:=[.A66]+1" office:value-type="float" office:value="16" calcext:value-type="float">
            <text:p>16</text:p>
          </table:table-cell>
          <table:table-cell table:formula="of:=MATCH([.$A67];[.B$5:.B$50];)" office:value-type="float" office:value="40" calcext:value-type="float">
            <text:p>40</text:p>
          </table:table-cell>
          <table:table-cell table:number-columns-repeated="2"/>
          <table:table-cell table:formula="of:=MATCH([.$A67];[.E$5:.E$50];)" office:value-type="float" office:value="46" calcext:value-type="float">
            <text:p>46</text:p>
          </table:table-cell>
          <table:table-cell table:number-columns-repeated="2"/>
          <table:table-cell table:formula="of:=MATCH([.$A67];[.H$5:.H$50];)" office:value-type="float" office:value="44" calcext:value-type="float">
            <text:p>44</text:p>
          </table:table-cell>
          <table:table-cell table:number-columns-repeated="2"/>
          <table:table-cell table:formula="of:=MATCH([.$A67];[.K$5:.K$50];)" office:value-type="float" office:value="41" calcext:value-type="float">
            <text:p>41</text:p>
          </table:table-cell>
          <table:table-cell/>
          <table:table-cell table:formula="of:=AVERAGE([.K67];[.H67];[.E67];[.B67])" office:value-type="float" office:value="42.75" calcext:value-type="float">
            <text:p>42.75</text:p>
          </table:table-cell>
          <table:table-cell table:formula="of:=MEDIAN([.K67];[.H67];[.E67];[.B67])" office:value-type="float" office:value="42.5" calcext:value-type="float">
            <text:p>42.5</text:p>
          </table:table-cell>
          <table:table-cell table:style-name="ce5" table:formula="of:=STDEV([.K67];[.H67];[.E67];[.B67])" office:value-type="float" office:value="2.75378527364305" calcext:value-type="float">
            <text:p>2.8</text:p>
          </table:table-cell>
        </table:table-row>
        <table:table-row table:style-name="ro1">
          <table:table-cell table:style-name="ce3" table:formula="of:=[.A67]+1" office:value-type="float" office:value="17" calcext:value-type="float">
            <text:p>17</text:p>
          </table:table-cell>
          <table:table-cell table:formula="of:=MATCH([.$A68];[.B$5:.B$50];)" office:value-type="float" office:value="41" calcext:value-type="float">
            <text:p>41</text:p>
          </table:table-cell>
          <table:table-cell table:number-columns-repeated="2"/>
          <table:table-cell table:formula="of:=MATCH([.$A68];[.E$5:.E$50];)" office:value-type="float" office:value="36" calcext:value-type="float">
            <text:p>36</text:p>
          </table:table-cell>
          <table:table-cell table:number-columns-repeated="2"/>
          <table:table-cell table:formula="of:=MATCH([.$A68];[.H$5:.H$50];)" office:value-type="float" office:value="46" calcext:value-type="float">
            <text:p>46</text:p>
          </table:table-cell>
          <table:table-cell table:number-columns-repeated="2"/>
          <table:table-cell table:formula="of:=MATCH([.$A68];[.K$5:.K$50];)" office:value-type="float" office:value="26" calcext:value-type="float">
            <text:p>26</text:p>
          </table:table-cell>
          <table:table-cell/>
          <table:table-cell table:formula="of:=AVERAGE([.K68];[.H68];[.E68];[.B68])" office:value-type="float" office:value="37.25" calcext:value-type="float">
            <text:p>37.25</text:p>
          </table:table-cell>
          <table:table-cell table:formula="of:=MEDIAN([.K68];[.H68];[.E68];[.B68])" office:value-type="float" office:value="38.5" calcext:value-type="float">
            <text:p>38.5</text:p>
          </table:table-cell>
          <table:table-cell table:style-name="ce5" table:formula="of:=STDEV([.K68];[.H68];[.E68];[.B68])" office:value-type="float" office:value="8.53912563829967" calcext:value-type="float">
            <text:p>8.5</text:p>
          </table:table-cell>
        </table:table-row>
        <table:table-row table:style-name="ro1">
          <table:table-cell table:formula="of:=[.A68]+1" office:value-type="float" office:value="18" calcext:value-type="float">
            <text:p>18</text:p>
          </table:table-cell>
          <table:table-cell table:formula="of:=MATCH([.$A69];[.B$5:.B$50];)" office:value-type="float" office:value="28" calcext:value-type="float">
            <text:p>28</text:p>
          </table:table-cell>
          <table:table-cell table:number-columns-repeated="2"/>
          <table:table-cell table:formula="of:=MATCH([.$A69];[.E$5:.E$50];)" office:value-type="float" office:value="24" calcext:value-type="float">
            <text:p>24</text:p>
          </table:table-cell>
          <table:table-cell table:number-columns-repeated="2"/>
          <table:table-cell table:formula="of:=MATCH([.$A69];[.H$5:.H$50];)" office:value-type="float" office:value="13" calcext:value-type="float">
            <text:p>13</text:p>
          </table:table-cell>
          <table:table-cell table:number-columns-repeated="2"/>
          <table:table-cell table:formula="of:=MATCH([.$A69];[.K$5:.K$50];)" office:value-type="float" office:value="11" calcext:value-type="float">
            <text:p>11</text:p>
          </table:table-cell>
          <table:table-cell/>
          <table:table-cell table:formula="of:=AVERAGE([.K69];[.H69];[.E69];[.B69])" office:value-type="float" office:value="19" calcext:value-type="float">
            <text:p>19</text:p>
          </table:table-cell>
          <table:table-cell table:formula="of:=MEDIAN([.K69];[.H69];[.E69];[.B69])" office:value-type="float" office:value="18.5" calcext:value-type="float">
            <text:p>18.5</text:p>
          </table:table-cell>
          <table:table-cell table:style-name="ce5" table:formula="of:=STDEV([.K69];[.H69];[.E69];[.B69])" office:value-type="float" office:value="8.28653526310404" calcext:value-type="float">
            <text:p>8.3</text:p>
          </table:table-cell>
        </table:table-row>
        <table:table-row table:style-name="ro1">
          <table:table-cell table:formula="of:=[.A69]+1" office:value-type="float" office:value="19" calcext:value-type="float">
            <text:p>19</text:p>
          </table:table-cell>
          <table:table-cell table:formula="of:=MATCH([.$A70];[.B$5:.B$50];)" office:value-type="float" office:value="15" calcext:value-type="float">
            <text:p>15</text:p>
          </table:table-cell>
          <table:table-cell table:number-columns-repeated="2"/>
          <table:table-cell table:formula="of:=MATCH([.$A70];[.E$5:.E$50];)" office:value-type="float" office:value="30" calcext:value-type="float">
            <text:p>30</text:p>
          </table:table-cell>
          <table:table-cell table:number-columns-repeated="2"/>
          <table:table-cell table:formula="of:=MATCH([.$A70];[.H$5:.H$50];)" office:value-type="float" office:value="25" calcext:value-type="float">
            <text:p>25</text:p>
          </table:table-cell>
          <table:table-cell table:number-columns-repeated="2"/>
          <table:table-cell table:formula="of:=MATCH([.$A70];[.K$5:.K$50];)" office:value-type="float" office:value="37" calcext:value-type="float">
            <text:p>37</text:p>
          </table:table-cell>
          <table:table-cell/>
          <table:table-cell table:formula="of:=AVERAGE([.K70];[.H70];[.E70];[.B70])" office:value-type="float" office:value="26.75" calcext:value-type="float">
            <text:p>26.75</text:p>
          </table:table-cell>
          <table:table-cell table:formula="of:=MEDIAN([.K70];[.H70];[.E70];[.B70])" office:value-type="float" office:value="27.5" calcext:value-type="float">
            <text:p>27.5</text:p>
          </table:table-cell>
          <table:table-cell table:style-name="ce5" table:formula="of:=STDEV([.K70];[.H70];[.E70];[.B70])" office:value-type="float" office:value="9.25112605758528" calcext:value-type="float">
            <text:p>9.3</text:p>
          </table:table-cell>
        </table:table-row>
        <table:table-row table:style-name="ro1">
          <table:table-cell table:style-name="ce3" table:formula="of:=[.A70]+1" office:value-type="float" office:value="20" calcext:value-type="float">
            <text:p>20</text:p>
          </table:table-cell>
          <table:table-cell table:formula="of:=MATCH([.$A71];[.B$5:.B$50];)" office:value-type="float" office:value="43" calcext:value-type="float">
            <text:p>43</text:p>
          </table:table-cell>
          <table:table-cell table:number-columns-repeated="2"/>
          <table:table-cell table:formula="of:=MATCH([.$A71];[.E$5:.E$50];)" office:value-type="float" office:value="43" calcext:value-type="float">
            <text:p>43</text:p>
          </table:table-cell>
          <table:table-cell table:number-columns-repeated="2"/>
          <table:table-cell table:formula="of:=MATCH([.$A71];[.H$5:.H$50];)" office:value-type="float" office:value="43" calcext:value-type="float">
            <text:p>43</text:p>
          </table:table-cell>
          <table:table-cell table:number-columns-repeated="2"/>
          <table:table-cell table:formula="of:=MATCH([.$A71];[.K$5:.K$50];)" office:value-type="float" office:value="31" calcext:value-type="float">
            <text:p>31</text:p>
          </table:table-cell>
          <table:table-cell/>
          <table:table-cell table:formula="of:=AVERAGE([.K71];[.H71];[.E71];[.B71])" office:value-type="float" office:value="40" calcext:value-type="float">
            <text:p>40</text:p>
          </table:table-cell>
          <table:table-cell table:formula="of:=MEDIAN([.K71];[.H71];[.E71];[.B71])" office:value-type="float" office:value="43" calcext:value-type="float">
            <text:p>43</text:p>
          </table:table-cell>
          <table:table-cell table:style-name="ce5" table:formula="of:=STDEV([.K71];[.H71];[.E71];[.B71])" office:value-type="float" office:value="6" calcext:value-type="float">
            <text:p>6.0</text:p>
          </table:table-cell>
        </table:table-row>
        <table:table-row table:style-name="ro1">
          <table:table-cell table:style-name="ce2" table:formula="of:=[.A71]+1" office:value-type="float" office:value="21" calcext:value-type="float">
            <text:p>21</text:p>
          </table:table-cell>
          <table:table-cell table:formula="of:=MATCH([.$A72];[.B$5:.B$50];)" office:value-type="float" office:value="16" calcext:value-type="float">
            <text:p>16</text:p>
          </table:table-cell>
          <table:table-cell table:number-columns-repeated="2"/>
          <table:table-cell table:formula="of:=MATCH([.$A72];[.E$5:.E$50];)" office:value-type="float" office:value="28" calcext:value-type="float">
            <text:p>28</text:p>
          </table:table-cell>
          <table:table-cell table:number-columns-repeated="2"/>
          <table:table-cell table:formula="of:=MATCH([.$A72];[.H$5:.H$50];)" office:value-type="float" office:value="3" calcext:value-type="float">
            <text:p>3</text:p>
          </table:table-cell>
          <table:table-cell table:number-columns-repeated="2"/>
          <table:table-cell table:formula="of:=MATCH([.$A72];[.K$5:.K$50];)" office:value-type="float" office:value="3" calcext:value-type="float">
            <text:p>3</text:p>
          </table:table-cell>
          <table:table-cell/>
          <table:table-cell table:formula="of:=AVERAGE([.K72];[.H72];[.E72];[.B72])" office:value-type="float" office:value="12.5" calcext:value-type="float">
            <text:p>12.5</text:p>
          </table:table-cell>
          <table:table-cell table:formula="of:=MEDIAN([.K72];[.H72];[.E72];[.B72])" office:value-type="float" office:value="9.5" calcext:value-type="float">
            <text:p>9.5</text:p>
          </table:table-cell>
          <table:table-cell table:style-name="ce5" table:formula="of:=STDEV([.K72];[.H72];[.E72];[.B72])" office:value-type="float" office:value="12.0138808606267" calcext:value-type="float">
            <text:p>12.0</text:p>
          </table:table-cell>
        </table:table-row>
        <table:table-row table:style-name="ro1">
          <table:table-cell table:style-name="ce2" table:formula="of:=[.A72]+1" office:value-type="float" office:value="22" calcext:value-type="float">
            <text:p>22</text:p>
          </table:table-cell>
          <table:table-cell table:formula="of:=MATCH([.$A73];[.B$5:.B$50];)" office:value-type="float" office:value="33" calcext:value-type="float">
            <text:p>33</text:p>
          </table:table-cell>
          <table:table-cell table:number-columns-repeated="2"/>
          <table:table-cell table:formula="of:=MATCH([.$A73];[.E$5:.E$50];)" office:value-type="float" office:value="13" calcext:value-type="float">
            <text:p>13</text:p>
          </table:table-cell>
          <table:table-cell table:number-columns-repeated="2"/>
          <table:table-cell table:formula="of:=MATCH([.$A73];[.H$5:.H$50];)" office:value-type="float" office:value="14" calcext:value-type="float">
            <text:p>14</text:p>
          </table:table-cell>
          <table:table-cell table:number-columns-repeated="2"/>
          <table:table-cell table:formula="of:=MATCH([.$A73];[.K$5:.K$50];)" office:value-type="float" office:value="12" calcext:value-type="float">
            <text:p>12</text:p>
          </table:table-cell>
          <table:table-cell/>
          <table:table-cell table:formula="of:=AVERAGE([.K73];[.H73];[.E73];[.B73])" office:value-type="float" office:value="18" calcext:value-type="float">
            <text:p>18</text:p>
          </table:table-cell>
          <table:table-cell table:formula="of:=MEDIAN([.K73];[.H73];[.E73];[.B73])" office:value-type="float" office:value="13.5" calcext:value-type="float">
            <text:p>13.5</text:p>
          </table:table-cell>
          <table:table-cell table:style-name="ce5" table:formula="of:=STDEV([.K73];[.H73];[.E73];[.B73])" office:value-type="float" office:value="10.0332779621949" calcext:value-type="float">
            <text:p>10.0</text:p>
          </table:table-cell>
        </table:table-row>
        <table:table-row table:style-name="ro1">
          <table:table-cell table:formula="of:=[.A73]+1" office:value-type="float" office:value="23" calcext:value-type="float">
            <text:p>23</text:p>
          </table:table-cell>
          <table:table-cell table:formula="of:=MATCH([.$A74];[.B$5:.B$50];)" office:value-type="float" office:value="38" calcext:value-type="float">
            <text:p>38</text:p>
          </table:table-cell>
          <table:table-cell table:number-columns-repeated="2"/>
          <table:table-cell table:formula="of:=MATCH([.$A74];[.E$5:.E$50];)" office:value-type="float" office:value="27" calcext:value-type="float">
            <text:p>27</text:p>
          </table:table-cell>
          <table:table-cell table:number-columns-repeated="2"/>
          <table:table-cell table:formula="of:=MATCH([.$A74];[.H$5:.H$50];)" office:value-type="float" office:value="6" calcext:value-type="float">
            <text:p>6</text:p>
          </table:table-cell>
          <table:table-cell table:number-columns-repeated="2"/>
          <table:table-cell table:formula="of:=MATCH([.$A74];[.K$5:.K$50];)" office:value-type="float" office:value="4" calcext:value-type="float">
            <text:p>4</text:p>
          </table:table-cell>
          <table:table-cell/>
          <table:table-cell table:formula="of:=AVERAGE([.K74];[.H74];[.E74];[.B74])" office:value-type="float" office:value="18.75" calcext:value-type="float">
            <text:p>18.75</text:p>
          </table:table-cell>
          <table:table-cell table:formula="of:=MEDIAN([.K74];[.H74];[.E74];[.B74])" office:value-type="float" office:value="16.5" calcext:value-type="float">
            <text:p>16.5</text:p>
          </table:table-cell>
          <table:table-cell table:style-name="ce5" table:formula="of:=STDEV([.K74];[.H74];[.E74];[.B74])" office:value-type="float" office:value="16.5201896679992" calcext:value-type="float">
            <text:p>16.5</text:p>
          </table:table-cell>
        </table:table-row>
        <table:table-row table:style-name="ro1">
          <table:table-cell table:formula="of:=[.A74]+1" office:value-type="float" office:value="24" calcext:value-type="float">
            <text:p>24</text:p>
          </table:table-cell>
          <table:table-cell table:formula="of:=MATCH([.$A75];[.B$5:.B$50];)" office:value-type="float" office:value="32" calcext:value-type="float">
            <text:p>32</text:p>
          </table:table-cell>
          <table:table-cell table:number-columns-repeated="2"/>
          <table:table-cell table:formula="of:=MATCH([.$A75];[.E$5:.E$50];)" office:value-type="float" office:value="3" calcext:value-type="float">
            <text:p>3</text:p>
          </table:table-cell>
          <table:table-cell table:number-columns-repeated="2"/>
          <table:table-cell table:formula="of:=MATCH([.$A75];[.H$5:.H$50];)" office:value-type="float" office:value="45" calcext:value-type="float">
            <text:p>45</text:p>
          </table:table-cell>
          <table:table-cell table:number-columns-repeated="2"/>
          <table:table-cell table:formula="of:=MATCH([.$A75];[.K$5:.K$50];)" office:value-type="float" office:value="14" calcext:value-type="float">
            <text:p>14</text:p>
          </table:table-cell>
          <table:table-cell/>
          <table:table-cell table:formula="of:=AVERAGE([.K75];[.H75];[.E75];[.B75])" office:value-type="float" office:value="23.5" calcext:value-type="float">
            <text:p>23.5</text:p>
          </table:table-cell>
          <table:table-cell table:formula="of:=MEDIAN([.K75];[.H75];[.E75];[.B75])" office:value-type="float" office:value="23" calcext:value-type="float">
            <text:p>23</text:p>
          </table:table-cell>
          <table:table-cell table:style-name="ce5" table:formula="of:=STDEV([.K75];[.H75];[.E75];[.B75])" office:value-type="float" office:value="18.6636902388926" calcext:value-type="float">
            <text:p>18.7</text:p>
          </table:table-cell>
        </table:table-row>
        <table:table-row table:style-name="ro1">
          <table:table-cell table:formula="of:=[.A75]+1" office:value-type="float" office:value="25" calcext:value-type="float">
            <text:p>25</text:p>
          </table:table-cell>
          <table:table-cell table:formula="of:=MATCH([.$A76];[.B$5:.B$50];)" office:value-type="float" office:value="5" calcext:value-type="float">
            <text:p>5</text:p>
          </table:table-cell>
          <table:table-cell table:number-columns-repeated="2"/>
          <table:table-cell table:formula="of:=MATCH([.$A76];[.E$5:.E$50];)" office:value-type="float" office:value="41" calcext:value-type="float">
            <text:p>41</text:p>
          </table:table-cell>
          <table:table-cell table:number-columns-repeated="2"/>
          <table:table-cell table:formula="of:=MATCH([.$A76];[.H$5:.H$50];)" office:value-type="float" office:value="21" calcext:value-type="float">
            <text:p>21</text:p>
          </table:table-cell>
          <table:table-cell table:number-columns-repeated="2"/>
          <table:table-cell table:formula="of:=MATCH([.$A76];[.K$5:.K$50];)" office:value-type="float" office:value="25" calcext:value-type="float">
            <text:p>25</text:p>
          </table:table-cell>
          <table:table-cell/>
          <table:table-cell table:formula="of:=AVERAGE([.K76];[.H76];[.E76];[.B76])" office:value-type="float" office:value="23" calcext:value-type="float">
            <text:p>23</text:p>
          </table:table-cell>
          <table:table-cell table:formula="of:=MEDIAN([.K76];[.H76];[.E76];[.B76])" office:value-type="float" office:value="23" calcext:value-type="float">
            <text:p>23</text:p>
          </table:table-cell>
          <table:table-cell table:style-name="ce5" table:formula="of:=STDEV([.K76];[.H76];[.E76];[.B76])" office:value-type="float" office:value="14.7873820085459" calcext:value-type="float">
            <text:p>14.8</text:p>
          </table:table-cell>
        </table:table-row>
        <table:table-row table:style-name="ro1">
          <table:table-cell table:formula="of:=[.A76]+1" office:value-type="float" office:value="26" calcext:value-type="float">
            <text:p>26</text:p>
          </table:table-cell>
          <table:table-cell table:formula="of:=MATCH([.$A77];[.B$5:.B$50];)" office:value-type="float" office:value="2" calcext:value-type="float">
            <text:p>2</text:p>
          </table:table-cell>
          <table:table-cell table:number-columns-repeated="2"/>
          <table:table-cell table:formula="of:=MATCH([.$A77];[.E$5:.E$50];)" office:value-type="float" office:value="45" calcext:value-type="float">
            <text:p>45</text:p>
          </table:table-cell>
          <table:table-cell table:number-columns-repeated="2"/>
          <table:table-cell table:formula="of:=MATCH([.$A77];[.H$5:.H$50];)" office:value-type="float" office:value="33" calcext:value-type="float">
            <text:p>33</text:p>
          </table:table-cell>
          <table:table-cell table:number-columns-repeated="2"/>
          <table:table-cell table:formula="of:=MATCH([.$A77];[.K$5:.K$50];)" office:value-type="float" office:value="43" calcext:value-type="float">
            <text:p>43</text:p>
          </table:table-cell>
          <table:table-cell/>
          <table:table-cell table:formula="of:=AVERAGE([.K77];[.H77];[.E77];[.B77])" office:value-type="float" office:value="30.75" calcext:value-type="float">
            <text:p>30.75</text:p>
          </table:table-cell>
          <table:table-cell table:formula="of:=MEDIAN([.K77];[.H77];[.E77];[.B77])" office:value-type="float" office:value="38" calcext:value-type="float">
            <text:p>38</text:p>
          </table:table-cell>
          <table:table-cell table:style-name="ce5" table:formula="of:=STDEV([.K77];[.H77];[.E77];[.B77])" office:value-type="float" office:value="19.8725103262438" calcext:value-type="float">
            <text:p>19.9</text:p>
          </table:table-cell>
        </table:table-row>
        <table:table-row table:style-name="ro1">
          <table:table-cell table:formula="of:=[.A77]+1" office:value-type="float" office:value="27" calcext:value-type="float">
            <text:p>27</text:p>
          </table:table-cell>
          <table:table-cell table:formula="of:=MATCH([.$A78];[.B$5:.B$50];)" office:value-type="float" office:value="17" calcext:value-type="float">
            <text:p>17</text:p>
          </table:table-cell>
          <table:table-cell table:number-columns-repeated="2"/>
          <table:table-cell table:formula="of:=MATCH([.$A78];[.E$5:.E$50];)" office:value-type="float" office:value="44" calcext:value-type="float">
            <text:p>44</text:p>
          </table:table-cell>
          <table:table-cell table:number-columns-repeated="2"/>
          <table:table-cell table:formula="of:=MATCH([.$A78];[.H$5:.H$50];)" office:value-type="float" office:value="41" calcext:value-type="float">
            <text:p>41</text:p>
          </table:table-cell>
          <table:table-cell table:number-columns-repeated="2"/>
          <table:table-cell table:formula="of:=MATCH([.$A78];[.K$5:.K$50];)" office:value-type="float" office:value="32" calcext:value-type="float">
            <text:p>32</text:p>
          </table:table-cell>
          <table:table-cell/>
          <table:table-cell table:formula="of:=AVERAGE([.K78];[.H78];[.E78];[.B78])" office:value-type="float" office:value="33.5" calcext:value-type="float">
            <text:p>33.5</text:p>
          </table:table-cell>
          <table:table-cell table:formula="of:=MEDIAN([.K78];[.H78];[.E78];[.B78])" office:value-type="float" office:value="36.5" calcext:value-type="float">
            <text:p>36.5</text:p>
          </table:table-cell>
          <table:table-cell table:style-name="ce5" table:formula="of:=STDEV([.K78];[.H78];[.E78];[.B78])" office:value-type="float" office:value="12.1243556529821" calcext:value-type="float">
            <text:p>12.1</text:p>
          </table:table-cell>
        </table:table-row>
        <table:table-row table:style-name="ro1">
          <table:table-cell table:formula="of:=[.A78]+1" office:value-type="float" office:value="28" calcext:value-type="float">
            <text:p>28</text:p>
          </table:table-cell>
          <table:table-cell table:formula="of:=MATCH([.$A79];[.B$5:.B$50];)" office:value-type="float" office:value="34" calcext:value-type="float">
            <text:p>34</text:p>
          </table:table-cell>
          <table:table-cell table:number-columns-repeated="2"/>
          <table:table-cell table:formula="of:=MATCH([.$A79];[.E$5:.E$50];)" office:value-type="float" office:value="6" calcext:value-type="float">
            <text:p>6</text:p>
          </table:table-cell>
          <table:table-cell table:number-columns-repeated="2"/>
          <table:table-cell table:formula="of:=MATCH([.$A79];[.H$5:.H$50];)" office:value-type="float" office:value="35" calcext:value-type="float">
            <text:p>35</text:p>
          </table:table-cell>
          <table:table-cell table:number-columns-repeated="2"/>
          <table:table-cell table:formula="of:=MATCH([.$A79];[.K$5:.K$50];)" office:value-type="float" office:value="44" calcext:value-type="float">
            <text:p>44</text:p>
          </table:table-cell>
          <table:table-cell/>
          <table:table-cell table:formula="of:=AVERAGE([.K79];[.H79];[.E79];[.B79])" office:value-type="float" office:value="29.75" calcext:value-type="float">
            <text:p>29.75</text:p>
          </table:table-cell>
          <table:table-cell table:formula="of:=MEDIAN([.K79];[.H79];[.E79];[.B79])" office:value-type="float" office:value="34.5" calcext:value-type="float">
            <text:p>34.5</text:p>
          </table:table-cell>
          <table:table-cell table:style-name="ce5" table:formula="of:=STDEV([.K79];[.H79];[.E79];[.B79])" office:value-type="float" office:value="16.4595463687997" calcext:value-type="float">
            <text:p>16.5</text:p>
          </table:table-cell>
        </table:table-row>
        <table:table-row table:style-name="ro1">
          <table:table-cell table:formula="of:=[.A79]+1" office:value-type="float" office:value="29" calcext:value-type="float">
            <text:p>29</text:p>
          </table:table-cell>
          <table:table-cell table:formula="of:=MATCH([.$A80];[.B$5:.B$50];)" office:value-type="float" office:value="39" calcext:value-type="float">
            <text:p>39</text:p>
          </table:table-cell>
          <table:table-cell table:number-columns-repeated="2"/>
          <table:table-cell table:formula="of:=MATCH([.$A80];[.E$5:.E$50];)" office:value-type="float" office:value="2" calcext:value-type="float">
            <text:p>2</text:p>
          </table:table-cell>
          <table:table-cell table:number-columns-repeated="2"/>
          <table:table-cell table:formula="of:=MATCH([.$A80];[.H$5:.H$50];)" office:value-type="float" office:value="28" calcext:value-type="float">
            <text:p>28</text:p>
          </table:table-cell>
          <table:table-cell table:number-columns-repeated="2"/>
          <table:table-cell table:formula="of:=MATCH([.$A80];[.K$5:.K$50];)" office:value-type="float" office:value="2" calcext:value-type="float">
            <text:p>2</text:p>
          </table:table-cell>
          <table:table-cell/>
          <table:table-cell table:formula="of:=AVERAGE([.K80];[.H80];[.E80];[.B80])" office:value-type="float" office:value="17.75" calcext:value-type="float">
            <text:p>17.75</text:p>
          </table:table-cell>
          <table:table-cell table:formula="of:=MEDIAN([.K80];[.H80];[.E80];[.B80])" office:value-type="float" office:value="15" calcext:value-type="float">
            <text:p>15</text:p>
          </table:table-cell>
          <table:table-cell table:style-name="ce5" table:formula="of:=STDEV([.K80];[.H80];[.E80];[.B80])" office:value-type="float" office:value="18.7327698610394" calcext:value-type="float">
            <text:p>18.7</text:p>
          </table:table-cell>
        </table:table-row>
        <table:table-row table:style-name="ro1">
          <table:table-cell table:style-name="ce3" table:formula="of:=[.A80]+1" office:value-type="float" office:value="30" calcext:value-type="float">
            <text:p>30</text:p>
          </table:table-cell>
          <table:table-cell table:formula="of:=MATCH([.$A81];[.B$5:.B$50];)" office:value-type="float" office:value="46" calcext:value-type="float">
            <text:p>46</text:p>
          </table:table-cell>
          <table:table-cell table:number-columns-repeated="2"/>
          <table:table-cell table:formula="of:=MATCH([.$A81];[.E$5:.E$50];)" office:value-type="float" office:value="33" calcext:value-type="float">
            <text:p>33</text:p>
          </table:table-cell>
          <table:table-cell table:number-columns-repeated="2"/>
          <table:table-cell table:formula="of:=MATCH([.$A81];[.H$5:.H$50];)" office:value-type="float" office:value="38" calcext:value-type="float">
            <text:p>38</text:p>
          </table:table-cell>
          <table:table-cell table:number-columns-repeated="2"/>
          <table:table-cell table:formula="of:=MATCH([.$A81];[.K$5:.K$50];)" office:value-type="float" office:value="29" calcext:value-type="float">
            <text:p>29</text:p>
          </table:table-cell>
          <table:table-cell/>
          <table:table-cell table:formula="of:=AVERAGE([.K81];[.H81];[.E81];[.B81])" office:value-type="float" office:value="36.5" calcext:value-type="float">
            <text:p>36.5</text:p>
          </table:table-cell>
          <table:table-cell table:formula="of:=MEDIAN([.K81];[.H81];[.E81];[.B81])" office:value-type="float" office:value="35.5" calcext:value-type="float">
            <text:p>35.5</text:p>
          </table:table-cell>
          <table:table-cell table:style-name="ce5" table:formula="of:=STDEV([.K81];[.H81];[.E81];[.B81])" office:value-type="float" office:value="7.32575365861197" calcext:value-type="float">
            <text:p>7.3</text:p>
          </table:table-cell>
        </table:table-row>
        <table:table-row table:style-name="ro1">
          <table:table-cell table:formula="of:=[.A81]+1" office:value-type="float" office:value="31" calcext:value-type="float">
            <text:p>31</text:p>
          </table:table-cell>
          <table:table-cell table:formula="of:=MATCH([.$A82];[.B$5:.B$50];)" office:value-type="float" office:value="37" calcext:value-type="float">
            <text:p>37</text:p>
          </table:table-cell>
          <table:table-cell table:number-columns-repeated="2"/>
          <table:table-cell table:formula="of:=MATCH([.$A82];[.E$5:.E$50];)" office:value-type="float" office:value="32" calcext:value-type="float">
            <text:p>32</text:p>
          </table:table-cell>
          <table:table-cell table:number-columns-repeated="2"/>
          <table:table-cell table:formula="of:=MATCH([.$A82];[.H$5:.H$50];)" office:value-type="float" office:value="2" calcext:value-type="float">
            <text:p>2</text:p>
          </table:table-cell>
          <table:table-cell table:number-columns-repeated="2"/>
          <table:table-cell table:formula="of:=MATCH([.$A82];[.K$5:.K$50];)" office:value-type="float" office:value="23" calcext:value-type="float">
            <text:p>23</text:p>
          </table:table-cell>
          <table:table-cell/>
          <table:table-cell table:formula="of:=AVERAGE([.K82];[.H82];[.E82];[.B82])" office:value-type="float" office:value="23.5" calcext:value-type="float">
            <text:p>23.5</text:p>
          </table:table-cell>
          <table:table-cell table:formula="of:=MEDIAN([.K82];[.H82];[.E82];[.B82])" office:value-type="float" office:value="27.5" calcext:value-type="float">
            <text:p>27.5</text:p>
          </table:table-cell>
          <table:table-cell table:style-name="ce5" table:formula="of:=STDEV([.K82];[.H82];[.E82];[.B82])" office:value-type="float" office:value="15.4596248337403" calcext:value-type="float">
            <text:p>15.5</text:p>
          </table:table-cell>
        </table:table-row>
        <table:table-row table:style-name="ro1">
          <table:table-cell table:style-name="ce3" table:formula="of:=[.A82]+1" office:value-type="float" office:value="32" calcext:value-type="float">
            <text:p>32</text:p>
          </table:table-cell>
          <table:table-cell table:formula="of:=MATCH([.$A83];[.B$5:.B$50];)" office:value-type="float" office:value="45" calcext:value-type="float">
            <text:p>45</text:p>
          </table:table-cell>
          <table:table-cell table:number-columns-repeated="2"/>
          <table:table-cell table:formula="of:=MATCH([.$A83];[.E$5:.E$50];)" office:value-type="float" office:value="35" calcext:value-type="float">
            <text:p>35</text:p>
          </table:table-cell>
          <table:table-cell table:number-columns-repeated="2"/>
          <table:table-cell table:formula="of:=MATCH([.$A83];[.H$5:.H$50];)" office:value-type="float" office:value="40" calcext:value-type="float">
            <text:p>40</text:p>
          </table:table-cell>
          <table:table-cell table:number-columns-repeated="2"/>
          <table:table-cell table:formula="of:=MATCH([.$A83];[.K$5:.K$50];)" office:value-type="float" office:value="28" calcext:value-type="float">
            <text:p>28</text:p>
          </table:table-cell>
          <table:table-cell/>
          <table:table-cell table:formula="of:=AVERAGE([.K83];[.H83];[.E83];[.B83])" office:value-type="float" office:value="37" calcext:value-type="float">
            <text:p>37</text:p>
          </table:table-cell>
          <table:table-cell table:formula="of:=MEDIAN([.K83];[.H83];[.E83];[.B83])" office:value-type="float" office:value="37.5" calcext:value-type="float">
            <text:p>37.5</text:p>
          </table:table-cell>
          <table:table-cell table:style-name="ce5" table:formula="of:=STDEV([.K83];[.H83];[.E83];[.B83])" office:value-type="float" office:value="7.25718035235908" calcext:value-type="float">
            <text:p>7.3</text:p>
          </table:table-cell>
        </table:table-row>
        <table:table-row table:style-name="ro1">
          <table:table-cell table:style-name="ce3" table:formula="of:=[.A83]+1" office:value-type="float" office:value="33" calcext:value-type="float">
            <text:p>33</text:p>
          </table:table-cell>
          <table:table-cell table:formula="of:=MATCH([.$A84];[.B$5:.B$50];)" office:value-type="float" office:value="24" calcext:value-type="float">
            <text:p>24</text:p>
          </table:table-cell>
          <table:table-cell table:number-columns-repeated="2"/>
          <table:table-cell table:formula="of:=MATCH([.$A84];[.E$5:.E$50];)" office:value-type="float" office:value="34" calcext:value-type="float">
            <text:p>34</text:p>
          </table:table-cell>
          <table:table-cell table:number-columns-repeated="2"/>
          <table:table-cell table:formula="of:=MATCH([.$A84];[.H$5:.H$50];)" office:value-type="float" office:value="37" calcext:value-type="float">
            <text:p>37</text:p>
          </table:table-cell>
          <table:table-cell table:number-columns-repeated="2"/>
          <table:table-cell table:formula="of:=MATCH([.$A84];[.K$5:.K$50];)" office:value-type="float" office:value="36" calcext:value-type="float">
            <text:p>36</text:p>
          </table:table-cell>
          <table:table-cell/>
          <table:table-cell table:formula="of:=AVERAGE([.K84];[.H84];[.E84];[.B84])" office:value-type="float" office:value="32.75" calcext:value-type="float">
            <text:p>32.75</text:p>
          </table:table-cell>
          <table:table-cell table:formula="of:=MEDIAN([.K84];[.H84];[.E84];[.B84])" office:value-type="float" office:value="35" calcext:value-type="float">
            <text:p>35</text:p>
          </table:table-cell>
          <table:table-cell table:style-name="ce5" table:formula="of:=STDEV([.K84];[.H84];[.E84];[.B84])" office:value-type="float" office:value="5.96517672272443" calcext:value-type="float">
            <text:p>6.0</text:p>
          </table:table-cell>
        </table:table-row>
        <table:table-row table:style-name="ro1">
          <table:table-cell table:style-name="ce3" table:formula="of:=[.A84]+1" office:value-type="float" office:value="34" calcext:value-type="float">
            <text:p>34</text:p>
          </table:table-cell>
          <table:table-cell table:formula="of:=MATCH([.$A85];[.B$5:.B$50];)" office:value-type="float" office:value="29" calcext:value-type="float">
            <text:p>29</text:p>
          </table:table-cell>
          <table:table-cell table:number-columns-repeated="2"/>
          <table:table-cell table:formula="of:=MATCH([.$A85];[.E$5:.E$50];)" office:value-type="float" office:value="38" calcext:value-type="float">
            <text:p>38</text:p>
          </table:table-cell>
          <table:table-cell table:number-columns-repeated="2"/>
          <table:table-cell table:formula="of:=MATCH([.$A85];[.H$5:.H$50];)" office:value-type="float" office:value="34" calcext:value-type="float">
            <text:p>34</text:p>
          </table:table-cell>
          <table:table-cell table:number-columns-repeated="2"/>
          <table:table-cell table:formula="of:=MATCH([.$A85];[.K$5:.K$50];)" office:value-type="float" office:value="45" calcext:value-type="float">
            <text:p>45</text:p>
          </table:table-cell>
          <table:table-cell/>
          <table:table-cell table:formula="of:=AVERAGE([.K85];[.H85];[.E85];[.B85])" office:value-type="float" office:value="36.5" calcext:value-type="float">
            <text:p>36.5</text:p>
          </table:table-cell>
          <table:table-cell table:formula="of:=MEDIAN([.K85];[.H85];[.E85];[.B85])" office:value-type="float" office:value="36" calcext:value-type="float">
            <text:p>36</text:p>
          </table:table-cell>
          <table:table-cell table:style-name="ce5" table:formula="of:=STDEV([.K85];[.H85];[.E85];[.B85])" office:value-type="float" office:value="6.75771164423776" calcext:value-type="float">
            <text:p>6.8</text:p>
          </table:table-cell>
        </table:table-row>
        <table:table-row table:style-name="ro1">
          <table:table-cell table:style-name="ce3" table:formula="of:=[.A85]+1" office:value-type="float" office:value="35" calcext:value-type="float">
            <text:p>35</text:p>
          </table:table-cell>
          <table:table-cell table:formula="of:=MATCH([.$A86];[.B$5:.B$50];)" office:value-type="float" office:value="30" calcext:value-type="float">
            <text:p>30</text:p>
          </table:table-cell>
          <table:table-cell table:number-columns-repeated="2"/>
          <table:table-cell table:formula="of:=MATCH([.$A86];[.E$5:.E$50];)" office:value-type="float" office:value="37" calcext:value-type="float">
            <text:p>37</text:p>
          </table:table-cell>
          <table:table-cell table:number-columns-repeated="2"/>
          <table:table-cell table:formula="of:=MATCH([.$A86];[.H$5:.H$50];)" office:value-type="float" office:value="29" calcext:value-type="float">
            <text:p>29</text:p>
          </table:table-cell>
          <table:table-cell table:number-columns-repeated="2"/>
          <table:table-cell table:formula="of:=MATCH([.$A86];[.K$5:.K$50];)" office:value-type="float" office:value="40" calcext:value-type="float">
            <text:p>40</text:p>
          </table:table-cell>
          <table:table-cell/>
          <table:table-cell table:formula="of:=AVERAGE([.K86];[.H86];[.E86];[.B86])" office:value-type="float" office:value="34" calcext:value-type="float">
            <text:p>34</text:p>
          </table:table-cell>
          <table:table-cell table:formula="of:=MEDIAN([.K86];[.H86];[.E86];[.B86])" office:value-type="float" office:value="33.5" calcext:value-type="float">
            <text:p>33.5</text:p>
          </table:table-cell>
          <table:table-cell table:style-name="ce5" table:formula="of:=STDEV([.K86];[.H86];[.E86];[.B86])" office:value-type="float" office:value="5.35412613473634" calcext:value-type="float">
            <text:p>5.4</text:p>
          </table:table-cell>
        </table:table-row>
        <table:table-row table:style-name="ro1">
          <table:table-cell table:style-name="ce3" table:formula="of:=[.A86]+1" office:value-type="float" office:value="36" calcext:value-type="float">
            <text:p>36</text:p>
          </table:table-cell>
          <table:table-cell table:formula="of:=MATCH([.$A87];[.B$5:.B$50];)" office:value-type="float" office:value="31" calcext:value-type="float">
            <text:p>31</text:p>
          </table:table-cell>
          <table:table-cell table:number-columns-repeated="2"/>
          <table:table-cell table:formula="of:=MATCH([.$A87];[.E$5:.E$50];)" office:value-type="float" office:value="39" calcext:value-type="float">
            <text:p>39</text:p>
          </table:table-cell>
          <table:table-cell table:number-columns-repeated="2"/>
          <table:table-cell table:formula="of:=MATCH([.$A87];[.H$5:.H$50];)" office:value-type="float" office:value="36" calcext:value-type="float">
            <text:p>36</text:p>
          </table:table-cell>
          <table:table-cell table:number-columns-repeated="2"/>
          <table:table-cell table:formula="of:=MATCH([.$A87];[.K$5:.K$50];)" office:value-type="float" office:value="46" calcext:value-type="float">
            <text:p>46</text:p>
          </table:table-cell>
          <table:table-cell/>
          <table:table-cell table:formula="of:=AVERAGE([.K87];[.H87];[.E87];[.B87])" office:value-type="float" office:value="38" calcext:value-type="float">
            <text:p>38</text:p>
          </table:table-cell>
          <table:table-cell table:formula="of:=MEDIAN([.K87];[.H87];[.E87];[.B87])" office:value-type="float" office:value="37.5" calcext:value-type="float">
            <text:p>37.5</text:p>
          </table:table-cell>
          <table:table-cell table:style-name="ce5" table:formula="of:=STDEV([.K87];[.H87];[.E87];[.B87])" office:value-type="float" office:value="6.27162924074226" calcext:value-type="float">
            <text:p>6.3</text:p>
          </table:table-cell>
        </table:table-row>
        <table:table-row table:style-name="ro1">
          <table:table-cell table:style-name="ce2" table:formula="of:=[.A87]+1" office:value-type="float" office:value="37" calcext:value-type="float">
            <text:p>37</text:p>
          </table:table-cell>
          <table:table-cell table:formula="of:=MATCH([.$A88];[.B$5:.B$50];)" office:value-type="float" office:value="3" calcext:value-type="float">
            <text:p>3</text:p>
          </table:table-cell>
          <table:table-cell table:number-columns-repeated="2"/>
          <table:table-cell table:formula="of:=MATCH([.$A88];[.E$5:.E$50];)" office:value-type="float" office:value="5" calcext:value-type="float">
            <text:p>5</text:p>
          </table:table-cell>
          <table:table-cell table:number-columns-repeated="2"/>
          <table:table-cell table:formula="of:=MATCH([.$A88];[.H$5:.H$50];)" office:value-type="float" office:value="23" calcext:value-type="float">
            <text:p>23</text:p>
          </table:table-cell>
          <table:table-cell table:number-columns-repeated="2"/>
          <table:table-cell table:formula="of:=MATCH([.$A88];[.K$5:.K$50];)" office:value-type="float" office:value="21" calcext:value-type="float">
            <text:p>21</text:p>
          </table:table-cell>
          <table:table-cell/>
          <table:table-cell table:formula="of:=AVERAGE([.K88];[.H88];[.E88];[.B88])" office:value-type="float" office:value="13" calcext:value-type="float">
            <text:p>13</text:p>
          </table:table-cell>
          <table:table-cell table:formula="of:=MEDIAN([.K88];[.H88];[.E88];[.B88])" office:value-type="float" office:value="13" calcext:value-type="float">
            <text:p>13</text:p>
          </table:table-cell>
          <table:table-cell table:style-name="ce5" table:formula="of:=STDEV([.K88];[.H88];[.E88];[.B88])" office:value-type="float" office:value="10.4562580942387" calcext:value-type="float">
            <text:p>10.5</text:p>
          </table:table-cell>
        </table:table-row>
        <table:table-row table:style-name="ro1">
          <table:table-cell table:style-name="ce2" table:formula="of:=[.A88]+1" office:value-type="float" office:value="38" calcext:value-type="float">
            <text:p>38</text:p>
          </table:table-cell>
          <table:table-cell table:formula="of:=MATCH([.$A89];[.B$5:.B$50];)" office:value-type="float" office:value="18" calcext:value-type="float">
            <text:p>18</text:p>
          </table:table-cell>
          <table:table-cell table:number-columns-repeated="2"/>
          <table:table-cell table:formula="of:=MATCH([.$A89];[.E$5:.E$50];)" office:value-type="float" office:value="15" calcext:value-type="float">
            <text:p>15</text:p>
          </table:table-cell>
          <table:table-cell table:number-columns-repeated="2"/>
          <table:table-cell table:formula="of:=MATCH([.$A89];[.H$5:.H$50];)" office:value-type="float" office:value="7" calcext:value-type="float">
            <text:p>7</text:p>
          </table:table-cell>
          <table:table-cell table:number-columns-repeated="2"/>
          <table:table-cell table:formula="of:=MATCH([.$A89];[.K$5:.K$50];)" office:value-type="float" office:value="5" calcext:value-type="float">
            <text:p>5</text:p>
          </table:table-cell>
          <table:table-cell/>
          <table:table-cell table:formula="of:=AVERAGE([.K89];[.H89];[.E89];[.B89])" office:value-type="float" office:value="11.25" calcext:value-type="float">
            <text:p>11.25</text:p>
          </table:table-cell>
          <table:table-cell table:formula="of:=MEDIAN([.K89];[.H89];[.E89];[.B89])" office:value-type="float" office:value="11" calcext:value-type="float">
            <text:p>11</text:p>
          </table:table-cell>
          <table:table-cell table:style-name="ce5" table:formula="of:=STDEV([.K89];[.H89];[.E89];[.B89])" office:value-type="float" office:value="6.23832242407097" calcext:value-type="float">
            <text:p>6.2</text:p>
          </table:table-cell>
        </table:table-row>
        <table:table-row table:style-name="ro1">
          <table:table-cell table:style-name="ce2" table:formula="of:=[.A89]+1" office:value-type="float" office:value="39" calcext:value-type="float">
            <text:p>39</text:p>
          </table:table-cell>
          <table:table-cell table:formula="of:=MATCH([.$A90];[.B$5:.B$50];)" office:value-type="float" office:value="1" calcext:value-type="float">
            <text:p>1</text:p>
          </table:table-cell>
          <table:table-cell table:number-columns-repeated="2"/>
          <table:table-cell table:formula="of:=MATCH([.$A90];[.E$5:.E$50];)" office:value-type="float" office:value="1" calcext:value-type="float">
            <text:p>1</text:p>
          </table:table-cell>
          <table:table-cell table:number-columns-repeated="2"/>
          <table:table-cell table:formula="of:=MATCH([.$A90];[.H$5:.H$50];)" office:value-type="float" office:value="1" calcext:value-type="float">
            <text:p>1</text:p>
          </table:table-cell>
          <table:table-cell table:number-columns-repeated="2"/>
          <table:table-cell table:formula="of:=MATCH([.$A90];[.K$5:.K$50];)" office:value-type="float" office:value="1" calcext:value-type="float">
            <text:p>1</text:p>
          </table:table-cell>
          <table:table-cell/>
          <table:table-cell table:style-name="ce2" table:formula="of:=AVERAGE([.K90];[.H90];[.E90];[.B90])" office:value-type="float" office:value="1" calcext:value-type="float">
            <text:p>1</text:p>
          </table:table-cell>
          <table:table-cell table:style-name="ce2" table:formula="of:=MEDIAN([.K90];[.H90];[.E90];[.B90])" office:value-type="float" office:value="1" calcext:value-type="float">
            <text:p>1</text:p>
          </table:table-cell>
          <table:table-cell table:style-name="ce6" table:formula="of:=STDEV([.K90];[.H90];[.E90];[.B90])" office:value-type="float" office:value="0" calcext:value-type="float">
            <text:p>0.0</text:p>
          </table:table-cell>
        </table:table-row>
        <table:table-row table:style-name="ro1">
          <table:table-cell table:formula="of:=[.A90]+1" office:value-type="float" office:value="40" calcext:value-type="float">
            <text:p>40</text:p>
          </table:table-cell>
          <table:table-cell table:formula="of:=MATCH([.$A91];[.B$5:.B$50];)" office:value-type="float" office:value="35" calcext:value-type="float">
            <text:p>35</text:p>
          </table:table-cell>
          <table:table-cell table:number-columns-repeated="2"/>
          <table:table-cell table:formula="of:=MATCH([.$A91];[.E$5:.E$50];)" office:value-type="float" office:value="16" calcext:value-type="float">
            <text:p>16</text:p>
          </table:table-cell>
          <table:table-cell table:number-columns-repeated="2"/>
          <table:table-cell table:formula="of:=MATCH([.$A91];[.H$5:.H$50];)" office:value-type="float" office:value="31" calcext:value-type="float">
            <text:p>31</text:p>
          </table:table-cell>
          <table:table-cell table:number-columns-repeated="2"/>
          <table:table-cell table:formula="of:=MATCH([.$A91];[.K$5:.K$50];)" office:value-type="float" office:value="22" calcext:value-type="float">
            <text:p>22</text:p>
          </table:table-cell>
          <table:table-cell/>
          <table:table-cell table:formula="of:=AVERAGE([.K91];[.H91];[.E91];[.B91])" office:value-type="float" office:value="26" calcext:value-type="float">
            <text:p>26</text:p>
          </table:table-cell>
          <table:table-cell table:formula="of:=MEDIAN([.K91];[.H91];[.E91];[.B91])" office:value-type="float" office:value="26.5" calcext:value-type="float">
            <text:p>26.5</text:p>
          </table:table-cell>
          <table:table-cell table:style-name="ce5" table:formula="of:=STDEV([.K91];[.H91];[.E91];[.B91])" office:value-type="float" office:value="8.60232526704263" calcext:value-type="float">
            <text:p>8.6</text:p>
          </table:table-cell>
        </table:table-row>
        <table:table-row table:style-name="ro1">
          <table:table-cell table:style-name="ce2" table:formula="of:=[.A91]+1" office:value-type="float" office:value="41" calcext:value-type="float">
            <text:p>41</text:p>
          </table:table-cell>
          <table:table-cell table:formula="of:=MATCH([.$A92];[.B$5:.B$50];)" office:value-type="float" office:value="19" calcext:value-type="float">
            <text:p>19</text:p>
          </table:table-cell>
          <table:table-cell table:number-columns-repeated="2"/>
          <table:table-cell table:formula="of:=MATCH([.$A92];[.E$5:.E$50];)" office:value-type="float" office:value="17" calcext:value-type="float">
            <text:p>17</text:p>
          </table:table-cell>
          <table:table-cell table:number-columns-repeated="2"/>
          <table:table-cell table:formula="of:=MATCH([.$A92];[.H$5:.H$50];)" office:value-type="float" office:value="17" calcext:value-type="float">
            <text:p>17</text:p>
          </table:table-cell>
          <table:table-cell table:number-columns-repeated="2"/>
          <table:table-cell table:formula="of:=MATCH([.$A92];[.K$5:.K$50];)" office:value-type="float" office:value="17" calcext:value-type="float">
            <text:p>17</text:p>
          </table:table-cell>
          <table:table-cell/>
          <table:table-cell table:formula="of:=AVERAGE([.K92];[.H92];[.E92];[.B92])" office:value-type="float" office:value="17.5" calcext:value-type="float">
            <text:p>17.5</text:p>
          </table:table-cell>
          <table:table-cell table:formula="of:=MEDIAN([.K92];[.H92];[.E92];[.B92])" office:value-type="float" office:value="17" calcext:value-type="float">
            <text:p>17</text:p>
          </table:table-cell>
          <table:table-cell table:style-name="ce5" table:formula="of:=STDEV([.K92];[.H92];[.E92];[.B92])" office:value-type="float" office:value="1" calcext:value-type="float">
            <text:p>1.0</text:p>
          </table:table-cell>
        </table:table-row>
        <table:table-row table:style-name="ro1">
          <table:table-cell table:style-name="ce2" table:formula="of:=[.A92]+1" office:value-type="float" office:value="42" calcext:value-type="float">
            <text:p>42</text:p>
          </table:table-cell>
          <table:table-cell table:formula="of:=MATCH([.$A93];[.B$5:.B$50];)" office:value-type="float" office:value="20" calcext:value-type="float">
            <text:p>20</text:p>
          </table:table-cell>
          <table:table-cell table:number-columns-repeated="2"/>
          <table:table-cell table:formula="of:=MATCH([.$A93];[.E$5:.E$50];)" office:value-type="float" office:value="14" calcext:value-type="float">
            <text:p>14</text:p>
          </table:table-cell>
          <table:table-cell table:number-columns-repeated="2"/>
          <table:table-cell table:formula="of:=MATCH([.$A93];[.H$5:.H$50];)" office:value-type="float" office:value="18" calcext:value-type="float">
            <text:p>18</text:p>
          </table:table-cell>
          <table:table-cell table:number-columns-repeated="2"/>
          <table:table-cell table:formula="of:=MATCH([.$A93];[.K$5:.K$50];)" office:value-type="float" office:value="16" calcext:value-type="float">
            <text:p>16</text:p>
          </table:table-cell>
          <table:table-cell/>
          <table:table-cell table:formula="of:=AVERAGE([.K93];[.H93];[.E93];[.B93])" office:value-type="float" office:value="17" calcext:value-type="float">
            <text:p>17</text:p>
          </table:table-cell>
          <table:table-cell table:formula="of:=MEDIAN([.K93];[.H93];[.E93];[.B93])" office:value-type="float" office:value="17" calcext:value-type="float">
            <text:p>17</text:p>
          </table:table-cell>
          <table:table-cell table:style-name="ce5" table:formula="of:=STDEV([.K93];[.H93];[.E93];[.B93])" office:value-type="float" office:value="2.58198889747161" calcext:value-type="float">
            <text:p>2.6</text:p>
          </table:table-cell>
        </table:table-row>
        <table:table-row table:style-name="ro1">
          <table:table-cell table:style-name="ce2" table:formula="of:=[.A93]+1" office:value-type="float" office:value="43" calcext:value-type="float">
            <text:p>43</text:p>
          </table:table-cell>
          <table:table-cell table:formula="of:=MATCH([.$A94];[.B$5:.B$50];)" office:value-type="float" office:value="21" calcext:value-type="float">
            <text:p>21</text:p>
          </table:table-cell>
          <table:table-cell table:number-columns-repeated="2"/>
          <table:table-cell table:formula="of:=MATCH([.$A94];[.E$5:.E$50];)" office:value-type="float" office:value="19" calcext:value-type="float">
            <text:p>19</text:p>
          </table:table-cell>
          <table:table-cell table:number-columns-repeated="2"/>
          <table:table-cell table:formula="of:=MATCH([.$A94];[.H$5:.H$50];)" office:value-type="float" office:value="19" calcext:value-type="float">
            <text:p>19</text:p>
          </table:table-cell>
          <table:table-cell table:number-columns-repeated="2"/>
          <table:table-cell table:formula="of:=MATCH([.$A94];[.K$5:.K$50];)" office:value-type="float" office:value="19" calcext:value-type="float">
            <text:p>19</text:p>
          </table:table-cell>
          <table:table-cell/>
          <table:table-cell table:formula="of:=AVERAGE([.K94];[.H94];[.E94];[.B94])" office:value-type="float" office:value="19.5" calcext:value-type="float">
            <text:p>19.5</text:p>
          </table:table-cell>
          <table:table-cell table:formula="of:=MEDIAN([.K94];[.H94];[.E94];[.B94])" office:value-type="float" office:value="19" calcext:value-type="float">
            <text:p>19</text:p>
          </table:table-cell>
          <table:table-cell table:style-name="ce5" table:formula="of:=STDEV([.K94];[.H94];[.E94];[.B94])" office:value-type="float" office:value="1" calcext:value-type="float">
            <text:p>1.0</text:p>
          </table:table-cell>
        </table:table-row>
        <table:table-row table:style-name="ro1">
          <table:table-cell table:formula="of:=[.A94]+1" office:value-type="float" office:value="44" calcext:value-type="float">
            <text:p>44</text:p>
          </table:table-cell>
          <table:table-cell table:formula="of:=MATCH([.$A95];[.B$5:.B$50];)" office:value-type="float" office:value="7" calcext:value-type="float">
            <text:p>7</text:p>
          </table:table-cell>
          <table:table-cell table:number-columns-repeated="2"/>
          <table:table-cell table:formula="of:=MATCH([.$A95];[.E$5:.E$50];)" office:value-type="float" office:value="31" calcext:value-type="float">
            <text:p>31</text:p>
          </table:table-cell>
          <table:table-cell table:number-columns-repeated="2"/>
          <table:table-cell table:formula="of:=MATCH([.$A95];[.H$5:.H$50];)" office:value-type="float" office:value="24" calcext:value-type="float">
            <text:p>24</text:p>
          </table:table-cell>
          <table:table-cell table:number-columns-repeated="2"/>
          <table:table-cell table:formula="of:=MATCH([.$A95];[.K$5:.K$50];)" office:value-type="float" office:value="42" calcext:value-type="float">
            <text:p>42</text:p>
          </table:table-cell>
          <table:table-cell/>
          <table:table-cell table:formula="of:=AVERAGE([.K95];[.H95];[.E95];[.B95])" office:value-type="float" office:value="26" calcext:value-type="float">
            <text:p>26</text:p>
          </table:table-cell>
          <table:table-cell table:formula="of:=MEDIAN([.K95];[.H95];[.E95];[.B95])" office:value-type="float" office:value="27.5" calcext:value-type="float">
            <text:p>27.5</text:p>
          </table:table-cell>
          <table:table-cell table:style-name="ce5" table:formula="of:=STDEV([.K95];[.H95];[.E95];[.B95])" office:value-type="float" office:value="14.6742404687034" calcext:value-type="float">
            <text:p>14.7</text:p>
          </table:table-cell>
        </table:table-row>
        <table:table-row table:style-name="ro1">
          <table:table-cell table:style-name="ce2" table:formula="of:=[.A95]+1" office:value-type="float" office:value="45" calcext:value-type="float">
            <text:p>45</text:p>
          </table:table-cell>
          <table:table-cell table:formula="of:=MATCH([.$A96];[.B$5:.B$50];)" office:value-type="float" office:value="22" calcext:value-type="float">
            <text:p>22</text:p>
          </table:table-cell>
          <table:table-cell table:number-columns-repeated="2"/>
          <table:table-cell table:formula="of:=MATCH([.$A96];[.E$5:.E$50];)" office:value-type="float" office:value="20" calcext:value-type="float">
            <text:p>20</text:p>
          </table:table-cell>
          <table:table-cell table:number-columns-repeated="2"/>
          <table:table-cell table:formula="of:=MATCH([.$A96];[.H$5:.H$50];)" office:value-type="float" office:value="26" calcext:value-type="float">
            <text:p>26</text:p>
          </table:table-cell>
          <table:table-cell table:number-columns-repeated="2"/>
          <table:table-cell table:formula="of:=MATCH([.$A96];[.K$5:.K$50];)" office:value-type="float" office:value="18" calcext:value-type="float">
            <text:p>18</text:p>
          </table:table-cell>
          <table:table-cell/>
          <table:table-cell table:formula="of:=AVERAGE([.K96];[.H96];[.E96];[.B96])" office:value-type="float" office:value="21.5" calcext:value-type="float">
            <text:p>21.5</text:p>
          </table:table-cell>
          <table:table-cell table:formula="of:=MEDIAN([.K96];[.H96];[.E96];[.B96])" office:value-type="float" office:value="21" calcext:value-type="float">
            <text:p>21</text:p>
          </table:table-cell>
          <table:table-cell table:style-name="ce5" table:formula="of:=STDEV([.K96];[.H96];[.E96];[.B96])" office:value-type="float" office:value="3.41565025531987" calcext:value-type="float">
            <text:p>3.4</text:p>
          </table:table-cell>
        </table:table-row>
        <table:table-row table:style-name="ro1">
          <table:table-cell table:style-name="ce2" table:formula="of:=[.A96]+1" office:value-type="float" office:value="46" calcext:value-type="float">
            <text:p>46</text:p>
          </table:table-cell>
          <table:table-cell table:formula="of:=MATCH([.$A97];[.B$5:.B$50];)" office:value-type="float" office:value="23" calcext:value-type="float">
            <text:p>23</text:p>
          </table:table-cell>
          <table:table-cell table:number-columns-repeated="2"/>
          <table:table-cell table:formula="of:=MATCH([.$A97];[.E$5:.E$50];)" office:value-type="float" office:value="18" calcext:value-type="float">
            <text:p>18</text:p>
          </table:table-cell>
          <table:table-cell table:number-columns-repeated="2"/>
          <table:table-cell table:formula="of:=MATCH([.$A97];[.H$5:.H$50];)" office:value-type="float" office:value="20" calcext:value-type="float">
            <text:p>20</text:p>
          </table:table-cell>
          <table:table-cell table:number-columns-repeated="2"/>
          <table:table-cell table:formula="of:=MATCH([.$A97];[.K$5:.K$50];)" office:value-type="float" office:value="20" calcext:value-type="float">
            <text:p>20</text:p>
          </table:table-cell>
          <table:table-cell/>
          <table:table-cell table:formula="of:=AVERAGE([.K97];[.H97];[.E97];[.B97])" office:value-type="float" office:value="20.25" calcext:value-type="float">
            <text:p>20.25</text:p>
          </table:table-cell>
          <table:table-cell table:formula="of:=MEDIAN([.K97];[.H97];[.E97];[.B97])" office:value-type="float" office:value="20" calcext:value-type="float">
            <text:p>20</text:p>
          </table:table-cell>
          <table:table-cell table:style-name="ce5" table:formula="of:=STDEV([.K97];[.H97];[.E97];[.B97])" office:value-type="float" office:value="2.06155281280883" calcext:value-type="float">
            <text:p>2.1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formula="of:=SMALL([.N$52:.N$97];[.M10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formula="of:=SMALL([.N$52:.N$97];[.M102])" office:value-type="float" office:value="7.5" calcext:value-type="float">
            <text:p>7.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formula="of:=SMALL([.N$52:.N$97];[.M103])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formula="of:=SMALL([.N$52:.N$97];[.M104])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table:formula="of:=SMALL([.N$52:.N$97];[.M105])" office:value-type="float" office:value="9.5" calcext:value-type="float">
            <text:p>9.5</text:p>
          </table:table-cell>
          <table:table-cell/>
        </table:table-row>
        <table:table-row table:style-name="ro1">
          <table:table-cell table:number-columns-repeated="12"/>
          <table:table-cell table:formula="of:=[.M105]+1" office:value-type="float" office:value="6" calcext:value-type="float">
            <text:p>6</text:p>
          </table:table-cell>
          <table:table-cell table:formula="of:=SMALL([.N$52:.N$97];[.M106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2"/>
          <table:table-cell table:formula="of:=[.M106]+1" office:value-type="float" office:value="7" calcext:value-type="float">
            <text:p>7</text:p>
          </table:table-cell>
          <table:table-cell table:formula="of:=SMALL([.N$52:.N$97];[.M107])" office:value-type="float" office:value="10.5" calcext:value-type="float">
            <text:p>10.5</text:p>
          </table:table-cell>
          <table:table-cell/>
        </table:table-row>
        <table:table-row table:style-name="ro1">
          <table:table-cell table:number-columns-repeated="12"/>
          <table:table-cell table:formula="of:=[.M107]+1" office:value-type="float" office:value="8" calcext:value-type="float">
            <text:p>8</text:p>
          </table:table-cell>
          <table:table-cell table:formula="of:=SMALL([.N$52:.N$97];[.M108]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2"/>
          <table:table-cell table:formula="of:=[.M108]+1" office:value-type="float" office:value="9" calcext:value-type="float">
            <text:p>9</text:p>
          </table:table-cell>
          <table:table-cell table:formula="of:=SMALL([.N$52:.N$97];[.M109]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2"/>
          <table:table-cell table:formula="of:=[.M109]+1" office:value-type="float" office:value="10" calcext:value-type="float">
            <text:p>10</text:p>
          </table:table-cell>
          <table:table-cell table:formula="of:=SMALL([.N$52:.N$97];[.M110])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2"/>
          <table:table-cell table:formula="of:=[.M110]+1" office:value-type="float" office:value="11" calcext:value-type="float">
            <text:p>11</text:p>
          </table:table-cell>
          <table:table-cell table:formula="of:=SMALL([.N$52:.N$97];[.M111])" office:value-type="float" office:value="13.5" calcext:value-type="float">
            <text:p>13.5</text:p>
          </table:table-cell>
          <table:table-cell/>
        </table:table-row>
        <table:table-row table:style-name="ro1">
          <table:table-cell table:number-columns-repeated="12"/>
          <table:table-cell table:formula="of:=[.M111]+1" office:value-type="float" office:value="12" calcext:value-type="float">
            <text:p>12</text:p>
          </table:table-cell>
          <table:table-cell table:formula="of:=SMALL([.N$52:.N$97];[.M112])" office:value-type="float" office:value="14.5" calcext:value-type="float">
            <text:p>14.5</text:p>
          </table:table-cell>
          <table:table-cell/>
        </table:table-row>
        <table:table-row table:style-name="ro1">
          <table:table-cell table:number-columns-repeated="12"/>
          <table:table-cell table:formula="of:=[.M112]+1" office:value-type="float" office:value="13" calcext:value-type="float">
            <text:p>13</text:p>
          </table:table-cell>
          <table:table-cell table:formula="of:=SMALL([.N$52:.N$97];[.M113]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2"/>
          <table:table-cell table:formula="of:=[.M113]+1" office:value-type="float" office:value="14" calcext:value-type="float">
            <text:p>14</text:p>
          </table:table-cell>
          <table:table-cell table:formula="of:=SMALL([.N$52:.N$97];[.M114])" office:value-type="float" office:value="16.5" calcext:value-type="float">
            <text:p>16.5</text:p>
          </table:table-cell>
          <table:table-cell/>
        </table:table-row>
        <table:table-row table:style-name="ro1">
          <table:table-cell table:number-columns-repeated="12"/>
          <table:table-cell table:formula="of:=[.M114]+1" office:value-type="float" office:value="15" calcext:value-type="float">
            <text:p>15</text:p>
          </table:table-cell>
          <table:table-cell table:formula="of:=SMALL([.N$52:.N$97];[.M115])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2"/>
          <table:table-cell table:formula="of:=[.M115]+1" office:value-type="float" office:value="16" calcext:value-type="float">
            <text:p>16</text:p>
          </table:table-cell>
          <table:table-cell table:formula="of:=SMALL([.N$52:.N$97];[.M116])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2"/>
          <table:table-cell table:formula="of:=[.M116]+1" office:value-type="float" office:value="17" calcext:value-type="float">
            <text:p>17</text:p>
          </table:table-cell>
          <table:table-cell table:formula="of:=SMALL([.N$52:.N$97];[.M117])" office:value-type="float" office:value="17.5" calcext:value-type="float">
            <text:p>17.5</text:p>
          </table:table-cell>
          <table:table-cell/>
        </table:table-row>
        <table:table-row table:style-name="ro1">
          <table:table-cell table:number-columns-repeated="12"/>
          <table:table-cell table:formula="of:=[.M117]+1" office:value-type="float" office:value="18" calcext:value-type="float">
            <text:p>18</text:p>
          </table:table-cell>
          <table:table-cell table:formula="of:=SMALL([.N$52:.N$97];[.M118])" office:value-type="float" office:value="18.5" calcext:value-type="float">
            <text:p>18.5</text:p>
          </table:table-cell>
          <table:table-cell/>
        </table:table-row>
        <table:table-row table:style-name="ro1">
          <table:table-cell table:number-columns-repeated="12"/>
          <table:table-cell table:formula="of:=[.M118]+1" office:value-type="float" office:value="19" calcext:value-type="float">
            <text:p>19</text:p>
          </table:table-cell>
          <table:table-cell table:formula="of:=SMALL([.N$52:.N$97];[.M119])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2"/>
          <table:table-cell table:formula="of:=[.M119]+1" office:value-type="float" office:value="20" calcext:value-type="float">
            <text:p>20</text:p>
          </table:table-cell>
          <table:table-cell table:formula="of:=SMALL([.N$52:.N$97];[.M120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2"/>
          <table:table-cell table:formula="of:=[.M120]+1" office:value-type="float" office:value="21" calcext:value-type="float">
            <text:p>21</text:p>
          </table:table-cell>
          <table:table-cell table:formula="of:=SMALL([.N$52:.N$97];[.M121])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2"/>
          <table:table-cell table:formula="of:=[.M121]+1" office:value-type="float" office:value="22" calcext:value-type="float">
            <text:p>22</text:p>
          </table:table-cell>
          <table:table-cell table:formula="of:=SMALL([.N$52:.N$97];[.M122])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2"/>
          <table:table-cell table:formula="of:=[.M122]+1" office:value-type="float" office:value="23" calcext:value-type="float">
            <text:p>23</text:p>
          </table:table-cell>
          <table:table-cell table:formula="of:=SMALL([.N$52:.N$97];[.M123])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2"/>
          <table:table-cell table:formula="of:=[.M123]+1" office:value-type="float" office:value="24" calcext:value-type="float">
            <text:p>24</text:p>
          </table:table-cell>
          <table:table-cell table:formula="of:=SMALL([.N$52:.N$97];[.M124]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2"/>
          <table:table-cell table:formula="of:=[.M124]+1" office:value-type="float" office:value="25" calcext:value-type="float">
            <text:p>25</text:p>
          </table:table-cell>
          <table:table-cell table:formula="of:=SMALL([.N$52:.N$97];[.M125])" office:value-type="float" office:value="26.5" calcext:value-type="float">
            <text:p>26.5</text:p>
          </table:table-cell>
          <table:table-cell/>
        </table:table-row>
        <table:table-row table:style-name="ro1">
          <table:table-cell table:number-columns-repeated="12"/>
          <table:table-cell table:formula="of:=[.M125]+1" office:value-type="float" office:value="26" calcext:value-type="float">
            <text:p>26</text:p>
          </table:table-cell>
          <table:table-cell table:formula="of:=SMALL([.N$52:.N$97];[.M126])" office:value-type="float" office:value="27.5" calcext:value-type="float">
            <text:p>27.5</text:p>
          </table:table-cell>
          <table:table-cell/>
        </table:table-row>
        <table:table-row table:style-name="ro1">
          <table:table-cell table:number-columns-repeated="12"/>
          <table:table-cell table:formula="of:=[.M126]+1" office:value-type="float" office:value="27" calcext:value-type="float">
            <text:p>27</text:p>
          </table:table-cell>
          <table:table-cell table:formula="of:=SMALL([.N$52:.N$97];[.M127])" office:value-type="float" office:value="27.5" calcext:value-type="float">
            <text:p>27.5</text:p>
          </table:table-cell>
          <table:table-cell/>
        </table:table-row>
        <table:table-row table:style-name="ro1">
          <table:table-cell table:number-columns-repeated="12"/>
          <table:table-cell table:formula="of:=[.M127]+1" office:value-type="float" office:value="28" calcext:value-type="float">
            <text:p>28</text:p>
          </table:table-cell>
          <table:table-cell table:formula="of:=SMALL([.N$52:.N$97];[.M128])" office:value-type="float" office:value="27.5" calcext:value-type="float">
            <text:p>27.5</text:p>
          </table:table-cell>
          <table:table-cell/>
        </table:table-row>
        <table:table-row table:style-name="ro1">
          <table:table-cell table:number-columns-repeated="12"/>
          <table:table-cell table:formula="of:=[.M128]+1" office:value-type="float" office:value="29" calcext:value-type="float">
            <text:p>29</text:p>
          </table:table-cell>
          <table:table-cell table:formula="of:=SMALL([.N$52:.N$97];[.M129])" office:value-type="float" office:value="27.5" calcext:value-type="float">
            <text:p>27.5</text:p>
          </table:table-cell>
          <table:table-cell/>
        </table:table-row>
        <table:table-row table:style-name="ro1">
          <table:table-cell table:number-columns-repeated="12"/>
          <table:table-cell table:formula="of:=[.M129]+1" office:value-type="float" office:value="30" calcext:value-type="float">
            <text:p>30</text:p>
          </table:table-cell>
          <table:table-cell table:formula="of:=SMALL([.N$52:.N$97];[.M130])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2"/>
          <table:table-cell table:formula="of:=[.M130]+1" office:value-type="float" office:value="31" calcext:value-type="float">
            <text:p>31</text:p>
          </table:table-cell>
          <table:table-cell table:formula="of:=SMALL([.N$52:.N$97];[.M131])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2"/>
          <table:table-cell table:formula="of:=[.M131]+1" office:value-type="float" office:value="32" calcext:value-type="float">
            <text:p>32</text:p>
          </table:table-cell>
          <table:table-cell table:formula="of:=SMALL([.N$52:.N$97];[.M132]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2"/>
          <table:table-cell table:formula="of:=[.M132]+1" office:value-type="float" office:value="33" calcext:value-type="float">
            <text:p>33</text:p>
          </table:table-cell>
          <table:table-cell table:formula="of:=SMALL([.N$52:.N$97];[.M133])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2"/>
          <table:table-cell table:formula="of:=[.M133]+1" office:value-type="float" office:value="34" calcext:value-type="float">
            <text:p>34</text:p>
          </table:table-cell>
          <table:table-cell table:formula="of:=SMALL([.N$52:.N$97];[.M134])" office:value-type="float" office:value="33.5" calcext:value-type="float">
            <text:p>33.5</text:p>
          </table:table-cell>
          <table:table-cell/>
        </table:table-row>
        <table:table-row table:style-name="ro1">
          <table:table-cell table:number-columns-repeated="12"/>
          <table:table-cell table:formula="of:=[.M134]+1" office:value-type="float" office:value="35" calcext:value-type="float">
            <text:p>35</text:p>
          </table:table-cell>
          <table:table-cell table:formula="of:=SMALL([.N$52:.N$97];[.M135])" office:value-type="float" office:value="34.5" calcext:value-type="float">
            <text:p>34.5</text:p>
          </table:table-cell>
          <table:table-cell/>
        </table:table-row>
        <table:table-row table:style-name="ro1">
          <table:table-cell table:number-columns-repeated="12"/>
          <table:table-cell table:formula="of:=[.M135]+1" office:value-type="float" office:value="36" calcext:value-type="float">
            <text:p>36</text:p>
          </table:table-cell>
          <table:table-cell table:formula="of:=SMALL([.N$52:.N$97];[.M136])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12"/>
          <table:table-cell table:formula="of:=[.M136]+1" office:value-type="float" office:value="37" calcext:value-type="float">
            <text:p>37</text:p>
          </table:table-cell>
          <table:table-cell table:formula="of:=SMALL([.N$52:.N$97];[.M137])" office:value-type="float" office:value="35.5" calcext:value-type="float">
            <text:p>35.5</text:p>
          </table:table-cell>
          <table:table-cell/>
        </table:table-row>
        <table:table-row table:style-name="ro1">
          <table:table-cell table:number-columns-repeated="12"/>
          <table:table-cell table:formula="of:=[.M137]+1" office:value-type="float" office:value="38" calcext:value-type="float">
            <text:p>38</text:p>
          </table:table-cell>
          <table:table-cell table:formula="of:=SMALL([.N$52:.N$97];[.M138])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12"/>
          <table:table-cell table:formula="of:=[.M138]+1" office:value-type="float" office:value="39" calcext:value-type="float">
            <text:p>39</text:p>
          </table:table-cell>
          <table:table-cell table:formula="of:=SMALL([.N$52:.N$97];[.M139])" office:value-type="float" office:value="36.5" calcext:value-type="float">
            <text:p>36.5</text:p>
          </table:table-cell>
          <table:table-cell/>
        </table:table-row>
        <table:table-row table:style-name="ro1">
          <table:table-cell table:number-columns-repeated="12"/>
          <table:table-cell table:formula="of:=[.M139]+1" office:value-type="float" office:value="40" calcext:value-type="float">
            <text:p>40</text:p>
          </table:table-cell>
          <table:table-cell table:formula="of:=SMALL([.N$52:.N$97];[.M140])" office:value-type="float" office:value="37.5" calcext:value-type="float">
            <text:p>37.5</text:p>
          </table:table-cell>
          <table:table-cell/>
        </table:table-row>
        <table:table-row table:style-name="ro1">
          <table:table-cell table:number-columns-repeated="12"/>
          <table:table-cell table:formula="of:=[.M140]+1" office:value-type="float" office:value="41" calcext:value-type="float">
            <text:p>41</text:p>
          </table:table-cell>
          <table:table-cell table:formula="of:=SMALL([.N$52:.N$97];[.M141])" office:value-type="float" office:value="37.5" calcext:value-type="float">
            <text:p>37.5</text:p>
          </table:table-cell>
          <table:table-cell/>
        </table:table-row>
        <table:table-row table:style-name="ro1">
          <table:table-cell table:number-columns-repeated="12"/>
          <table:table-cell table:formula="of:=[.M141]+1" office:value-type="float" office:value="42" calcext:value-type="float">
            <text:p>42</text:p>
          </table:table-cell>
          <table:table-cell table:formula="of:=SMALL([.N$52:.N$97];[.M142])" office:value-type="float" office:value="37.5" calcext:value-type="float">
            <text:p>37.5</text:p>
          </table:table-cell>
          <table:table-cell/>
        </table:table-row>
        <table:table-row table:style-name="ro1">
          <table:table-cell table:number-columns-repeated="12"/>
          <table:table-cell table:formula="of:=[.M142]+1" office:value-type="float" office:value="43" calcext:value-type="float">
            <text:p>43</text:p>
          </table:table-cell>
          <table:table-cell table:formula="of:=SMALL([.N$52:.N$97];[.M143])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12"/>
          <table:table-cell table:formula="of:=[.M143]+1" office:value-type="float" office:value="44" calcext:value-type="float">
            <text:p>44</text:p>
          </table:table-cell>
          <table:table-cell table:formula="of:=SMALL([.N$52:.N$97];[.M144])" office:value-type="float" office:value="38.5" calcext:value-type="float">
            <text:p>38.5</text:p>
          </table:table-cell>
          <table:table-cell/>
        </table:table-row>
        <table:table-row table:style-name="ro1">
          <table:table-cell table:number-columns-repeated="12"/>
          <table:table-cell table:formula="of:=[.M144]+1" office:value-type="float" office:value="45" calcext:value-type="float">
            <text:p>45</text:p>
          </table:table-cell>
          <table:table-cell table:formula="of:=SMALL([.N$52:.N$97];[.M145])" office:value-type="float" office:value="42.5" calcext:value-type="float">
            <text:p>42.5</text:p>
          </table:table-cell>
          <table:table-cell/>
        </table:table-row>
        <table:table-row table:style-name="ro1">
          <table:table-cell table:number-columns-repeated="12"/>
          <table:table-cell table:formula="of:=[.M145]+1" office:value-type="float" office:value="46" calcext:value-type="float">
            <text:p>46</text:p>
          </table:table-cell>
          <table:table-cell table:formula="of:=SMALL([.N$52:.N$97];[.M146])" office:value-type="float" office:value="43" calcext:value-type="float">
            <text:p>43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986.83pt" svg:height="634.9pt" svg:x="933.19pt" svg:y="87.19pt">
            <loext:p draw:notify-on-update-of-ranges="Sheet2.J5:Sheet2.J5 Sheet2.J6:Sheet2.J51 Sheet2.K5:Sheet2.K5 Sheet2.K6:Sheet2.K51 Sheet2.L5:Sheet2.L5 Sheet2.L6:Sheet2.L51 Sheet2.M5:Sheet2.M5 Sheet2.M6:Sheet2.M51 Sheet2.N5:Sheet2.N5 Sheet2.N6:Sheet2.N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79" calcext:value-type="float">
            <text:p>0.317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043" calcext:value-type="float">
            <text:p>0.3043</text:p>
          </table:table-cell>
          <table:table-cell table:number-columns-repeated="6"/>
          <table:table-cell office:value-type="string" calcext:value-type="string">
            <text:p>Fold1</text:p>
          </table:table-cell>
          <table:table-cell office:value-type="string" calcext:value-type="string">
            <text:p>Fold2</text:p>
          </table:table-cell>
          <table:table-cell office:value-type="string" calcext:value-type="string">
            <text:p>Fold3</text:p>
          </table:table-cell>
          <table:table-cell office:value-type="string" calcext:value-type="string">
            <text:p>Fold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109" calcext:value-type="float">
            <text:p>0.310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3043" calcext:value-type="float">
            <text:p>0.3043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3045" calcext:value-type="float">
            <text:p>0.304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045" calcext:value-type="float">
            <text:p>0.304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17" calcext:value-type="float">
            <text:p>0.3017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2663" calcext:value-type="float">
            <text:p>0.2663</text:p>
          </table:table-cell>
        </table:table-row>
        <table:table-row table:style-name="ro1">
          <table:table-cell table:number-columns-repeated="2"/>
          <table:table-cell table:formula="of:=MOD([.C7]+1;5)+1" office:value-type="float" office:value="1" calcext:value-type="float">
            <text:p>1</text:p>
          </table:table-cell>
          <table:table-cell office:value-type="float" office:value="0.295" calcext:value-type="float">
            <text:p>0.29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2964" calcext:value-type="float">
            <text:p>0.2964</text:p>
          </table:table-cell>
          <table:table-cell office:value-type="float" office:value="0.2905" calcext:value-type="float">
            <text:p>0.2905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2774" calcext:value-type="float">
            <text:p>0.2774</text:p>
          </table:table-cell>
        </table:table-row>
        <table:table-row table:style-name="ro1">
          <table:table-cell table:number-columns-repeated="2"/>
          <table:table-cell table:formula="of:=MOD([.C8]+1;5)" office:value-type="float" office:value="2" calcext:value-type="float">
            <text:p>2</text:p>
          </table:table-cell>
          <table:table-cell office:value-type="float" office:value="0.3017" calcext:value-type="float">
            <text:p>0.301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2762" calcext:value-type="float">
            <text:p>0.2762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2549" calcext:value-type="float">
            <text:p>0.2549</text:p>
          </table:table-cell>
          <table:table-cell office:value-type="float" office:value="0.2695" calcext:value-type="float">
            <text:p>0.2695</text:p>
          </table:table-cell>
        </table:table-row>
        <table:table-row table:style-name="ro1">
          <table:table-cell table:number-columns-repeated="2"/>
          <table:table-cell table:formula="of:=MOD([.C9]+1;5)" office:value-type="float" office:value="3" calcext:value-type="float">
            <text:p>3</text:p>
          </table:table-cell>
          <table:table-cell office:value-type="float" office:value="0.2822" calcext:value-type="float">
            <text:p>0.282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2998" calcext:value-type="float">
            <text:p>0.2998</text:p>
          </table:table-cell>
        </table:table-row>
        <table:table-row table:style-name="ro1">
          <table:table-cell table:number-columns-repeated="2"/>
          <table:table-cell table:formula="of:=MOD([.C10]+1;5)" office:value-type="float" office:value="4" calcext:value-type="float">
            <text:p>4</text:p>
          </table:table-cell>
          <table:table-cell office:value-type="float" office:value="0.2663" calcext:value-type="float">
            <text:p>0.266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359" calcext:value-type="float">
            <text:p>0.2359</text:p>
          </table:table-cell>
        </table:table-row>
        <table:table-row table:style-name="ro1">
          <table:table-cell table:number-columns-repeated="2"/>
          <table:table-cell table:formula="of:=MAX(1;MOD([.C11]+1;5))" office:value-type="float" office:value="1" calcext:value-type="float">
            <text:p>1</text:p>
          </table:table-cell>
          <table:table-cell office:value-type="float" office:value="0.2964" calcext:value-type="float">
            <text:p>0.2964</text:p>
          </table:table-cell>
          <table:table-cell table:number-columns-repeated="5"/>
          <table:table-cell table:formula="of:=[.J11]+1" office:value-type="float" office:value="7" calcext:value-type="float">
            <text:p>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359" calcext:value-type="float">
            <text:p>0.2359</text:p>
          </table:table-cell>
        </table:table-row>
        <table:table-row table:style-name="ro1">
          <table:table-cell table:number-columns-repeated="2"/>
          <table:table-cell table:formula="of:=MAX(1;MOD([.C12]+1;5))" office:value-type="float" office:value="2" calcext:value-type="float">
            <text:p>2</text:p>
          </table:table-cell>
          <table:table-cell office:value-type="float" office:value="0.2905" calcext:value-type="float">
            <text:p>0.2905</text:p>
          </table:table-cell>
          <table:table-cell table:number-columns-repeated="5"/>
          <table:table-cell table:formula="of:=[.J12]+1" office:value-type="float" office:value="8" calcext:value-type="float">
            <text:p>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359" calcext:value-type="float">
            <text:p>0.2359</text:p>
          </table:table-cell>
        </table:table-row>
        <table:table-row table:style-name="ro1">
          <table:table-cell table:number-columns-repeated="2"/>
          <table:table-cell table:formula="of:=MAX(1;MOD([.C13]+1;5))" office:value-type="float" office:value="3" calcext:value-type="float">
            <text:p>3</text:p>
          </table:table-cell>
          <table:table-cell office:value-type="float" office:value="0.2719" calcext:value-type="float">
            <text:p>0.2719</text:p>
          </table:table-cell>
          <table:table-cell table:number-columns-repeated="5"/>
          <table:table-cell table:formula="of:=[.J13]+1" office:value-type="float" office:value="9" calcext:value-type="float">
            <text:p>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359" calcext:value-type="float">
            <text:p>0.2359</text:p>
          </table:table-cell>
        </table:table-row>
        <table:table-row table:style-name="ro1">
          <table:table-cell table:number-columns-repeated="2"/>
          <table:table-cell table:formula="of:=MAX(1;MOD([.C14]+1;5))" office:value-type="float" office:value="4" calcext:value-type="float">
            <text:p>4</text:p>
          </table:table-cell>
          <table:table-cell office:value-type="float" office:value="0.2774" calcext:value-type="float">
            <text:p>0.2774</text:p>
          </table:table-cell>
          <table:table-cell table:number-columns-repeated="5"/>
          <table:table-cell table:formula="of:=[.J14]+1" office:value-type="float" office:value="10" calcext:value-type="float">
            <text:p>10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359" calcext:value-type="float">
            <text:p>0.2359</text:p>
          </table:table-cell>
        </table:table-row>
        <table:table-row table:style-name="ro1">
          <table:table-cell table:number-columns-repeated="2"/>
          <table:table-cell table:formula="of:=MAX(1;MOD([.C15]+1;5))" office:value-type="float" office:value="1" calcext:value-type="float">
            <text:p>1</text:p>
          </table:table-cell>
          <table:table-cell office:value-type="float" office:value="0.2762" calcext:value-type="float">
            <text:p>0.2762</text:p>
          </table:table-cell>
          <table:table-cell table:number-columns-repeated="5"/>
          <table:table-cell table:formula="of:=[.J15]+1" office:value-type="float" office:value="11" calcext:value-type="float">
            <text:p>11</text:p>
          </table:table-cell>
          <table:table-cell office:value-type="float" office:value="0.3235" calcext:value-type="float">
            <text:p>0.3235</text:p>
          </table:table-cell>
          <table:table-cell office:value-type="float" office:value="0.3144" calcext:value-type="float">
            <text:p>0.3144</text:p>
          </table:table-cell>
          <table:table-cell office:value-type="float" office:value="0.2991" calcext:value-type="float">
            <text:p>0.2991</text:p>
          </table:table-cell>
          <table:table-cell office:value-type="float" office:value="0.3044" calcext:value-type="float">
            <text:p>0.3044</text:p>
          </table:table-cell>
        </table:table-row>
        <table:table-row table:style-name="ro1">
          <table:table-cell table:number-columns-repeated="2"/>
          <table:table-cell table:formula="of:=MAX(1;MOD([.C16]+1;5))" office:value-type="float" office:value="2" calcext:value-type="float">
            <text:p>2</text:p>
          </table:table-cell>
          <table:table-cell office:value-type="float" office:value="0.2718" calcext:value-type="float">
            <text:p>0.2718</text:p>
          </table:table-cell>
          <table:table-cell table:number-columns-repeated="5"/>
          <table:table-cell table:formula="of:=[.J16]+1" office:value-type="float" office:value="12" calcext:value-type="float">
            <text:p>12</text:p>
          </table:table-cell>
          <table:table-cell office:value-type="float" office:value="0.3005" calcext:value-type="float">
            <text:p>0.3005</text:p>
          </table:table-cell>
          <table:table-cell office:value-type="float" office:value="0.301" calcext:value-type="float">
            <text:p>0.301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table:number-columns-repeated="2"/>
          <table:table-cell table:formula="of:=MAX(1;MOD([.C17]+1;5))" office:value-type="float" office:value="3" calcext:value-type="float">
            <text:p>3</text:p>
          </table:table-cell>
          <table:table-cell office:value-type="float" office:value="0.2549" calcext:value-type="float">
            <text:p>0.2549</text:p>
          </table:table-cell>
          <table:table-cell table:number-columns-repeated="5"/>
          <table:table-cell table:formula="of:=[.J17]+1" office:value-type="float" office:value="13" calcext:value-type="float">
            <text:p>13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2916" calcext:value-type="float">
            <text:p>0.291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table:number-columns-repeated="2"/>
          <table:table-cell table:formula="of:=MAX(1;MOD([.C18]+1;5))" office:value-type="float" office:value="4" calcext:value-type="float">
            <text:p>4</text:p>
          </table:table-cell>
          <table:table-cell office:value-type="float" office:value="0.2695" calcext:value-type="float">
            <text:p>0.2695</text:p>
          </table:table-cell>
          <table:table-cell table:number-columns-repeated="5"/>
          <table:table-cell table:formula="of:=[.J18]+1" office:value-type="float" office:value="14" calcext:value-type="float">
            <text:p>14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659" calcext:value-type="float">
            <text:p>0.2659</text:p>
          </table:table-cell>
        </table:table-row>
        <table:table-row table:style-name="ro1">
          <table:table-cell table:number-columns-repeated="2"/>
          <table:table-cell table:formula="of:=MAX(1;MOD([.C19]+1;5))" office:value-type="float" office:value="1" calcext:value-type="float">
            <text:p>1</text:p>
          </table:table-cell>
          <table:table-cell office:value-type="float" office:value="0.3186" calcext:value-type="float">
            <text:p>0.3186</text:p>
          </table:table-cell>
          <table:table-cell table:number-columns-repeated="5"/>
          <table:table-cell table:formula="of:=[.J19]+1" office:value-type="float" office:value="15" calcext:value-type="float">
            <text:p>15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089" calcext:value-type="float">
            <text:p>0.3089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069" calcext:value-type="float">
            <text:p>0.3069</text:p>
          </table:table-cell>
        </table:table-row>
        <table:table-row table:style-name="ro1">
          <table:table-cell table:number-columns-repeated="2"/>
          <table:table-cell table:formula="of:=MAX(1;MOD([.C20]+1;5))" office:value-type="float" office:value="2" calcext:value-type="float">
            <text:p>2</text:p>
          </table:table-cell>
          <table:table-cell office:value-type="float" office:value="0.3124" calcext:value-type="float">
            <text:p>0.3124</text:p>
          </table:table-cell>
          <table:table-cell table:number-columns-repeated="5"/>
          <table:table-cell table:formula="of:=[.J20]+1" office:value-type="float" office:value="16" calcext:value-type="float">
            <text:p>16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2889" calcext:value-type="float">
            <text:p>0.2889</text:p>
          </table:table-cell>
        </table:table-row>
        <table:table-row table:style-name="ro1">
          <table:table-cell table:number-columns-repeated="2"/>
          <table:table-cell table:formula="of:=MAX(1;MOD([.C21]+1;5))" office:value-type="float" office:value="3" calcext:value-type="float">
            <text:p>3</text:p>
          </table:table-cell>
          <table:table-cell office:value-type="float" office:value="0.3131" calcext:value-type="float">
            <text:p>0.3131</text:p>
          </table:table-cell>
          <table:table-cell table:number-columns-repeated="5"/>
          <table:table-cell table:formula="of:=[.J21]+1" office:value-type="float" office:value="17" calcext:value-type="float">
            <text:p>17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2597" calcext:value-type="float">
            <text:p>0.2597</text:p>
          </table:table-cell>
        </table:table-row>
        <table:table-row table:style-name="ro1">
          <table:table-cell table:number-columns-repeated="2"/>
          <table:table-cell table:formula="of:=MAX(1;MOD([.C22]+1;5))" office:value-type="float" office:value="4" calcext:value-type="float">
            <text:p>4</text:p>
          </table:table-cell>
          <table:table-cell office:value-type="float" office:value="0.2998" calcext:value-type="float">
            <text:p>0.2998</text:p>
          </table:table-cell>
          <table:table-cell table:number-columns-repeated="5"/>
          <table:table-cell table:formula="of:=[.J22]+1" office:value-type="float" office:value="18" calcext:value-type="float">
            <text:p>18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543" calcext:value-type="float">
            <text:p>0.2543</text:p>
          </table:table-cell>
        </table:table-row>
        <table:table-row table:style-name="ro1">
          <table:table-cell table:number-columns-repeated="2"/>
          <table:table-cell table:formula="of:=MAX(1;MOD([.C23]+1;5))" office:value-type="float" office:value="1" calcext:value-type="float">
            <text:p>1</text:p>
          </table:table-cell>
          <table:table-cell office:value-type="float" office:value="0.244" calcext:value-type="float">
            <text:p>0.244</text:p>
          </table:table-cell>
          <table:table-cell table:number-columns-repeated="5"/>
          <table:table-cell table:formula="of:=[.J23]+1" office:value-type="float" office:value="19" calcext:value-type="float">
            <text:p>19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2589" calcext:value-type="float">
            <text:p>0.2589</text:p>
          </table:table-cell>
        </table:table-row>
        <table:table-row table:style-name="ro1">
          <table:table-cell table:number-columns-repeated="2"/>
          <table:table-cell table:formula="of:=MAX(1;MOD([.C24]+1;5))"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 table:number-columns-repeated="5"/>
          <table:table-cell table:formula="of:=[.J24]+1" office:value-type="float" office:value="20" calcext:value-type="float">
            <text:p>20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2883" calcext:value-type="float">
            <text:p>0.2883</text:p>
          </table:table-cell>
        </table:table-row>
        <table:table-row table:style-name="ro1">
          <table:table-cell table:number-columns-repeated="2"/>
          <table:table-cell table:formula="of:=MAX(1;MOD([.C25]+1;5))" office:value-type="float" office:value="3" calcext:value-type="float">
            <text:p>3</text:p>
          </table:table-cell>
          <table:table-cell office:value-type="float" office:value="0.2424" calcext:value-type="float">
            <text:p>0.2424</text:p>
          </table:table-cell>
          <table:table-cell table:number-columns-repeated="5"/>
          <table:table-cell table:formula="of:=[.J25]+1" office:value-type="float" office:value="21" calcext:value-type="float">
            <text:p>21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>
          <table:table-cell table:number-columns-repeated="2"/>
          <table:table-cell table:formula="of:=MAX(1;MOD([.C26]+1;5))" office:value-type="float" office:value="4" calcext:value-type="float">
            <text:p>4</text:p>
          </table:table-cell>
          <table:table-cell office:value-type="float" office:value="0.2359" calcext:value-type="float">
            <text:p>0.2359</text:p>
          </table:table-cell>
          <table:table-cell table:number-columns-repeated="5"/>
          <table:table-cell table:formula="of:=[.J26]+1" office:value-type="float" office:value="22" calcext:value-type="float">
            <text:p>22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413" calcext:value-type="float">
            <text:p>0.3413</text:p>
          </table:table-cell>
        </table:table-row>
        <table:table-row table:style-name="ro1">
          <table:table-cell table:number-columns-repeated="2"/>
          <table:table-cell table:formula="of:=MAX(1;MOD([.C27]+1;5))" office:value-type="float" office:value="1" calcext:value-type="float">
            <text:p>1</text:p>
          </table:table-cell>
          <table:table-cell office:value-type="float" office:value="0.244" calcext:value-type="float">
            <text:p>0.244</text:p>
          </table:table-cell>
          <table:table-cell table:number-columns-repeated="5"/>
          <table:table-cell table:style-name="ce4" table:formula="of:=[.J27]+1" office:value-type="float" office:value="23" calcext:value-type="float">
            <text:p>23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3995" calcext:value-type="float">
            <text:p>0.3995</text:p>
          </table:table-cell>
        </table:table-row>
        <table:table-row table:style-name="ro1">
          <table:table-cell table:number-columns-repeated="2"/>
          <table:table-cell table:formula="of:=MAX(1;MOD([.C28]+1;5))"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 table:number-columns-repeated="5"/>
          <table:table-cell table:formula="of:=[.J28]+1" office:value-type="float" office:value="24" calcext:value-type="float">
            <text:p>24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3519" calcext:value-type="float">
            <text:p>0.3519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3423" calcext:value-type="float">
            <text:p>0.3423</text:p>
          </table:table-cell>
        </table:table-row>
        <table:table-row table:style-name="ro1">
          <table:table-cell table:number-columns-repeated="2"/>
          <table:table-cell table:formula="of:=MAX(1;MOD([.C29]+1;5))" office:value-type="float" office:value="3" calcext:value-type="float">
            <text:p>3</text:p>
          </table:table-cell>
          <table:table-cell office:value-type="float" office:value="0.2424" calcext:value-type="float">
            <text:p>0.2424</text:p>
          </table:table-cell>
          <table:table-cell table:number-columns-repeated="5"/>
          <table:table-cell table:formula="of:=[.J29]+1" office:value-type="float" office:value="25" calcext:value-type="float">
            <text:p>25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table:number-columns-repeated="2"/>
          <table:table-cell table:formula="of:=MAX(1;MOD([.C30]+1;5))" office:value-type="float" office:value="4" calcext:value-type="float">
            <text:p>4</text:p>
          </table:table-cell>
          <table:table-cell office:value-type="float" office:value="0.2359" calcext:value-type="float">
            <text:p>0.2359</text:p>
          </table:table-cell>
          <table:table-cell table:number-columns-repeated="5"/>
          <table:table-cell table:formula="of:=[.J30]+1" office:value-type="float" office:value="26" calcext:value-type="float">
            <text:p>26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2916" calcext:value-type="float">
            <text:p>0.291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table:number-columns-repeated="2"/>
          <table:table-cell table:formula="of:=MAX(1;MOD([.C31]+1;5))" office:value-type="float" office:value="1" calcext:value-type="float">
            <text:p>1</text:p>
          </table:table-cell>
          <table:table-cell office:value-type="float" office:value="0.244" calcext:value-type="float">
            <text:p>0.244</text:p>
          </table:table-cell>
          <table:table-cell table:number-columns-repeated="5"/>
          <table:table-cell table:formula="of:=[.J31]+1" office:value-type="float" office:value="27" calcext:value-type="float">
            <text:p>27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2916" calcext:value-type="float">
            <text:p>0.2916</text:p>
          </table:table-cell>
          <table:table-cell office:value-type="float" office:value="0.2747" calcext:value-type="float">
            <text:p>0.2747</text:p>
          </table:table-cell>
        </table:table-row>
        <table:table-row table:style-name="ro1">
          <table:table-cell table:number-columns-repeated="2"/>
          <table:table-cell table:formula="of:=MAX(1;MOD([.C32]+1;5))"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 table:number-columns-repeated="5"/>
          <table:table-cell table:formula="of:=[.J32]+1" office:value-type="float" office:value="28" calcext:value-type="float">
            <text:p>28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table:number-columns-repeated="2"/>
          <table:table-cell table:formula="of:=MAX(1;MOD([.C33]+1;5))" office:value-type="float" office:value="3" calcext:value-type="float">
            <text:p>3</text:p>
          </table:table-cell>
          <table:table-cell office:value-type="float" office:value="0.2424" calcext:value-type="float">
            <text:p>0.2424</text:p>
          </table:table-cell>
          <table:table-cell table:number-columns-repeated="5"/>
          <table:table-cell table:formula="of:=[.J33]+1" office:value-type="float" office:value="29" calcext:value-type="float">
            <text:p>29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table:number-columns-repeated="2"/>
          <table:table-cell table:formula="of:=MAX(1;MOD([.C34]+1;5))" office:value-type="float" office:value="4" calcext:value-type="float">
            <text:p>4</text:p>
          </table:table-cell>
          <table:table-cell office:value-type="float" office:value="0.2359" calcext:value-type="float">
            <text:p>0.2359</text:p>
          </table:table-cell>
          <table:table-cell table:number-columns-repeated="5"/>
          <table:table-cell table:formula="of:=[.J34]+1" office:value-type="float" office:value="30" calcext:value-type="float">
            <text:p>30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2845" calcext:value-type="float">
            <text:p>0.2845</text:p>
          </table:table-cell>
        </table:table-row>
        <table:table-row table:style-name="ro1">
          <table:table-cell table:number-columns-repeated="2"/>
          <table:table-cell table:formula="of:=MAX(1;MOD([.C35]+1;5))" office:value-type="float" office:value="1" calcext:value-type="float">
            <text:p>1</text:p>
          </table:table-cell>
          <table:table-cell office:value-type="float" office:value="0.244" calcext:value-type="float">
            <text:p>0.244</text:p>
          </table:table-cell>
          <table:table-cell table:number-columns-repeated="5"/>
          <table:table-cell table:formula="of:=[.J35]+1" office:value-type="float" office:value="31" calcext:value-type="float">
            <text:p>31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2648" calcext:value-type="float">
            <text:p>0.2648</text:p>
          </table:table-cell>
        </table:table-row>
        <table:table-row table:style-name="ro1">
          <table:table-cell table:number-columns-repeated="2"/>
          <table:table-cell table:formula="of:=MAX(1;MOD([.C36]+1;5))"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 table:number-columns-repeated="5"/>
          <table:table-cell table:formula="of:=[.J36]+1" office:value-type="float" office:value="32" calcext:value-type="float">
            <text:p>32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29" calcext:value-type="float">
            <text:p>0.29</text:p>
          </table:table-cell>
          <table:table-cell office:value-type="float" office:value="0.2754" calcext:value-type="float">
            <text:p>0.2754</text:p>
          </table:table-cell>
        </table:table-row>
        <table:table-row table:style-name="ro1">
          <table:table-cell table:number-columns-repeated="2"/>
          <table:table-cell table:formula="of:=MAX(1;MOD([.C37]+1;5))" office:value-type="float" office:value="3" calcext:value-type="float">
            <text:p>3</text:p>
          </table:table-cell>
          <table:table-cell office:value-type="float" office:value="0.2424" calcext:value-type="float">
            <text:p>0.2424</text:p>
          </table:table-cell>
          <table:table-cell table:number-columns-repeated="5"/>
          <table:table-cell table:formula="of:=[.J37]+1" office:value-type="float" office:value="33" calcext:value-type="float">
            <text:p>33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table:number-columns-repeated="2"/>
          <table:table-cell table:formula="of:=MAX(1;MOD([.C38]+1;5))" office:value-type="float" office:value="4" calcext:value-type="float">
            <text:p>4</text:p>
          </table:table-cell>
          <table:table-cell office:value-type="float" office:value="0.2359" calcext:value-type="float">
            <text:p>0.2359</text:p>
          </table:table-cell>
          <table:table-cell table:number-columns-repeated="5"/>
          <table:table-cell table:formula="of:=[.J38]+1" office:value-type="float" office:value="34" calcext:value-type="float">
            <text:p>34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2631" calcext:value-type="float">
            <text:p>0.2631</text:p>
          </table:table-cell>
        </table:table-row>
        <table:table-row table:style-name="ro1">
          <table:table-cell table:number-columns-repeated="2"/>
          <table:table-cell table:formula="of:=MAX(1;MOD([.C39]+1;5))" office:value-type="float" office:value="1" calcext:value-type="float">
            <text:p>1</text:p>
          </table:table-cell>
          <table:table-cell office:value-type="float" office:value="0.244" calcext:value-type="float">
            <text:p>0.244</text:p>
          </table:table-cell>
          <table:table-cell table:number-columns-repeated="5"/>
          <table:table-cell table:formula="of:=[.J39]+1" office:value-type="float" office:value="35" calcext:value-type="float">
            <text:p>35</text:p>
          </table:table-cell>
          <table:table-cell office:value-type="float" office:value="0.2798" calcext:value-type="float">
            <text:p>0.2798</text:p>
          </table:table-cell>
          <table:table-cell office:value-type="float" office:value="0.2662" calcext:value-type="float">
            <text:p>0.2662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2579" calcext:value-type="float">
            <text:p>0.2579</text:p>
          </table:table-cell>
        </table:table-row>
        <table:table-row table:style-name="ro1">
          <table:table-cell table:number-columns-repeated="2"/>
          <table:table-cell table:formula="of:=MAX(1;MOD([.C40]+1;5))"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 table:number-columns-repeated="5"/>
          <table:table-cell table:formula="of:=[.J40]+1" office:value-type="float" office:value="36" calcext:value-type="float">
            <text:p>36</text:p>
          </table:table-cell>
          <table:table-cell office:value-type="float" office:value="0.2801" calcext:value-type="float">
            <text:p>0.2801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05" calcext:value-type="float">
            <text:p>0.2605</text:p>
          </table:table-cell>
        </table:table-row>
        <table:table-row table:style-name="ro1">
          <table:table-cell table:number-columns-repeated="2"/>
          <table:table-cell table:formula="of:=MAX(1;MOD([.C41]+1;5))" office:value-type="float" office:value="3" calcext:value-type="float">
            <text:p>3</text:p>
          </table:table-cell>
          <table:table-cell office:value-type="float" office:value="0.2424" calcext:value-type="float">
            <text:p>0.2424</text:p>
          </table:table-cell>
          <table:table-cell table:number-columns-repeated="5"/>
          <table:table-cell table:formula="of:=[.J41]+1" office:value-type="float" office:value="37" calcext:value-type="float">
            <text:p>37</text:p>
          </table:table-cell>
          <table:table-cell office:value-type="float" office:value="0.3902" calcext:value-type="float">
            <text:p>0.3902</text:p>
          </table:table-cell>
          <table:table-cell office:value-type="float" office:value="0.3757" calcext:value-type="float">
            <text:p>0.3757</text:p>
          </table:table-cell>
          <table:table-cell office:value-type="float" office:value="0.3781" calcext:value-type="float">
            <text:p>0.3781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1">
          <table:table-cell table:number-columns-repeated="2"/>
          <table:table-cell table:formula="of:=MAX(1;MOD([.C42]+1;5))" office:value-type="float" office:value="4" calcext:value-type="float">
            <text:p>4</text:p>
          </table:table-cell>
          <table:table-cell office:value-type="float" office:value="0.2359" calcext:value-type="float">
            <text:p>0.2359</text:p>
          </table:table-cell>
          <table:table-cell table:number-columns-repeated="5"/>
          <table:table-cell table:formula="of:=[.J42]+1" office:value-type="float" office:value="38" calcext:value-type="float">
            <text:p>38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 table:number-columns-repeated="2"/>
          <table:table-cell table:formula="of:=MAX(1;MOD([.C43]+1;5))" office:value-type="float" office:value="1" calcext:value-type="float">
            <text:p>1</text:p>
          </table:table-cell>
          <table:table-cell office:value-type="float" office:value="0.3235" calcext:value-type="float">
            <text:p>0.3235</text:p>
          </table:table-cell>
          <table:table-cell table:number-columns-repeated="5"/>
          <table:table-cell table:style-name="ce4" table:formula="of:=[.J43]+1" office:value-type="float" office:value="39" calcext:value-type="float">
            <text:p>39</text:p>
          </table:table-cell>
          <table:table-cell office:value-type="float" office:value="0.4433" calcext:value-type="float">
            <text:p>0.4433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4026" calcext:value-type="float">
            <text:p>0.4026</text:p>
          </table:table-cell>
        </table:table-row>
        <table:table-row table:style-name="ro1">
          <table:table-cell table:number-columns-repeated="2"/>
          <table:table-cell table:formula="of:=MAX(1;MOD([.C44]+1;5))" office:value-type="float" office:value="2" calcext:value-type="float">
            <text:p>2</text:p>
          </table:table-cell>
          <table:table-cell office:value-type="float" office:value="0.3144" calcext:value-type="float">
            <text:p>0.3144</text:p>
          </table:table-cell>
          <table:table-cell table:number-columns-repeated="5"/>
          <table:table-cell table:formula="of:=[.J44]+1" office:value-type="float" office:value="40" calcext:value-type="float">
            <text:p>40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487" calcext:value-type="float">
            <text:p>0.3487</text:p>
          </table:table-cell>
        </table:table-row>
        <table:table-row table:style-name="ro1">
          <table:table-cell table:number-columns-repeated="2"/>
          <table:table-cell table:formula="of:=MAX(1;MOD([.C45]+1;5))" office:value-type="float" office:value="3" calcext:value-type="float">
            <text:p>3</text:p>
          </table:table-cell>
          <table:table-cell office:value-type="float" office:value="0.2991" calcext:value-type="float">
            <text:p>0.2991</text:p>
          </table:table-cell>
          <table:table-cell table:number-columns-repeated="5"/>
          <table:table-cell table:formula="of:=[.J45]+1" office:value-type="float" office:value="41" calcext:value-type="float">
            <text:p>4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359" calcext:value-type="float">
            <text:p>0.2359</text:p>
          </table:table-cell>
        </table:table-row>
        <table:table-row table:style-name="ro1">
          <table:table-cell table:number-columns-repeated="2"/>
          <table:table-cell table:formula="of:=MAX(1;MOD([.C46]+1;5))" office:value-type="float" office:value="4" calcext:value-type="float">
            <text:p>4</text:p>
          </table:table-cell>
          <table:table-cell office:value-type="float" office:value="0.3044" calcext:value-type="float">
            <text:p>0.3044</text:p>
          </table:table-cell>
          <table:table-cell table:number-columns-repeated="5"/>
          <table:table-cell table:formula="of:=[.J46]+1" office:value-type="float" office:value="42" calcext:value-type="float">
            <text:p>42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2601" calcext:value-type="float">
            <text:p>0.2601</text:p>
          </table:table-cell>
          <table:table-cell office:value-type="float" office:value="0.2428" calcext:value-type="float">
            <text:p>0.2428</text:p>
          </table:table-cell>
        </table:table-row>
        <table:table-row table:style-name="ro1">
          <table:table-cell table:number-columns-repeated="2"/>
          <table:table-cell table:formula="of:=MAX(1;MOD([.C47]+1;5))" office:value-type="float" office:value="1" calcext:value-type="float">
            <text:p>1</text:p>
          </table:table-cell>
          <table:table-cell office:value-type="float" office:value="0.3005" calcext:value-type="float">
            <text:p>0.3005</text:p>
          </table:table-cell>
          <table:table-cell table:number-columns-repeated="5"/>
          <table:table-cell table:formula="of:=[.J47]+1" office:value-type="float" office:value="43" calcext:value-type="float">
            <text:p>43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table:number-columns-repeated="2"/>
          <table:table-cell table:formula="of:=MAX(1;MOD([.C48]+1;5))" office:value-type="float" office:value="2" calcext:value-type="float">
            <text:p>2</text:p>
          </table:table-cell>
          <table:table-cell office:value-type="float" office:value="0.301" calcext:value-type="float">
            <text:p>0.301</text:p>
          </table:table-cell>
          <table:table-cell table:number-columns-repeated="5"/>
          <table:table-cell table:formula="of:=[.J48]+1" office:value-type="float" office:value="44" calcext:value-type="float">
            <text:p>44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59" calcext:value-type="float">
            <text:p>0.2759</text:p>
          </table:table-cell>
          <table:table-cell office:value-type="float" office:value="0.2565" calcext:value-type="float">
            <text:p>0.2565</text:p>
          </table:table-cell>
        </table:table-row>
        <table:table-row table:style-name="ro1">
          <table:table-cell table:number-columns-repeated="2"/>
          <table:table-cell table:formula="of:=MAX(1;MOD([.C49]+1;5))" office:value-type="float" office:value="3" calcext:value-type="float">
            <text:p>3</text:p>
          </table:table-cell>
          <table:table-cell office:value-type="float" office:value="0.2872" calcext:value-type="float">
            <text:p>0.2872</text:p>
          </table:table-cell>
          <table:table-cell table:number-columns-repeated="5"/>
          <table:table-cell table:formula="of:=[.J49]+1" office:value-type="float" office:value="45" calcext:value-type="float">
            <text:p>45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2644" calcext:value-type="float">
            <text:p>0.2644</text:p>
          </table:table-cell>
        </table:table-row>
        <table:table-row table:style-name="ro1">
          <table:table-cell table:number-columns-repeated="2"/>
          <table:table-cell table:formula="of:=MAX(1;MOD([.C50]+1;5))"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table:number-columns-repeated="5"/>
          <table:table-cell table:formula="of:=[.J50]+1" office:value-type="float" office:value="46" calcext:value-type="float">
            <text:p>4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359" calcext:value-type="float">
            <text:p>0.2359</text:p>
          </table:table-cell>
        </table:table-row>
        <table:table-row table:style-name="ro1">
          <table:table-cell table:number-columns-repeated="2"/>
          <table:table-cell table:formula="of:=MAX(1;MOD([.C51]+1;5))" office:value-type="float" office:value="1" calcext:value-type="float">
            <text:p>1</text:p>
          </table:table-cell>
          <table:table-cell office:value-type="float" office:value="0.3054" calcext:value-type="float">
            <text:p>0.305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52]+1;5))" office:value-type="float" office:value="2" calcext:value-type="float">
            <text:p>2</text:p>
          </table:table-cell>
          <table:table-cell office:value-type="float" office:value="0.2916" calcext:value-type="float">
            <text:p>0.291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53]+1;5))" office:value-type="float" office:value="3" calcext:value-type="float">
            <text:p>3</text:p>
          </table:table-cell>
          <table:table-cell office:value-type="float" office:value="0.274" calcext:value-type="float">
            <text:p>0.27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54]+1;5))" office:value-type="float" office:value="4" calcext:value-type="float">
            <text:p>4</text:p>
          </table:table-cell>
          <table:table-cell office:value-type="float" office:value="0.2756" calcext:value-type="float">
            <text:p>0.275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55]+1;5))" office:value-type="float" office:value="1" calcext:value-type="float">
            <text:p>1</text:p>
          </table:table-cell>
          <table:table-cell office:value-type="float" office:value="0.2829" calcext:value-type="float">
            <text:p>0.282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56]+1;5))" office:value-type="float" office:value="2" calcext:value-type="float">
            <text:p>2</text:p>
          </table:table-cell>
          <table:table-cell office:value-type="float" office:value="0.2775" calcext:value-type="float">
            <text:p>0.277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57]+1;5))" office:value-type="float" office:value="3" calcext:value-type="float">
            <text:p>3</text:p>
          </table:table-cell>
          <table:table-cell office:value-type="float" office:value="0.2579" calcext:value-type="float">
            <text:p>0.257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58]+1;5))" office:value-type="float" office:value="4" calcext:value-type="float">
            <text:p>4</text:p>
          </table:table-cell>
          <table:table-cell office:value-type="float" office:value="0.2659" calcext:value-type="float">
            <text:p>0.265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59]+1;5))" office:value-type="float" office:value="1" calcext:value-type="float">
            <text:p>1</text:p>
          </table:table-cell>
          <table:table-cell office:value-type="float" office:value="0.3253" calcext:value-type="float">
            <text:p>0.325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60]+1;5))" office:value-type="float" office:value="2" calcext:value-type="float">
            <text:p>2</text:p>
          </table:table-cell>
          <table:table-cell office:value-type="float" office:value="0.3089" calcext:value-type="float">
            <text:p>0.308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61]+1;5))" office:value-type="float" office:value="3" calcext:value-type="float">
            <text:p>3</text:p>
          </table:table-cell>
          <table:table-cell office:value-type="float" office:value="0.2998" calcext:value-type="float">
            <text:p>0.299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62]+1;5))" office:value-type="float" office:value="4" calcext:value-type="float">
            <text:p>4</text:p>
          </table:table-cell>
          <table:table-cell office:value-type="float" office:value="0.3069" calcext:value-type="float">
            <text:p>0.306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63]+1;5))" office:value-type="float" office:value="1" calcext:value-type="float">
            <text:p>1</text:p>
          </table:table-cell>
          <table:table-cell office:value-type="float" office:value="0.3011" calcext:value-type="float">
            <text:p>0.301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64]+1;5))" office:value-type="float" office:value="2" calcext:value-type="float">
            <text:p>2</text:p>
          </table:table-cell>
          <table:table-cell office:value-type="float" office:value="0.2886" calcext:value-type="float">
            <text:p>0.288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65]+1;5))" office:value-type="float" office:value="3" calcext:value-type="float">
            <text:p>3</text:p>
          </table:table-cell>
          <table:table-cell office:value-type="float" office:value="0.2738" calcext:value-type="float">
            <text:p>0.273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66]+1;5))" office:value-type="float" office:value="4" calcext:value-type="float">
            <text:p>4</text:p>
          </table:table-cell>
          <table:table-cell office:value-type="float" office:value="0.2889" calcext:value-type="float">
            <text:p>0.288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67]+1;5))" office:value-type="float" office:value="1" calcext:value-type="float">
            <text:p>1</text:p>
          </table:table-cell>
          <table:table-cell office:value-type="float" office:value="0.2761" calcext:value-type="float">
            <text:p>0.276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68]+1;5))" office:value-type="float" office:value="2" calcext:value-type="float">
            <text:p>2</text:p>
          </table:table-cell>
          <table:table-cell office:value-type="float" office:value="0.2933" calcext:value-type="float">
            <text:p>0.29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69]+1;5))" office:value-type="float" office:value="3" calcext:value-type="float">
            <text:p>3</text:p>
          </table:table-cell>
          <table:table-cell office:value-type="float" office:value="0.2706" calcext:value-type="float">
            <text:p>0.270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70]+1;5))" office:value-type="float" office:value="4" calcext:value-type="float">
            <text:p>4</text:p>
          </table:table-cell>
          <table:table-cell office:value-type="float" office:value="0.2597" calcext:value-type="float">
            <text:p>0.259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71]+1;5))" office:value-type="float" office:value="1" calcext:value-type="float">
            <text:p>1</text:p>
          </table:table-cell>
          <table:table-cell office:value-type="float" office:value="0.2476" calcext:value-type="float">
            <text:p>0.247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72]+1;5))" office:value-type="float" office:value="2" calcext:value-type="float">
            <text:p>2</text:p>
          </table:table-cell>
          <table:table-cell office:value-type="float" office:value="0.2611" calcext:value-type="float">
            <text:p>0.261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73]+1;5))" office:value-type="float" office:value="3" calcext:value-type="float">
            <text:p>3</text:p>
          </table:table-cell>
          <table:table-cell office:value-type="float" office:value="0.2445" calcext:value-type="float">
            <text:p>0.244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74]+1;5))" office:value-type="float" office:value="4" calcext:value-type="float">
            <text:p>4</text:p>
          </table:table-cell>
          <table:table-cell office:value-type="float" office:value="0.2543" calcext:value-type="float">
            <text:p>0.254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75]+1;5))" office:value-type="float" office:value="1" calcext:value-type="float">
            <text:p>1</text:p>
          </table:table-cell>
          <table:table-cell office:value-type="float" office:value="0.2651" calcext:value-type="float">
            <text:p>0.265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76]+1;5))" office:value-type="float" office:value="2" calcext:value-type="float">
            <text:p>2</text:p>
          </table:table-cell>
          <table:table-cell office:value-type="float" office:value="0.2725" calcext:value-type="float">
            <text:p>0.272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77]+1;5))" office:value-type="float" office:value="3" calcext:value-type="float">
            <text:p>3</text:p>
          </table:table-cell>
          <table:table-cell office:value-type="float" office:value="0.2675" calcext:value-type="float">
            <text:p>0.267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78]+1;5))" office:value-type="float" office:value="4" calcext:value-type="float">
            <text:p>4</text:p>
          </table:table-cell>
          <table:table-cell office:value-type="float" office:value="0.2589" calcext:value-type="float">
            <text:p>0.258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79]+1;5))" office:value-type="float" office:value="1" calcext:value-type="float">
            <text:p>1</text:p>
          </table:table-cell>
          <table:table-cell office:value-type="float" office:value="0.3009" calcext:value-type="float">
            <text:p>0.300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80]+1;5))" office:value-type="float" office:value="2" calcext:value-type="float">
            <text:p>2</text:p>
          </table:table-cell>
          <table:table-cell office:value-type="float" office:value="0.2883" calcext:value-type="float">
            <text:p>0.288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81]+1;5))" office:value-type="float" office:value="3" calcext:value-type="float">
            <text:p>3</text:p>
          </table:table-cell>
          <table:table-cell office:value-type="float" office:value="0.2728" calcext:value-type="float">
            <text:p>0.272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82]+1;5))" office:value-type="float" office:value="4" calcext:value-type="float">
            <text:p>4</text:p>
          </table:table-cell>
          <table:table-cell office:value-type="float" office:value="0.2883" calcext:value-type="float">
            <text:p>0.288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83]+1;5))" office:value-type="float" office:value="1" calcext:value-type="float">
            <text:p>1</text:p>
          </table:table-cell>
          <table:table-cell office:value-type="float" office:value="0.3892" calcext:value-type="float">
            <text:p>0.38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84]+1;5))" office:value-type="float" office:value="2" calcext:value-type="float">
            <text:p>2</text:p>
          </table:table-cell>
          <table:table-cell office:value-type="float" office:value="0.3742" calcext:value-type="float">
            <text:p>0.374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85]+1;5))" office:value-type="float" office:value="3" calcext:value-type="float">
            <text:p>3</text:p>
          </table:table-cell>
          <table:table-cell office:value-type="float" office:value="0.3762" calcext:value-type="float">
            <text:p>0.376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86]+1;5))" office:value-type="float" office:value="4" calcext:value-type="float">
            <text:p>4</text:p>
          </table:table-cell>
          <table:table-cell office:value-type="float" office:value="0.3391" calcext:value-type="float">
            <text:p>0.339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87]+1;5))" office:value-type="float" office:value="1" calcext:value-type="float">
            <text:p>1</text:p>
          </table:table-cell>
          <table:table-cell office:value-type="float" office:value="0.3828" calcext:value-type="float">
            <text:p>0.382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88]+1;5))" office:value-type="float" office:value="2" calcext:value-type="float">
            <text:p>2</text:p>
          </table:table-cell>
          <table:table-cell office:value-type="float" office:value="0.3589" calcext:value-type="float">
            <text:p>0.358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89]+1;5))" office:value-type="float" office:value="3" calcext:value-type="float">
            <text:p>3</text:p>
          </table:table-cell>
          <table:table-cell office:value-type="float" office:value="0.3775" calcext:value-type="float">
            <text:p>0.377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90]+1;5))" office:value-type="float" office:value="4" calcext:value-type="float">
            <text:p>4</text:p>
          </table:table-cell>
          <table:table-cell office:value-type="float" office:value="0.3413" calcext:value-type="float">
            <text:p>0.341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91]+1;5))" office:value-type="float" office:value="1" calcext:value-type="float">
            <text:p>1</text:p>
          </table:table-cell>
          <table:table-cell office:value-type="float" office:value="0.4427" calcext:value-type="float">
            <text:p>0.442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92]+1;5))" office:value-type="float" office:value="2" calcext:value-type="float">
            <text:p>2</text:p>
          </table:table-cell>
          <table:table-cell office:value-type="float" office:value="0.4034" calcext:value-type="float">
            <text:p>0.40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93]+1;5))" office:value-type="float" office:value="3" calcext:value-type="float">
            <text:p>3</text:p>
          </table:table-cell>
          <table:table-cell office:value-type="float" office:value="0.4252" calcext:value-type="float">
            <text:p>0.425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94]+1;5))" office:value-type="float" office:value="4" calcext:value-type="float">
            <text:p>4</text:p>
          </table:table-cell>
          <table:table-cell office:value-type="float" office:value="0.3995" calcext:value-type="float">
            <text:p>0.399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95]+1;5))" office:value-type="float" office:value="1" calcext:value-type="float">
            <text:p>1</text:p>
          </table:table-cell>
          <table:table-cell office:value-type="float" office:value="0.3684" calcext:value-type="float">
            <text:p>0.368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96]+1;5))" office:value-type="float" office:value="2" calcext:value-type="float">
            <text:p>2</text:p>
          </table:table-cell>
          <table:table-cell office:value-type="float" office:value="0.3519" calcext:value-type="float">
            <text:p>0.351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97]+1;5))" office:value-type="float" office:value="3" calcext:value-type="float">
            <text:p>3</text:p>
          </table:table-cell>
          <table:table-cell office:value-type="float" office:value="0.3648" calcext:value-type="float">
            <text:p>0.364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98]+1;5))" office:value-type="float" office:value="4" calcext:value-type="float">
            <text:p>4</text:p>
          </table:table-cell>
          <table:table-cell office:value-type="float" office:value="0.3423" calcext:value-type="float">
            <text:p>0.342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99]+1;5))" office:value-type="float" office:value="1" calcext:value-type="float">
            <text:p>1</text:p>
          </table:table-cell>
          <table:table-cell office:value-type="float" office:value="0.3062" calcext:value-type="float">
            <text:p>0.306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00]+1;5))" office:value-type="float" office:value="2" calcext:value-type="float">
            <text:p>2</text:p>
          </table:table-cell>
          <table:table-cell office:value-type="float" office:value="0.2942" calcext:value-type="float">
            <text:p>0.294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01]+1;5))" office:value-type="float" office:value="3" calcext:value-type="float">
            <text:p>3</text:p>
          </table:table-cell>
          <table:table-cell office:value-type="float" office:value="0.299" calcext:value-type="float">
            <text:p>0.29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02]+1;5))" office:value-type="float" office:value="4" calcext:value-type="float">
            <text:p>4</text:p>
          </table:table-cell>
          <table:table-cell office:value-type="float" office:value="0.2762" calcext:value-type="float">
            <text:p>0.276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03]+1;5))" office:value-type="float" office:value="1" calcext:value-type="float">
            <text:p>1</text:p>
          </table:table-cell>
          <table:table-cell office:value-type="float" office:value="0.3064" calcext:value-type="float">
            <text:p>0.306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04]+1;5))" office:value-type="float" office:value="2" calcext:value-type="float">
            <text:p>2</text:p>
          </table:table-cell>
          <table:table-cell office:value-type="float" office:value="0.3079" calcext:value-type="float">
            <text:p>0.307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05]+1;5))" office:value-type="float" office:value="3" calcext:value-type="float">
            <text:p>3</text:p>
          </table:table-cell>
          <table:table-cell office:value-type="float" office:value="0.2916" calcext:value-type="float">
            <text:p>0.291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06]+1;5))" office:value-type="float" office:value="4" calcext:value-type="float">
            <text:p>4</text:p>
          </table:table-cell>
          <table:table-cell office:value-type="float" office:value="0.28" calcext:value-type="float">
            <text:p>0.2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07]+1;5))" office:value-type="float" office:value="1" calcext:value-type="float">
            <text:p>1</text:p>
          </table:table-cell>
          <table:table-cell office:value-type="float" office:value="0.311" calcext:value-type="float">
            <text:p>0.31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08]+1;5))" office:value-type="float" office:value="2" calcext:value-type="float">
            <text:p>2</text:p>
          </table:table-cell>
          <table:table-cell office:value-type="float" office:value="0.2994" calcext:value-type="float">
            <text:p>0.299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09]+1;5))" office:value-type="float" office:value="3" calcext:value-type="float">
            <text:p>3</text:p>
          </table:table-cell>
          <table:table-cell office:value-type="float" office:value="0.2916" calcext:value-type="float">
            <text:p>0.291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10]+1;5))" office:value-type="float" office:value="4" calcext:value-type="float">
            <text:p>4</text:p>
          </table:table-cell>
          <table:table-cell office:value-type="float" office:value="0.2747" calcext:value-type="float">
            <text:p>0.274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11]+1;5))" office:value-type="float" office:value="1" calcext:value-type="float">
            <text:p>1</text:p>
          </table:table-cell>
          <table:table-cell office:value-type="float" office:value="0.3083" calcext:value-type="float">
            <text:p>0.308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12]+1;5))" office:value-type="float" office:value="2" calcext:value-type="float">
            <text:p>2</text:p>
          </table:table-cell>
          <table:table-cell office:value-type="float" office:value="0.3027" calcext:value-type="float">
            <text:p>0.302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13]+1;5))" office:value-type="float" office:value="3" calcext:value-type="float">
            <text:p>3</text:p>
          </table:table-cell>
          <table:table-cell office:value-type="float" office:value="0.2919" calcext:value-type="float">
            <text:p>0.291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14]+1;5))" office:value-type="float" office:value="4" calcext:value-type="float">
            <text:p>4</text:p>
          </table:table-cell>
          <table:table-cell office:value-type="float" office:value="0.277" calcext:value-type="float">
            <text:p>0.27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15]+1;5))" office:value-type="float" office:value="1" calcext:value-type="float">
            <text:p>1</text:p>
          </table:table-cell>
          <table:table-cell office:value-type="float" office:value="0.2963" calcext:value-type="float">
            <text:p>0.296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16]+1;5))" office:value-type="float" office:value="2" calcext:value-type="float">
            <text:p>2</text:p>
          </table:table-cell>
          <table:table-cell office:value-type="float" office:value="0.295" calcext:value-type="float">
            <text:p>0.29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17]+1;5))" office:value-type="float" office:value="3" calcext:value-type="float">
            <text:p>3</text:p>
          </table:table-cell>
          <table:table-cell office:value-type="float" office:value="0.2849" calcext:value-type="float">
            <text:p>0.28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18]+1;5))" office:value-type="float" office:value="4" calcext:value-type="float">
            <text:p>4</text:p>
          </table:table-cell>
          <table:table-cell office:value-type="float" office:value="0.282" calcext:value-type="float">
            <text:p>0.28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19]+1;5))" office:value-type="float" office:value="1" calcext:value-type="float">
            <text:p>1</text:p>
          </table:table-cell>
          <table:table-cell office:value-type="float" office:value="0.309" calcext:value-type="float">
            <text:p>0.30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20]+1;5))" office:value-type="float" office:value="2" calcext:value-type="float">
            <text:p>2</text:p>
          </table:table-cell>
          <table:table-cell office:value-type="float" office:value="0.3087" calcext:value-type="float">
            <text:p>0.308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21]+1;5))" office:value-type="float" office:value="3" calcext:value-type="float">
            <text:p>3</text:p>
          </table:table-cell>
          <table:table-cell office:value-type="float" office:value="0.3013" calcext:value-type="float">
            <text:p>0.301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22]+1;5))" office:value-type="float" office:value="4" calcext:value-type="float">
            <text:p>4</text:p>
          </table:table-cell>
          <table:table-cell office:value-type="float" office:value="0.2845" calcext:value-type="float">
            <text:p>0.284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23]+1;5))" office:value-type="float" office:value="1" calcext:value-type="float">
            <text:p>1</text:p>
          </table:table-cell>
          <table:table-cell office:value-type="float" office:value="0.2973" calcext:value-type="float">
            <text:p>0.297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24]+1;5))" office:value-type="float" office:value="2" calcext:value-type="float">
            <text:p>2</text:p>
          </table:table-cell>
          <table:table-cell office:value-type="float" office:value="0.2888" calcext:value-type="float">
            <text:p>0.288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25]+1;5))" office:value-type="float" office:value="3" calcext:value-type="float">
            <text:p>3</text:p>
          </table:table-cell>
          <table:table-cell office:value-type="float" office:value="0.2942" calcext:value-type="float">
            <text:p>0.294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26]+1;5))" office:value-type="float" office:value="4" calcext:value-type="float">
            <text:p>4</text:p>
          </table:table-cell>
          <table:table-cell office:value-type="float" office:value="0.2648" calcext:value-type="float">
            <text:p>0.264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27]+1;5))" office:value-type="float" office:value="1" calcext:value-type="float">
            <text:p>1</text:p>
          </table:table-cell>
          <table:table-cell office:value-type="float" office:value="0.2935" calcext:value-type="float">
            <text:p>0.293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28]+1;5))" office:value-type="float" office:value="2" calcext:value-type="float">
            <text:p>2</text:p>
          </table:table-cell>
          <table:table-cell office:value-type="float" office:value="0.2931" calcext:value-type="float">
            <text:p>0.293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29]+1;5))"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30]+1;5))" office:value-type="float" office:value="4" calcext:value-type="float">
            <text:p>4</text:p>
          </table:table-cell>
          <table:table-cell office:value-type="float" office:value="0.2754" calcext:value-type="float">
            <text:p>0.275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31]+1;5))" office:value-type="float" office:value="1" calcext:value-type="float">
            <text:p>1</text:p>
          </table:table-cell>
          <table:table-cell office:value-type="float" office:value="0.2792" calcext:value-type="float">
            <text:p>0.279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32]+1;5))" office:value-type="float" office:value="2" calcext:value-type="float">
            <text:p>2</text:p>
          </table:table-cell>
          <table:table-cell office:value-type="float" office:value="0.2756" calcext:value-type="float">
            <text:p>0.275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33]+1;5))" office:value-type="float" office:value="3" calcext:value-type="float">
            <text:p>3</text:p>
          </table:table-cell>
          <table:table-cell office:value-type="float" office:value="0.2615" calcext:value-type="float">
            <text:p>0.261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34]+1;5))" office:value-type="float" office:value="4" calcext:value-type="float">
            <text:p>4</text:p>
          </table:table-cell>
          <table:table-cell office:value-type="float" office:value="0.2675" calcext:value-type="float">
            <text:p>0.267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35]+1;5))" office:value-type="float" office:value="1" calcext:value-type="float">
            <text:p>1</text:p>
          </table:table-cell>
          <table:table-cell office:value-type="float" office:value="0.2786" calcext:value-type="float">
            <text:p>0.278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36]+1;5))" office:value-type="float" office:value="2" calcext:value-type="float">
            <text:p>2</text:p>
          </table:table-cell>
          <table:table-cell office:value-type="float" office:value="0.2673" calcext:value-type="float">
            <text:p>0.267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37]+1;5))" office:value-type="float" office:value="3" calcext:value-type="float">
            <text:p>3</text:p>
          </table:table-cell>
          <table:table-cell office:value-type="float" office:value="0.2608" calcext:value-type="float">
            <text:p>0.260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38]+1;5))" office:value-type="float" office:value="4" calcext:value-type="float">
            <text:p>4</text:p>
          </table:table-cell>
          <table:table-cell office:value-type="float" office:value="0.2631" calcext:value-type="float">
            <text:p>0.263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39]+1;5))" office:value-type="float" office:value="1" calcext:value-type="float">
            <text:p>1</text:p>
          </table:table-cell>
          <table:table-cell office:value-type="float" office:value="0.2798" calcext:value-type="float">
            <text:p>0.279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40]+1;5))" office:value-type="float" office:value="2" calcext:value-type="float">
            <text:p>2</text:p>
          </table:table-cell>
          <table:table-cell office:value-type="float" office:value="0.2662" calcext:value-type="float">
            <text:p>0.266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41]+1;5))" office:value-type="float" office:value="3" calcext:value-type="float">
            <text:p>3</text:p>
          </table:table-cell>
          <table:table-cell office:value-type="float" office:value="0.2608" calcext:value-type="float">
            <text:p>0.260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42]+1;5))" office:value-type="float" office:value="4" calcext:value-type="float">
            <text:p>4</text:p>
          </table:table-cell>
          <table:table-cell office:value-type="float" office:value="0.2579" calcext:value-type="float">
            <text:p>0.257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43]+1;5))" office:value-type="float" office:value="1" calcext:value-type="float">
            <text:p>1</text:p>
          </table:table-cell>
          <table:table-cell office:value-type="float" office:value="0.2801" calcext:value-type="float">
            <text:p>0.28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44]+1;5))" office:value-type="float" office:value="2" calcext:value-type="float">
            <text:p>2</text:p>
          </table:table-cell>
          <table:table-cell office:value-type="float" office:value="0.2673" calcext:value-type="float">
            <text:p>0.267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45]+1;5))" office:value-type="float" office:value="3" calcext:value-type="float">
            <text:p>3</text:p>
          </table:table-cell>
          <table:table-cell office:value-type="float" office:value="0.261" calcext:value-type="float">
            <text:p>0.26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46]+1;5))" office:value-type="float" office:value="4" calcext:value-type="float">
            <text:p>4</text:p>
          </table:table-cell>
          <table:table-cell office:value-type="float" office:value="0.2605" calcext:value-type="float">
            <text:p>0.260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47]+1;5))" office:value-type="float" office:value="1" calcext:value-type="float">
            <text:p>1</text:p>
          </table:table-cell>
          <table:table-cell office:value-type="float" office:value="0.3902" calcext:value-type="float">
            <text:p>0.390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48]+1;5))" office:value-type="float" office:value="2" calcext:value-type="float">
            <text:p>2</text:p>
          </table:table-cell>
          <table:table-cell office:value-type="float" office:value="0.3757" calcext:value-type="float">
            <text:p>0.375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49]+1;5))" office:value-type="float" office:value="3" calcext:value-type="float">
            <text:p>3</text:p>
          </table:table-cell>
          <table:table-cell office:value-type="float" office:value="0.3781" calcext:value-type="float">
            <text:p>0.378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50]+1;5))" office:value-type="float" office:value="4" calcext:value-type="float">
            <text:p>4</text:p>
          </table:table-cell>
          <table:table-cell office:value-type="float" office:value="0.3405" calcext:value-type="float">
            <text:p>0.340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51]+1;5))" office:value-type="float" office:value="1" calcext:value-type="float">
            <text:p>1</text:p>
          </table:table-cell>
          <table:table-cell office:value-type="float" office:value="0.3917" calcext:value-type="float">
            <text:p>0.391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52]+1;5))" office:value-type="float" office:value="2" calcext:value-type="float">
            <text:p>2</text:p>
          </table:table-cell>
          <table:table-cell office:value-type="float" office:value="0.3703" calcext:value-type="float">
            <text:p>0.370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53]+1;5))" office:value-type="float" office:value="3" calcext:value-type="float">
            <text:p>3</text:p>
          </table:table-cell>
          <table:table-cell office:value-type="float" office:value="0.3733" calcext:value-type="float">
            <text:p>0.37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54]+1;5))" office:value-type="float" office:value="4" calcext:value-type="float">
            <text:p>4</text:p>
          </table:table-cell>
          <table:table-cell office:value-type="float" office:value="0.3466" calcext:value-type="float">
            <text:p>0.346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55]+1;5))" office:value-type="float" office:value="1" calcext:value-type="float">
            <text:p>1</text:p>
          </table:table-cell>
          <table:table-cell office:value-type="float" office:value="0.4433" calcext:value-type="float">
            <text:p>0.44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56]+1;5))" office:value-type="float" office:value="2" calcext:value-type="float">
            <text:p>2</text:p>
          </table:table-cell>
          <table:table-cell office:value-type="float" office:value="0.4087" calcext:value-type="float">
            <text:p>0.408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57]+1;5))" office:value-type="float" office:value="3" calcext:value-type="float">
            <text:p>3</text:p>
          </table:table-cell>
          <table:table-cell office:value-type="float" office:value="0.4291" calcext:value-type="float">
            <text:p>0.429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58]+1;5))" office:value-type="float" office:value="4" calcext:value-type="float">
            <text:p>4</text:p>
          </table:table-cell>
          <table:table-cell office:value-type="float" office:value="0.4026" calcext:value-type="float">
            <text:p>0.402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59]+1;5))" office:value-type="float" office:value="1" calcext:value-type="float">
            <text:p>1</text:p>
          </table:table-cell>
          <table:table-cell office:value-type="float" office:value="0.3881" calcext:value-type="float">
            <text:p>0.388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60]+1;5))" office:value-type="float" office:value="2" calcext:value-type="float">
            <text:p>2</text:p>
          </table:table-cell>
          <table:table-cell office:value-type="float" office:value="0.3572" calcext:value-type="float">
            <text:p>0.357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61]+1;5))" office:value-type="float" office:value="3" calcext:value-type="float">
            <text:p>3</text:p>
          </table:table-cell>
          <table:table-cell office:value-type="float" office:value="0.3667" calcext:value-type="float">
            <text:p>0.366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62]+1;5))" office:value-type="float" office:value="4" calcext:value-type="float">
            <text:p>4</text:p>
          </table:table-cell>
          <table:table-cell office:value-type="float" office:value="0.3487" calcext:value-type="float">
            <text:p>0.348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63]+1;5))" office:value-type="float" office:value="1" calcext:value-type="float">
            <text:p>1</text:p>
          </table:table-cell>
          <table:table-cell office:value-type="float" office:value="0.244" calcext:value-type="float">
            <text:p>0.24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64]+1;5))"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65]+1;5))" office:value-type="float" office:value="3" calcext:value-type="float">
            <text:p>3</text:p>
          </table:table-cell>
          <table:table-cell office:value-type="float" office:value="0.2424" calcext:value-type="float">
            <text:p>0.242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66]+1;5))" office:value-type="float" office:value="4" calcext:value-type="float">
            <text:p>4</text:p>
          </table:table-cell>
          <table:table-cell office:value-type="float" office:value="0.2359" calcext:value-type="float">
            <text:p>0.235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67]+1;5))" office:value-type="float" office:value="1" calcext:value-type="float">
            <text:p>1</text:p>
          </table:table-cell>
          <table:table-cell office:value-type="float" office:value="0.2548" calcext:value-type="float">
            <text:p>0.254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68]+1;5))" office:value-type="float" office:value="2" calcext:value-type="float">
            <text:p>2</text:p>
          </table:table-cell>
          <table:table-cell office:value-type="float" office:value="0.2658" calcext:value-type="float">
            <text:p>0.265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69]+1;5))" office:value-type="float" office:value="3" calcext:value-type="float">
            <text:p>3</text:p>
          </table:table-cell>
          <table:table-cell office:value-type="float" office:value="0.2601" calcext:value-type="float">
            <text:p>0.26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70]+1;5))" office:value-type="float" office:value="4" calcext:value-type="float">
            <text:p>4</text:p>
          </table:table-cell>
          <table:table-cell office:value-type="float" office:value="0.2428" calcext:value-type="float">
            <text:p>0.242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71]+1;5))" office:value-type="float" office:value="1" calcext:value-type="float">
            <text:p>1</text:p>
          </table:table-cell>
          <table:table-cell office:value-type="float" office:value="0.2585" calcext:value-type="float">
            <text:p>0.258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72]+1;5))" office:value-type="float" office:value="2" calcext:value-type="float">
            <text:p>2</text:p>
          </table:table-cell>
          <table:table-cell office:value-type="float" office:value="0.2638" calcext:value-type="float">
            <text:p>0.263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73]+1;5))" office:value-type="float" office:value="3" calcext:value-type="float">
            <text:p>3</text:p>
          </table:table-cell>
          <table:table-cell office:value-type="float" office:value="0.2397" calcext:value-type="float">
            <text:p>0.239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74]+1;5))" office:value-type="float" office:value="4" calcext:value-type="float">
            <text:p>4</text:p>
          </table:table-cell>
          <table:table-cell office:value-type="float" office:value="0.26" calcext:value-type="float">
            <text:p>0.2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75]+1;5))" office:value-type="float" office:value="1" calcext:value-type="float">
            <text:p>1</text:p>
          </table:table-cell>
          <table:table-cell office:value-type="float" office:value="0.2756" calcext:value-type="float">
            <text:p>0.275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76]+1;5))" office:value-type="float" office:value="2" calcext:value-type="float">
            <text:p>2</text:p>
          </table:table-cell>
          <table:table-cell office:value-type="float" office:value="0.278" calcext:value-type="float">
            <text:p>0.27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77]+1;5))" office:value-type="float" office:value="3" calcext:value-type="float">
            <text:p>3</text:p>
          </table:table-cell>
          <table:table-cell office:value-type="float" office:value="0.2759" calcext:value-type="float">
            <text:p>0.275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78]+1;5))" office:value-type="float" office:value="4" calcext:value-type="float">
            <text:p>4</text:p>
          </table:table-cell>
          <table:table-cell office:value-type="float" office:value="0.2565" calcext:value-type="float">
            <text:p>0.256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79]+1;5))" office:value-type="float" office:value="1" calcext:value-type="float">
            <text:p>1</text:p>
          </table:table-cell>
          <table:table-cell office:value-type="float" office:value="0.2635" calcext:value-type="float">
            <text:p>0.263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80]+1;5))" office:value-type="float" office:value="2" calcext:value-type="float">
            <text:p>2</text:p>
          </table:table-cell>
          <table:table-cell office:value-type="float" office:value="0.2698" calcext:value-type="float">
            <text:p>0.269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81]+1;5))" office:value-type="float" office:value="3" calcext:value-type="float">
            <text:p>3</text:p>
          </table:table-cell>
          <table:table-cell office:value-type="float" office:value="0.2674" calcext:value-type="float">
            <text:p>0.267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82]+1;5))" office:value-type="float" office:value="4" calcext:value-type="float">
            <text:p>4</text:p>
          </table:table-cell>
          <table:table-cell office:value-type="float" office:value="0.2644" calcext:value-type="float">
            <text:p>0.264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83]+1;5))" office:value-type="float" office:value="1" calcext:value-type="float">
            <text:p>1</text:p>
          </table:table-cell>
          <table:table-cell office:value-type="float" office:value="0.244" calcext:value-type="float">
            <text:p>0.24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84]+1;5))" office:value-type="float" office:value="2" calcext:value-type="float">
            <text:p>2</text:p>
          </table:table-cell>
          <table:table-cell office:value-type="float" office:value="0.256" calcext:value-type="float">
            <text:p>0.25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85]+1;5))" office:value-type="float" office:value="3" calcext:value-type="float">
            <text:p>3</text:p>
          </table:table-cell>
          <table:table-cell office:value-type="float" office:value="0.2424" calcext:value-type="float">
            <text:p>0.242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MAX(1;MOD([.C186]+1;5))" office:value-type="float" office:value="4" calcext:value-type="float">
            <text:p>4</text:p>
          </table:table-cell>
          <table:table-cell office:value-type="float" office:value="0.2359" calcext:value-type="float">
            <text:p>0.235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21:40:16.697943263</meta:creation-date>
    <dc:date>2016-12-10T13:19:46.648939754</dc:date>
    <meta:editing-duration>P5DT13H57M52S</meta:editing-duration>
    <meta:editing-cycles>6</meta:editing-cycles>
    <meta:generator>LibreOffice/5.1.4.2$Linux_X86_64 LibreOffice_project/10m0$Build-2</meta:generator>
    <meta:document-statistic meta:table-count="2" meta:cell-count="14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912cm" svg:height="17.992cm" xlink:href=".." xlink:type="simple" chart:class="chart:line" chart:style-name="ch1">
        <chart:legend chart:legend-position="end" svg:x="44.06cm" svg:y="7.95cm" style:legend-expansion="high" chart:style-name="ch2"/>
        <chart:plot-area chart:style-name="ch3" table:cell-range-address="Sheet1.C5:Sheet1.C50 Sheet1.F5:Sheet1.F50 Sheet1.I5:Sheet1.I50 Sheet1.L5:Sheet1.L50" svg:x="0.938cm" svg:y="0.359cm" svg:width="42.184cm" svg:height="17.274cm">
          <chartooo:coordinate-region svg:x="1.85cm" svg:y="0.558cm" svg:width="41.085cm" svg:height="16.4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50" chart:class="chart:line">
            <chart:data-point chart:repeated="46"/>
          </chart:series>
          <chart:series chart:style-name="ch7" chart:values-cell-range-address="Sheet1.F5:Sheet1.F50" chart:class="chart:line">
            <chart:data-point chart:repeated="46"/>
          </chart:series>
          <chart:series chart:style-name="ch8" chart:values-cell-range-address="Sheet1.I5:Sheet1.I50" chart:class="chart:line">
            <chart:data-point chart:repeated="46"/>
          </chart:series>
          <chart:series chart:style-name="ch9" chart:values-cell-range-address="Sheet1.L5:Sheet1.L50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33">
                <text:p>0.4433</text:p>
                <draw:g>
                  <svg:desc>Sheet1.C5:Sheet1.C50</svg:desc>
                </draw:g>
              </table:table-cell>
              <table:table-cell office:value-type="float" office:value="0.4433">
                <text:p>0.4433</text:p>
                <draw:g>
                  <svg:desc>Sheet1.F5:Sheet1.F50</svg:desc>
                </draw:g>
              </table:table-cell>
              <table:table-cell office:value-type="float" office:value="0.4433">
                <text:p>0.4433</text:p>
                <draw:g>
                  <svg:desc>Sheet1.I5:Sheet1.I50</svg:desc>
                </draw:g>
              </table:table-cell>
              <table:table-cell office:value-type="float" office:value="0.4433">
                <text:p>0.4433</text:p>
                <draw:g>
                  <svg:desc>Sheet1.L5:Sheet1.L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11">
                <text:p>0.4611</text:p>
              </table:table-cell>
              <table:table-cell office:value-type="float" office:value="0.4586">
                <text:p>0.4586</text:p>
              </table:table-cell>
              <table:table-cell office:value-type="float" office:value="0.4588">
                <text:p>0.4588</text:p>
              </table:table-cell>
              <table:table-cell office:value-type="float" office:value="0.4595">
                <text:p>0.4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4611">
                <text:p>0.4611</text:p>
              </table:table-cell>
              <table:table-cell office:value-type="float" office:value="0.464">
                <text:p>0.464</text:p>
              </table:table-cell>
              <table:table-cell office:value-type="float" office:value="0.4645">
                <text:p>0.4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53">
                <text:p>0.4653</text:p>
              </table:table-cell>
              <table:table-cell office:value-type="float" office:value="0.4621">
                <text:p>0.4621</text:p>
              </table:table-cell>
              <table:table-cell office:value-type="float" office:value="0.4679">
                <text:p>0.4679</text:p>
              </table:table-cell>
              <table:table-cell office:value-type="float" office:value="0.4685">
                <text:p>0.4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8">
                <text:p>0.468</text:p>
              </table:table-cell>
              <table:table-cell office:value-type="float" office:value="0.4624">
                <text:p>0.4624</text:p>
              </table:table-cell>
              <table:table-cell office:value-type="float" office:value="0.4693">
                <text:p>0.4693</text:p>
              </table:table-cell>
              <table:table-cell office:value-type="float" office:value="0.4691">
                <text:p>0.4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83">
                <text:p>0.4683</text:p>
              </table:table-cell>
              <table:table-cell office:value-type="float" office:value="0.4634">
                <text:p>0.4634</text:p>
              </table:table-cell>
              <table:table-cell office:value-type="float" office:value="0.4698">
                <text:p>0.4698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91">
                <text:p>0.4691</text:p>
              </table:table-cell>
              <table:table-cell office:value-type="float" office:value="0.4632">
                <text:p>0.4632</text:p>
              </table:table-cell>
              <table:table-cell office:value-type="float" office:value="0.4711">
                <text:p>0.4711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91">
                <text:p>0.4691</text:p>
              </table:table-cell>
              <table:table-cell office:value-type="float" office:value="0.4633">
                <text:p>0.4633</text:p>
              </table:table-cell>
              <table:table-cell office:value-type="float" office:value="0.471">
                <text:p>0.471</text:p>
              </table:table-cell>
              <table:table-cell office:value-type="float" office:value="0.4701">
                <text:p>0.4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91">
                <text:p>0.4691</text:p>
              </table:table-cell>
              <table:table-cell office:value-type="float" office:value="0.4634">
                <text:p>0.4634</text:p>
              </table:table-cell>
              <table:table-cell office:value-type="float" office:value="0.4722">
                <text:p>0.4722</text:p>
              </table:table-cell>
              <table:table-cell office:value-type="float" office:value="0.4699">
                <text:p>0.4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91">
                <text:p>0.4691</text:p>
              </table:table-cell>
              <table:table-cell office:value-type="float" office:value="0.4633">
                <text:p>0.4633</text:p>
              </table:table-cell>
              <table:table-cell office:value-type="float" office:value="0.4725">
                <text:p>0.4725</text:p>
              </table:table-cell>
              <table:table-cell office:value-type="float" office:value="0.4672">
                <text:p>0.4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87">
                <text:p>0.4687</text:p>
              </table:table-cell>
              <table:table-cell office:value-type="float" office:value="0.4631">
                <text:p>0.4631</text:p>
              </table:table-cell>
              <table:table-cell office:value-type="float" office:value="0.4717">
                <text:p>0.4717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87">
                <text:p>0.4687</text:p>
              </table:table-cell>
              <table:table-cell office:value-type="float" office:value="0.4631">
                <text:p>0.4631</text:p>
              </table:table-cell>
              <table:table-cell office:value-type="float" office:value="0.4717">
                <text:p>0.4717</text:p>
              </table:table-cell>
              <table:table-cell office:value-type="float" office:value="0.4682">
                <text:p>0.4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87">
                <text:p>0.4687</text:p>
              </table:table-cell>
              <table:table-cell office:value-type="float" office:value="0.4626">
                <text:p>0.4626</text:p>
              </table:table-cell>
              <table:table-cell office:value-type="float" office:value="0.4717">
                <text:p>0.4717</text:p>
              </table:table-cell>
              <table:table-cell office:value-type="float" office:value="0.4683">
                <text:p>0.46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687">
                <text:p>0.4687</text:p>
              </table:table-cell>
              <table:table-cell office:value-type="float" office:value="0.465">
                <text:p>0.465</text:p>
              </table:table-cell>
              <table:table-cell office:value-type="float" office:value="0.4705">
                <text:p>0.4705</text:p>
              </table:table-cell>
              <table:table-cell office:value-type="float" office:value="0.4693">
                <text:p>0.4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685">
                <text:p>0.4685</text:p>
              </table:table-cell>
              <table:table-cell office:value-type="float" office:value="0.465">
                <text:p>0.465</text:p>
              </table:table-cell>
              <table:table-cell office:value-type="float" office:value="0.4698">
                <text:p>0.4698</text:p>
              </table:table-cell>
              <table:table-cell office:value-type="float" office:value="0.4718">
                <text:p>0.4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77">
                <text:p>0.4677</text:p>
              </table:table-cell>
              <table:table-cell office:value-type="float" office:value="0.465">
                <text:p>0.465</text:p>
              </table:table-cell>
              <table:table-cell office:value-type="float" office:value="0.4696">
                <text:p>0.4696</text:p>
              </table:table-cell>
              <table:table-cell office:value-type="float" office:value="0.4718">
                <text:p>0.4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77">
                <text:p>0.4677</text:p>
              </table:table-cell>
              <table:table-cell office:value-type="float" office:value="0.4641">
                <text:p>0.4641</text:p>
              </table:table-cell>
              <table:table-cell office:value-type="float" office:value="0.4679">
                <text:p>0.4679</text:p>
              </table:table-cell>
              <table:table-cell office:value-type="float" office:value="0.4716">
                <text:p>0.4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7">
                <text:p>0.467</text:p>
              </table:table-cell>
              <table:table-cell office:value-type="float" office:value="0.4634">
                <text:p>0.4634</text:p>
              </table:table-cell>
              <table:table-cell office:value-type="float" office:value="0.4681">
                <text:p>0.4681</text:p>
              </table:table-cell>
              <table:table-cell office:value-type="float" office:value="0.4718">
                <text:p>0.4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64">
                <text:p>0.4664</text:p>
              </table:table-cell>
              <table:table-cell office:value-type="float" office:value="0.4616">
                <text:p>0.4616</text:p>
              </table:table-cell>
              <table:table-cell office:value-type="float" office:value="0.4674">
                <text:p>0.4674</text:p>
              </table:table-cell>
              <table:table-cell office:value-type="float" office:value="0.4722">
                <text:p>0.47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64">
                <text:p>0.4664</text:p>
              </table:table-cell>
              <table:table-cell office:value-type="float" office:value="0.4615">
                <text:p>0.4615</text:p>
              </table:table-cell>
              <table:table-cell office:value-type="float" office:value="0.467">
                <text:p>0.467</text:p>
              </table:table-cell>
              <table:table-cell office:value-type="float" office:value="0.4722">
                <text:p>0.4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652">
                <text:p>0.4652</text:p>
              </table:table-cell>
              <table:table-cell office:value-type="float" office:value="0.4621">
                <text:p>0.4621</text:p>
              </table:table-cell>
              <table:table-cell office:value-type="float" office:value="0.4672">
                <text:p>0.4672</text:p>
              </table:table-cell>
              <table:table-cell office:value-type="float" office:value="0.4722">
                <text:p>0.4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644">
                <text:p>0.4644</text:p>
              </table:table-cell>
              <table:table-cell office:value-type="float" office:value="0.4619">
                <text:p>0.4619</text:p>
              </table:table-cell>
              <table:table-cell office:value-type="float" office:value="0.4685">
                <text:p>0.4685</text:p>
              </table:table-cell>
              <table:table-cell office:value-type="float" office:value="0.4722">
                <text:p>0.4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62">
                <text:p>0.462</text:p>
              </table:table-cell>
              <table:table-cell office:value-type="float" office:value="0.4606">
                <text:p>0.4606</text:p>
              </table:table-cell>
              <table:table-cell office:value-type="float" office:value="0.4685">
                <text:p>0.4685</text:p>
              </table:table-cell>
              <table:table-cell office:value-type="float" office:value="0.4719">
                <text:p>0.4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11">
                <text:p>0.4611</text:p>
              </table:table-cell>
              <table:table-cell office:value-type="float" office:value="0.4599">
                <text:p>0.4599</text:p>
              </table:table-cell>
              <table:table-cell office:value-type="float" office:value="0.4685">
                <text:p>0.4685</text:p>
              </table:table-cell>
              <table:table-cell office:value-type="float" office:value="0.4729">
                <text:p>0.47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91">
                <text:p>0.4591</text:p>
              </table:table-cell>
              <table:table-cell office:value-type="float" office:value="0.4577">
                <text:p>0.4577</text:p>
              </table:table-cell>
              <table:table-cell office:value-type="float" office:value="0.4679">
                <text:p>0.4679</text:p>
              </table:table-cell>
              <table:table-cell office:value-type="float" office:value="0.4731">
                <text:p>0.47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99">
                <text:p>0.4599</text:p>
              </table:table-cell>
              <table:table-cell office:value-type="float" office:value="0.4579">
                <text:p>0.4579</text:p>
              </table:table-cell>
              <table:table-cell office:value-type="float" office:value="0.4666">
                <text:p>0.4666</text:p>
              </table:table-cell>
              <table:table-cell office:value-type="float" office:value="0.4731">
                <text:p>0.4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72">
                <text:p>0.4572</text:p>
              </table:table-cell>
              <table:table-cell office:value-type="float" office:value="0.4542">
                <text:p>0.4542</text:p>
              </table:table-cell>
              <table:table-cell office:value-type="float" office:value="0.4647">
                <text:p>0.4647</text:p>
              </table:table-cell>
              <table:table-cell office:value-type="float" office:value="0.4731">
                <text:p>0.47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596">
                <text:p>0.4596</text:p>
              </table:table-cell>
              <table:table-cell office:value-type="float" office:value="0.4563">
                <text:p>0.4563</text:p>
              </table:table-cell>
              <table:table-cell office:value-type="float" office:value="0.4651">
                <text:p>0.4651</text:p>
              </table:table-cell>
              <table:table-cell office:value-type="float" office:value="0.4727">
                <text:p>0.47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596">
                <text:p>0.4596</text:p>
              </table:table-cell>
              <table:table-cell office:value-type="float" office:value="0.4549">
                <text:p>0.4549</text:p>
              </table:table-cell>
              <table:table-cell office:value-type="float" office:value="0.4642">
                <text:p>0.4642</text:p>
              </table:table-cell>
              <table:table-cell office:value-type="float" office:value="0.4707">
                <text:p>0.4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596">
                <text:p>0.4596</text:p>
              </table:table-cell>
              <table:table-cell office:value-type="float" office:value="0.453">
                <text:p>0.453</text:p>
              </table:table-cell>
              <table:table-cell office:value-type="float" office:value="0.4629">
                <text:p>0.4629</text:p>
              </table:table-cell>
              <table:table-cell office:value-type="float" office:value="0.4696">
                <text:p>0.4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596">
                <text:p>0.4596</text:p>
              </table:table-cell>
              <table:table-cell office:value-type="float" office:value="0.4531">
                <text:p>0.4531</text:p>
              </table:table-cell>
              <table:table-cell office:value-type="float" office:value="0.4628">
                <text:p>0.4628</text:p>
              </table:table-cell>
              <table:table-cell office:value-type="float" office:value="0.4691">
                <text:p>0.4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79">
                <text:p>0.4579</text:p>
              </table:table-cell>
              <table:table-cell office:value-type="float" office:value="0.4529">
                <text:p>0.4529</text:p>
              </table:table-cell>
              <table:table-cell office:value-type="float" office:value="0.4615">
                <text:p>0.4615</text:p>
              </table:table-cell>
              <table:table-cell office:value-type="float" office:value="0.4662">
                <text:p>0.4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65">
                <text:p>0.4565</text:p>
              </table:table-cell>
              <table:table-cell office:value-type="float" office:value="0.4523">
                <text:p>0.4523</text:p>
              </table:table-cell>
              <table:table-cell office:value-type="float" office:value="0.4603">
                <text:p>0.4603</text:p>
              </table:table-cell>
              <table:table-cell office:value-type="float" office:value="0.4658">
                <text:p>0.4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814cm" svg:height="22.399cm" xlink:href=".." xlink:type="simple" chart:class="chart:line" chart:style-name="ch1">
        <chart:legend chart:legend-position="end" svg:x="32.623cm" svg:y="10.153cm" style:legend-expansion="high" chart:style-name="ch2"/>
        <chart:plot-area chart:style-name="ch3" table:cell-range-address="Sheet2.J5:Sheet2.N51" chart:data-source-has-labels="both" svg:x="0.696cm" svg:y="0.447cm" svg:width="31.231cm" svg:height="21.505cm">
          <chartooo:coordinate-region svg:x="1.608cm" svg:y="0.646cm" svg:width="30.132cm" svg:height="20.659cm"/>
          <chart:axis chart:dimension="x" chart:name="primary-x" chart:style-name="ch4" chartooo:axis-type="auto">
            <chartooo:date-scale/>
            <chart:categories table:cell-range-address="Sheet2.J6:Sheet2.J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K6:Sheet2.K51" chart:label-cell-address="Sheet2.K5:Sheet2.K5" chart:class="chart:line">
            <chart:data-point chart:repeated="46"/>
          </chart:series>
          <chart:series chart:style-name="ch7" chart:values-cell-range-address="Sheet2.L6:Sheet2.L51" chart:label-cell-address="Sheet2.L5:Sheet2.L5" chart:class="chart:line">
            <chart:data-point chart:repeated="46"/>
          </chart:series>
          <chart:series chart:style-name="ch8" chart:values-cell-range-address="Sheet2.M6:Sheet2.M51" chart:label-cell-address="Sheet2.M5:Sheet2.M5" chart:class="chart:line">
            <chart:data-point chart:repeated="46"/>
          </chart:series>
          <chart:series chart:style-name="ch9" chart:values-cell-range-address="Sheet2.N6:Sheet2.N51" chart:label-cell-address="Sheet2.N5:Sheet2.N5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ld1</text:p>
                <draw:g>
                  <svg:desc>Sheet2.K5:Sheet2.K5</svg:desc>
                </draw:g>
              </table:table-cell>
              <table:table-cell office:value-type="string">
                <text:p>Fold2</text:p>
                <draw:g>
                  <svg:desc>Sheet2.L5:Sheet2.L5</svg:desc>
                </draw:g>
              </table:table-cell>
              <table:table-cell office:value-type="string">
                <text:p>Fold3</text:p>
                <draw:g>
                  <svg:desc>Sheet2.M5:Sheet2.M5</svg:desc>
                </draw:g>
              </table:table-cell>
              <table:table-cell office:value-type="string">
                <text:p>Fold4</text:p>
                <draw:g>
                  <svg:desc>Sheet2.N5:Sheet2.N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J6:Sheet2.J51</svg:desc>
                </draw:g>
              </table:table-cell>
              <table:table-cell office:value-type="float" office:value="0.3179">
                <text:p>0.3179</text:p>
                <draw:g>
                  <svg:desc>Sheet2.K6:Sheet2.K51</svg:desc>
                </draw:g>
              </table:table-cell>
              <table:table-cell office:value-type="float" office:value="0.3043">
                <text:p>0.3043</text:p>
                <draw:g>
                  <svg:desc>Sheet2.L6:Sheet2.L51</svg:desc>
                </draw:g>
              </table:table-cell>
              <table:table-cell office:value-type="float" office:value="0.3109">
                <text:p>0.3109</text:p>
                <draw:g>
                  <svg:desc>Sheet2.M6:Sheet2.M51</svg:desc>
                </draw:g>
              </table:table-cell>
              <table:table-cell office:value-type="float" office:value="0.3045">
                <text:p>0.3045</text:p>
                <draw:g>
                  <svg:desc>Sheet2.N6:Sheet2.N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5">
                <text:p>0.295</text:p>
              </table:table-cell>
              <table:table-cell office:value-type="float" office:value="0.3017">
                <text:p>0.3017</text:p>
              </table:table-cell>
              <table:table-cell office:value-type="float" office:value="0.2822">
                <text:p>0.2822</text:p>
              </table:table-cell>
              <table:table-cell office:value-type="float" office:value="0.2663">
                <text:p>0.26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964">
                <text:p>0.2964</text:p>
              </table:table-cell>
              <table:table-cell office:value-type="float" office:value="0.2905">
                <text:p>0.2905</text:p>
              </table:table-cell>
              <table:table-cell office:value-type="float" office:value="0.2719">
                <text:p>0.2719</text:p>
              </table:table-cell>
              <table:table-cell office:value-type="float" office:value="0.2774">
                <text:p>0.27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62">
                <text:p>0.2762</text:p>
              </table:table-cell>
              <table:table-cell office:value-type="float" office:value="0.2718">
                <text:p>0.2718</text:p>
              </table:table-cell>
              <table:table-cell office:value-type="float" office:value="0.2549">
                <text:p>0.2549</text:p>
              </table:table-cell>
              <table:table-cell office:value-type="float" office:value="0.2695">
                <text:p>0.26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86">
                <text:p>0.3186</text:p>
              </table:table-cell>
              <table:table-cell office:value-type="float" office:value="0.3124">
                <text:p>0.3124</text:p>
              </table:table-cell>
              <table:table-cell office:value-type="float" office:value="0.3131">
                <text:p>0.3131</text:p>
              </table:table-cell>
              <table:table-cell office:value-type="float" office:value="0.2998">
                <text:p>0.29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4">
                <text:p>0.244</text:p>
              </table:table-cell>
              <table:table-cell office:value-type="float" office:value="0.256">
                <text:p>0.256</text:p>
              </table:table-cell>
              <table:table-cell office:value-type="float" office:value="0.2424">
                <text:p>0.2424</text:p>
              </table:table-cell>
              <table:table-cell office:value-type="float" office:value="0.2359">
                <text:p>0.23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  <table:table-cell office:value-type="float" office:value="0.256">
                <text:p>0.256</text:p>
              </table:table-cell>
              <table:table-cell office:value-type="float" office:value="0.2424">
                <text:p>0.2424</text:p>
              </table:table-cell>
              <table:table-cell office:value-type="float" office:value="0.2359">
                <text:p>0.23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44">
                <text:p>0.244</text:p>
              </table:table-cell>
              <table:table-cell office:value-type="float" office:value="0.256">
                <text:p>0.256</text:p>
              </table:table-cell>
              <table:table-cell office:value-type="float" office:value="0.2424">
                <text:p>0.2424</text:p>
              </table:table-cell>
              <table:table-cell office:value-type="float" office:value="0.2359">
                <text:p>0.23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44">
                <text:p>0.244</text:p>
              </table:table-cell>
              <table:table-cell office:value-type="float" office:value="0.256">
                <text:p>0.256</text:p>
              </table:table-cell>
              <table:table-cell office:value-type="float" office:value="0.2424">
                <text:p>0.2424</text:p>
              </table:table-cell>
              <table:table-cell office:value-type="float" office:value="0.2359">
                <text:p>0.23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4">
                <text:p>0.244</text:p>
              </table:table-cell>
              <table:table-cell office:value-type="float" office:value="0.256">
                <text:p>0.256</text:p>
              </table:table-cell>
              <table:table-cell office:value-type="float" office:value="0.2424">
                <text:p>0.2424</text:p>
              </table:table-cell>
              <table:table-cell office:value-type="float" office:value="0.2359">
                <text:p>0.23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235">
                <text:p>0.3235</text:p>
              </table:table-cell>
              <table:table-cell office:value-type="float" office:value="0.3144">
                <text:p>0.3144</text:p>
              </table:table-cell>
              <table:table-cell office:value-type="float" office:value="0.2991">
                <text:p>0.2991</text:p>
              </table:table-cell>
              <table:table-cell office:value-type="float" office:value="0.3044">
                <text:p>0.30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005">
                <text:p>0.3005</text:p>
              </table:table-cell>
              <table:table-cell office:value-type="float" office:value="0.301">
                <text:p>0.301</text:p>
              </table:table-cell>
              <table:table-cell office:value-type="float" office:value="0.2872">
                <text:p>0.287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54">
                <text:p>0.3054</text:p>
              </table:table-cell>
              <table:table-cell office:value-type="float" office:value="0.2916">
                <text:p>0.2916</text:p>
              </table:table-cell>
              <table:table-cell office:value-type="float" office:value="0.274">
                <text:p>0.274</text:p>
              </table:table-cell>
              <table:table-cell office:value-type="float" office:value="0.2756">
                <text:p>0.27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829">
                <text:p>0.2829</text:p>
              </table:table-cell>
              <table:table-cell office:value-type="float" office:value="0.2775">
                <text:p>0.2775</text:p>
              </table:table-cell>
              <table:table-cell office:value-type="float" office:value="0.2579">
                <text:p>0.2579</text:p>
              </table:table-cell>
              <table:table-cell office:value-type="float" office:value="0.2659">
                <text:p>0.26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253">
                <text:p>0.3253</text:p>
              </table:table-cell>
              <table:table-cell office:value-type="float" office:value="0.3089">
                <text:p>0.3089</text:p>
              </table:table-cell>
              <table:table-cell office:value-type="float" office:value="0.2998">
                <text:p>0.2998</text:p>
              </table:table-cell>
              <table:table-cell office:value-type="float" office:value="0.3069">
                <text:p>0.30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11">
                <text:p>0.3011</text:p>
              </table:table-cell>
              <table:table-cell office:value-type="float" office:value="0.2886">
                <text:p>0.2886</text:p>
              </table:table-cell>
              <table:table-cell office:value-type="float" office:value="0.2738">
                <text:p>0.2738</text:p>
              </table:table-cell>
              <table:table-cell office:value-type="float" office:value="0.2889">
                <text:p>0.28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761">
                <text:p>0.2761</text:p>
              </table:table-cell>
              <table:table-cell office:value-type="float" office:value="0.2933">
                <text:p>0.2933</text:p>
              </table:table-cell>
              <table:table-cell office:value-type="float" office:value="0.2706">
                <text:p>0.2706</text:p>
              </table:table-cell>
              <table:table-cell office:value-type="float" office:value="0.2597">
                <text:p>0.259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76">
                <text:p>0.2476</text:p>
              </table:table-cell>
              <table:table-cell office:value-type="float" office:value="0.2611">
                <text:p>0.2611</text:p>
              </table:table-cell>
              <table:table-cell office:value-type="float" office:value="0.2445">
                <text:p>0.2445</text:p>
              </table:table-cell>
              <table:table-cell office:value-type="float" office:value="0.2543">
                <text:p>0.25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51">
                <text:p>0.2651</text:p>
              </table:table-cell>
              <table:table-cell office:value-type="float" office:value="0.2725">
                <text:p>0.2725</text:p>
              </table:table-cell>
              <table:table-cell office:value-type="float" office:value="0.2675">
                <text:p>0.2675</text:p>
              </table:table-cell>
              <table:table-cell office:value-type="float" office:value="0.2589">
                <text:p>0.25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09">
                <text:p>0.3009</text:p>
              </table:table-cell>
              <table:table-cell office:value-type="float" office:value="0.2883">
                <text:p>0.2883</text:p>
              </table:table-cell>
              <table:table-cell office:value-type="float" office:value="0.2728">
                <text:p>0.2728</text:p>
              </table:table-cell>
              <table:table-cell office:value-type="float" office:value="0.2883">
                <text:p>0.288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892">
                <text:p>0.3892</text:p>
              </table:table-cell>
              <table:table-cell office:value-type="float" office:value="0.3742">
                <text:p>0.3742</text:p>
              </table:table-cell>
              <table:table-cell office:value-type="float" office:value="0.3762">
                <text:p>0.3762</text:p>
              </table:table-cell>
              <table:table-cell office:value-type="float" office:value="0.3391">
                <text:p>0.339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828">
                <text:p>0.3828</text:p>
              </table:table-cell>
              <table:table-cell office:value-type="float" office:value="0.3589">
                <text:p>0.3589</text:p>
              </table:table-cell>
              <table:table-cell office:value-type="float" office:value="0.3775">
                <text:p>0.3775</text:p>
              </table:table-cell>
              <table:table-cell office:value-type="float" office:value="0.3413">
                <text:p>0.34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427">
                <text:p>0.4427</text:p>
              </table:table-cell>
              <table:table-cell office:value-type="float" office:value="0.4034">
                <text:p>0.4034</text:p>
              </table:table-cell>
              <table:table-cell office:value-type="float" office:value="0.4252">
                <text:p>0.4252</text:p>
              </table:table-cell>
              <table:table-cell office:value-type="float" office:value="0.3995">
                <text:p>0.39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684">
                <text:p>0.3684</text:p>
              </table:table-cell>
              <table:table-cell office:value-type="float" office:value="0.3519">
                <text:p>0.3519</text:p>
              </table:table-cell>
              <table:table-cell office:value-type="float" office:value="0.3648">
                <text:p>0.3648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062">
                <text:p>0.3062</text:p>
              </table:table-cell>
              <table:table-cell office:value-type="float" office:value="0.2942">
                <text:p>0.2942</text:p>
              </table:table-cell>
              <table:table-cell office:value-type="float" office:value="0.299">
                <text:p>0.299</text:p>
              </table:table-cell>
              <table:table-cell office:value-type="float" office:value="0.2762">
                <text:p>0.27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064">
                <text:p>0.3064</text:p>
              </table:table-cell>
              <table:table-cell office:value-type="float" office:value="0.3079">
                <text:p>0.3079</text:p>
              </table:table-cell>
              <table:table-cell office:value-type="float" office:value="0.2916">
                <text:p>0.291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11">
                <text:p>0.311</text:p>
              </table:table-cell>
              <table:table-cell office:value-type="float" office:value="0.2994">
                <text:p>0.2994</text:p>
              </table:table-cell>
              <table:table-cell office:value-type="float" office:value="0.2916">
                <text:p>0.2916</text:p>
              </table:table-cell>
              <table:table-cell office:value-type="float" office:value="0.2747">
                <text:p>0.274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083">
                <text:p>0.3083</text:p>
              </table:table-cell>
              <table:table-cell office:value-type="float" office:value="0.3027">
                <text:p>0.3027</text:p>
              </table:table-cell>
              <table:table-cell office:value-type="float" office:value="0.2919">
                <text:p>0.2919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963">
                <text:p>0.2963</text:p>
              </table:table-cell>
              <table:table-cell office:value-type="float" office:value="0.295">
                <text:p>0.295</text:p>
              </table:table-cell>
              <table:table-cell office:value-type="float" office:value="0.2849">
                <text:p>0.2849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09">
                <text:p>0.309</text:p>
              </table:table-cell>
              <table:table-cell office:value-type="float" office:value="0.3087">
                <text:p>0.3087</text:p>
              </table:table-cell>
              <table:table-cell office:value-type="float" office:value="0.3013">
                <text:p>0.3013</text:p>
              </table:table-cell>
              <table:table-cell office:value-type="float" office:value="0.2845">
                <text:p>0.284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973">
                <text:p>0.2973</text:p>
              </table:table-cell>
              <table:table-cell office:value-type="float" office:value="0.2888">
                <text:p>0.2888</text:p>
              </table:table-cell>
              <table:table-cell office:value-type="float" office:value="0.2942">
                <text:p>0.2942</text:p>
              </table:table-cell>
              <table:table-cell office:value-type="float" office:value="0.2648">
                <text:p>0.26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935">
                <text:p>0.2935</text:p>
              </table:table-cell>
              <table:table-cell office:value-type="float" office:value="0.2931">
                <text:p>0.2931</text:p>
              </table:table-cell>
              <table:table-cell office:value-type="float" office:value="0.29">
                <text:p>0.29</text:p>
              </table:table-cell>
              <table:table-cell office:value-type="float" office:value="0.2754">
                <text:p>0.275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792">
                <text:p>0.2792</text:p>
              </table:table-cell>
              <table:table-cell office:value-type="float" office:value="0.2756">
                <text:p>0.2756</text:p>
              </table:table-cell>
              <table:table-cell office:value-type="float" office:value="0.2615">
                <text:p>0.2615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786">
                <text:p>0.2786</text:p>
              </table:table-cell>
              <table:table-cell office:value-type="float" office:value="0.2673">
                <text:p>0.2673</text:p>
              </table:table-cell>
              <table:table-cell office:value-type="float" office:value="0.2608">
                <text:p>0.2608</text:p>
              </table:table-cell>
              <table:table-cell office:value-type="float" office:value="0.2631">
                <text:p>0.26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798">
                <text:p>0.2798</text:p>
              </table:table-cell>
              <table:table-cell office:value-type="float" office:value="0.2662">
                <text:p>0.2662</text:p>
              </table:table-cell>
              <table:table-cell office:value-type="float" office:value="0.2608">
                <text:p>0.2608</text:p>
              </table:table-cell>
              <table:table-cell office:value-type="float" office:value="0.2579">
                <text:p>0.257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801">
                <text:p>0.2801</text:p>
              </table:table-cell>
              <table:table-cell office:value-type="float" office:value="0.2673">
                <text:p>0.2673</text:p>
              </table:table-cell>
              <table:table-cell office:value-type="float" office:value="0.261">
                <text:p>0.261</text:p>
              </table:table-cell>
              <table:table-cell office:value-type="float" office:value="0.2605">
                <text:p>0.260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902">
                <text:p>0.3902</text:p>
              </table:table-cell>
              <table:table-cell office:value-type="float" office:value="0.3757">
                <text:p>0.3757</text:p>
              </table:table-cell>
              <table:table-cell office:value-type="float" office:value="0.3781">
                <text:p>0.3781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917">
                <text:p>0.3917</text:p>
              </table:table-cell>
              <table:table-cell office:value-type="float" office:value="0.3703">
                <text:p>0.3703</text:p>
              </table:table-cell>
              <table:table-cell office:value-type="float" office:value="0.3733">
                <text:p>0.3733</text:p>
              </table:table-cell>
              <table:table-cell office:value-type="float" office:value="0.3466">
                <text:p>0.346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433">
                <text:p>0.4433</text:p>
              </table:table-cell>
              <table:table-cell office:value-type="float" office:value="0.4087">
                <text:p>0.4087</text:p>
              </table:table-cell>
              <table:table-cell office:value-type="float" office:value="0.4291">
                <text:p>0.4291</text:p>
              </table:table-cell>
              <table:table-cell office:value-type="float" office:value="0.4026">
                <text:p>0.40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881">
                <text:p>0.3881</text:p>
              </table:table-cell>
              <table:table-cell office:value-type="float" office:value="0.3572">
                <text:p>0.3572</text:p>
              </table:table-cell>
              <table:table-cell office:value-type="float" office:value="0.3667">
                <text:p>0.3667</text:p>
              </table:table-cell>
              <table:table-cell office:value-type="float" office:value="0.3487">
                <text:p>0.348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44">
                <text:p>0.244</text:p>
              </table:table-cell>
              <table:table-cell office:value-type="float" office:value="0.256">
                <text:p>0.256</text:p>
              </table:table-cell>
              <table:table-cell office:value-type="float" office:value="0.2424">
                <text:p>0.2424</text:p>
              </table:table-cell>
              <table:table-cell office:value-type="float" office:value="0.2359">
                <text:p>0.235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548">
                <text:p>0.2548</text:p>
              </table:table-cell>
              <table:table-cell office:value-type="float" office:value="0.2658">
                <text:p>0.2658</text:p>
              </table:table-cell>
              <table:table-cell office:value-type="float" office:value="0.2601">
                <text:p>0.2601</text:p>
              </table:table-cell>
              <table:table-cell office:value-type="float" office:value="0.2428">
                <text:p>0.242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585">
                <text:p>0.2585</text:p>
              </table:table-cell>
              <table:table-cell office:value-type="float" office:value="0.2638">
                <text:p>0.2638</text:p>
              </table:table-cell>
              <table:table-cell office:value-type="float" office:value="0.2397">
                <text:p>0.239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756">
                <text:p>0.2756</text:p>
              </table:table-cell>
              <table:table-cell office:value-type="float" office:value="0.278">
                <text:p>0.278</text:p>
              </table:table-cell>
              <table:table-cell office:value-type="float" office:value="0.2759">
                <text:p>0.2759</text:p>
              </table:table-cell>
              <table:table-cell office:value-type="float" office:value="0.2565">
                <text:p>0.256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635">
                <text:p>0.2635</text:p>
              </table:table-cell>
              <table:table-cell office:value-type="float" office:value="0.2698">
                <text:p>0.2698</text:p>
              </table:table-cell>
              <table:table-cell office:value-type="float" office:value="0.2674">
                <text:p>0.2674</text:p>
              </table:table-cell>
              <table:table-cell office:value-type="float" office:value="0.2644">
                <text:p>0.26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44">
                <text:p>0.244</text:p>
              </table:table-cell>
              <table:table-cell office:value-type="float" office:value="0.256">
                <text:p>0.256</text:p>
              </table:table-cell>
              <table:table-cell office:value-type="float" office:value="0.2424">
                <text:p>0.2424</text:p>
              </table:table-cell>
              <table:table-cell office:value-type="float" office:value="0.2359">
                <text:p>0.23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